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paragraph-properties fo:text-align="start" style:justify-single-word="false"/>
      <style:text-properties officeooo:paragraph-rsid="000575c5"/>
    </style:style>
    <style:style style:name="P29" style:family="paragraph" style:parent-style-name="Standard">
      <style:paragraph-properties fo:text-align="start" style:justify-single-word="false"/>
      <style:text-properties officeooo:paragraph-rsid="000a80ec"/>
    </style:style>
    <style:style style:name="P30" style:family="paragraph" style:parent-style-name="Standard">
      <style:paragraph-properties fo:text-align="start" style:justify-single-word="false"/>
      <style:text-properties officeooo:paragraph-rsid="001f2cdd"/>
    </style:style>
    <style:style style:name="P31" style:family="paragraph" style:parent-style-name="Standard">
      <style:paragraph-properties fo:text-align="start" style:justify-single-word="false"/>
      <style:text-properties officeooo:paragraph-rsid="0021de1d"/>
    </style:style>
    <style:style style:name="P32" style:family="paragraph" style:parent-style-name="Standard">
      <style:paragraph-properties fo:text-align="start" style:justify-single-word="false"/>
      <style:text-properties officeooo:paragraph-rsid="002801ef"/>
    </style:style>
    <style:style style:name="P33" style:family="paragraph" style:parent-style-name="Standard">
      <style:paragraph-properties fo:text-align="start" style:justify-single-word="false"/>
      <style:text-properties officeooo:paragraph-rsid="0013eed1"/>
    </style:style>
    <style:style style:name="P34" style:family="paragraph" style:parent-style-name="Standard">
      <style:paragraph-properties fo:text-align="start" style:justify-single-word="false"/>
      <style:text-properties officeooo:paragraph-rsid="003d134b"/>
    </style:style>
    <style:style style:name="P35" style:family="paragraph" style:parent-style-name="Standard">
      <style:paragraph-properties fo:text-align="start" style:justify-single-word="false"/>
      <style:text-properties officeooo:paragraph-rsid="003e54bc"/>
    </style:style>
    <style:style style:name="P36" style:family="paragraph" style:parent-style-name="Standard">
      <style:paragraph-properties fo:text-align="start" style:justify-single-word="false"/>
      <style:text-properties officeooo:paragraph-rsid="003ef5b4"/>
    </style:style>
    <style:style style:name="P37" style:family="paragraph" style:parent-style-name="Standard">
      <style:paragraph-properties fo:text-align="start" style:justify-single-word="false"/>
      <style:text-properties officeooo:paragraph-rsid="0040bed7"/>
    </style:style>
    <style:style style:name="P38" style:family="paragraph" style:parent-style-name="Standard">
      <style:paragraph-properties fo:text-align="start" style:justify-single-word="false"/>
      <style:text-properties officeooo:paragraph-rsid="0042598d"/>
    </style:style>
    <style:style style:name="P39" style:family="paragraph" style:parent-style-name="Standard">
      <style:paragraph-properties fo:text-align="start" style:justify-single-word="false"/>
      <style:text-properties officeooo:paragraph-rsid="00443e11"/>
    </style:style>
    <style:style style:name="P40" style:family="paragraph" style:parent-style-name="Standard">
      <style:paragraph-properties fo:text-align="start" style:justify-single-word="false"/>
      <style:text-properties officeooo:paragraph-rsid="00456e4d"/>
    </style:style>
    <style:style style:name="P41" style:family="paragraph" style:parent-style-name="Standard">
      <style:paragraph-properties fo:text-align="start" style:justify-single-word="false"/>
      <style:text-properties officeooo:paragraph-rsid="00479a2b"/>
    </style:style>
    <style:style style:name="P42" style:family="paragraph" style:parent-style-name="Standard">
      <style:paragraph-properties fo:text-align="start" style:justify-single-word="false"/>
      <style:text-properties officeooo:paragraph-rsid="00484542"/>
    </style:style>
    <style:style style:name="P43" style:family="paragraph" style:parent-style-name="Standard">
      <style:paragraph-properties fo:text-align="start" style:justify-single-word="false"/>
      <style:text-properties officeooo:paragraph-rsid="00493e57"/>
    </style:style>
    <style:style style:name="P44" style:family="paragraph" style:parent-style-name="Standard">
      <style:paragraph-properties fo:text-align="start" style:justify-single-word="false"/>
      <style:text-properties officeooo:paragraph-rsid="004a26eb"/>
    </style:style>
    <style:style style:name="P45" style:family="paragraph" style:parent-style-name="Standard">
      <style:paragraph-properties fo:text-align="start" style:justify-single-word="false"/>
      <style:text-properties officeooo:paragraph-rsid="004b9af2"/>
    </style:style>
    <style:style style:name="P46" style:family="paragraph" style:parent-style-name="Standard">
      <style:paragraph-properties fo:text-align="start" style:justify-single-word="false"/>
      <style:text-properties officeooo:paragraph-rsid="0050442f"/>
    </style:style>
    <style:style style:name="P47" style:family="paragraph" style:parent-style-name="Standard">
      <style:paragraph-properties fo:text-align="start" style:justify-single-word="false"/>
      <style:text-properties officeooo:paragraph-rsid="00482d6c"/>
    </style:style>
    <style:style style:name="P48" style:family="paragraph" style:parent-style-name="Standard">
      <style:paragraph-properties fo:text-align="start" style:justify-single-word="false"/>
      <style:text-properties officeooo:paragraph-rsid="00516169"/>
    </style:style>
    <style:style style:name="P49" style:family="paragraph" style:parent-style-name="Standard">
      <style:paragraph-properties fo:text-align="start" style:justify-single-word="false"/>
      <style:text-properties officeooo:paragraph-rsid="00542cfa"/>
    </style:style>
    <style:style style:name="P50" style:family="paragraph" style:parent-style-name="Standard">
      <style:paragraph-properties fo:text-align="start" style:justify-single-word="false"/>
      <style:text-properties officeooo:paragraph-rsid="006b206e"/>
    </style:style>
    <style:style style:name="P51" style:family="paragraph" style:parent-style-name="Standard">
      <style:paragraph-properties fo:text-align="start" style:justify-single-word="false"/>
      <style:text-properties officeooo:paragraph-rsid="00e3d675"/>
    </style:style>
    <style:style style:name="P52"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53"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54"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55"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56"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57"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58" style:family="paragraph" style:parent-style-name="Standard">
      <style:text-properties fo:font-weight="normal" officeooo:rsid="00df23f3" officeooo:paragraph-rsid="00df23f3" style:font-weight-asian="normal" style:font-weight-complex="normal"/>
    </style:style>
    <style:style style:name="P59"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68"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74"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75"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76"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77"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78"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79"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80"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81"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82"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83"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84"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85"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91"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95"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01"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18"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19"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20"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21"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22"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23"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24"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25"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26"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27"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28"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29" style:family="paragraph" style:parent-style-name="Standard">
      <style:text-properties officeooo:paragraph-rsid="003d134b"/>
    </style:style>
    <style:style style:name="P130" style:family="paragraph" style:parent-style-name="Standard">
      <style:paragraph-properties fo:text-align="center" style:justify-single-word="false"/>
      <style:text-properties officeooo:paragraph-rsid="003d134b"/>
    </style:style>
    <style:style style:name="P131" style:family="paragraph" style:parent-style-name="Standard">
      <style:paragraph-properties fo:text-align="center" style:justify-single-word="false"/>
      <style:text-properties officeooo:paragraph-rsid="00595ecf"/>
    </style:style>
    <style:style style:name="P132" style:family="paragraph" style:parent-style-name="Standard">
      <style:paragraph-properties fo:text-align="center" style:justify-single-word="false"/>
      <style:text-properties officeooo:rsid="0050428f" officeooo:paragraph-rsid="0050428f"/>
    </style:style>
    <style:style style:name="P133" style:family="paragraph" style:parent-style-name="Standard">
      <style:text-properties officeooo:paragraph-rsid="00618955"/>
    </style:style>
    <style:style style:name="P134" style:family="paragraph" style:parent-style-name="Standard">
      <style:text-properties officeooo:paragraph-rsid="00640cbc"/>
    </style:style>
    <style:style style:name="P135"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36"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37"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38"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39"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40"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41"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42"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43"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44"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45" style:family="paragraph" style:parent-style-name="Standard">
      <style:text-properties officeooo:paragraph-rsid="00c14a93"/>
    </style:style>
    <style:style style:name="P146" style:family="paragraph" style:parent-style-name="Standard">
      <style:text-properties officeooo:paragraph-rsid="00c1ff5c"/>
    </style:style>
    <style:style style:name="P147" style:family="paragraph" style:parent-style-name="Standard">
      <style:text-properties officeooo:paragraph-rsid="00c4c667"/>
    </style:style>
    <style:style style:name="P148" style:family="paragraph" style:parent-style-name="Standard">
      <style:text-properties officeooo:paragraph-rsid="00c59193"/>
    </style:style>
    <style:style style:name="P149" style:family="paragraph" style:parent-style-name="Standard">
      <style:text-properties officeooo:paragraph-rsid="00c6e2ba"/>
    </style:style>
    <style:style style:name="P150" style:family="paragraph" style:parent-style-name="Standard">
      <style:text-properties officeooo:paragraph-rsid="00ca335f"/>
    </style:style>
    <style:style style:name="P151" style:family="paragraph" style:parent-style-name="Standard">
      <style:text-properties officeooo:paragraph-rsid="00d0a5ab"/>
    </style:style>
    <style:style style:name="P152" style:family="paragraph" style:parent-style-name="Standard">
      <style:text-properties officeooo:paragraph-rsid="00d2a460"/>
    </style:style>
    <style:style style:name="P153" style:family="paragraph" style:parent-style-name="Standard">
      <style:text-properties officeooo:paragraph-rsid="00d65217"/>
    </style:style>
    <style:style style:name="P154" style:family="paragraph" style:parent-style-name="Standard">
      <style:text-properties officeooo:paragraph-rsid="00d89e4b"/>
    </style:style>
    <style:style style:name="P155" style:family="paragraph" style:parent-style-name="Standard">
      <style:text-properties officeooo:paragraph-rsid="00da2b6f"/>
    </style:style>
    <style:style style:name="P156" style:family="paragraph" style:parent-style-name="Standard">
      <style:text-properties officeooo:paragraph-rsid="00dd863d"/>
    </style:style>
    <style:style style:name="P157" style:family="paragraph" style:parent-style-name="Standard">
      <style:text-properties officeooo:paragraph-rsid="00de8eb4"/>
    </style:style>
    <style:style style:name="P158" style:family="paragraph" style:parent-style-name="Standard">
      <style:text-properties officeooo:paragraph-rsid="00e196ce"/>
    </style:style>
    <style:style style:name="P159" style:family="paragraph" style:parent-style-name="Standard">
      <style:text-properties officeooo:paragraph-rsid="00e09b51"/>
    </style:style>
    <style:style style:name="P160" style:family="paragraph" style:parent-style-name="Standard">
      <style:text-properties officeooo:paragraph-rsid="00e3d675"/>
    </style:style>
    <style:style style:name="P161" style:family="paragraph" style:parent-style-name="Standard">
      <style:text-properties officeooo:paragraph-rsid="00e58085"/>
    </style:style>
    <style:style style:name="P162" style:family="paragraph" style:parent-style-name="Standard">
      <style:text-properties officeooo:paragraph-rsid="00e5d6ae"/>
    </style:style>
    <style:style style:name="P163" style:family="paragraph" style:parent-style-name="Standard">
      <style:text-properties officeooo:paragraph-rsid="00e8f98d"/>
    </style:style>
    <style:style style:name="P164" style:family="paragraph" style:parent-style-name="Standard">
      <style:text-properties officeooo:paragraph-rsid="00ea8c49"/>
    </style:style>
    <style:style style:name="P165" style:family="paragraph" style:parent-style-name="Standard">
      <style:text-properties officeooo:paragraph-rsid="00ebf829"/>
    </style:style>
    <style:style style:name="P166" style:family="paragraph" style:parent-style-name="Standard">
      <style:text-properties officeooo:paragraph-rsid="00f0f2eb"/>
    </style:style>
    <style:style style:name="P167" style:family="paragraph" style:parent-style-name="Preformatted_20_Text">
      <style:text-properties officeooo:paragraph-rsid="00640cbc"/>
    </style:style>
    <style:style style:name="P168" style:family="paragraph" style:parent-style-name="Preformatted_20_Text">
      <style:text-properties officeooo:paragraph-rsid="006540c0"/>
    </style:style>
    <style:style style:name="P169" style:family="paragraph" style:parent-style-name="Preformatted_20_Text">
      <style:text-properties officeooo:paragraph-rsid="00662b6a"/>
    </style:style>
    <style:style style:name="P170" style:family="paragraph" style:parent-style-name="Preformatted_20_Text">
      <style:text-properties officeooo:paragraph-rsid="00669c22"/>
    </style:style>
    <style:style style:name="P171" style:family="paragraph" style:parent-style-name="Preformatted_20_Text">
      <style:text-properties officeooo:paragraph-rsid="0066cc68"/>
    </style:style>
    <style:style style:name="P172" style:family="paragraph" style:parent-style-name="Preformatted_20_Text">
      <style:text-properties officeooo:paragraph-rsid="006eda94"/>
    </style:style>
    <style:style style:name="P173" style:family="paragraph" style:parent-style-name="Preformatted_20_Text">
      <style:text-properties officeooo:paragraph-rsid="0074eda6"/>
    </style:style>
    <style:style style:name="P174" style:family="paragraph" style:parent-style-name="Preformatted_20_Text">
      <style:text-properties officeooo:paragraph-rsid="0075a762"/>
    </style:style>
    <style:style style:name="P175" style:family="paragraph" style:parent-style-name="Preformatted_20_Text">
      <style:text-properties officeooo:paragraph-rsid="0074a7c1"/>
    </style:style>
    <style:style style:name="P176" style:family="paragraph" style:parent-style-name="Preformatted_20_Text">
      <style:text-properties officeooo:paragraph-rsid="0078199a"/>
    </style:style>
    <style:style style:name="P177" style:family="paragraph" style:parent-style-name="Preformatted_20_Text">
      <style:text-properties officeooo:paragraph-rsid="00788a2c"/>
    </style:style>
    <style:style style:name="P178" style:family="paragraph" style:parent-style-name="Preformatted_20_Text">
      <style:text-properties officeooo:paragraph-rsid="007f5548"/>
    </style:style>
    <style:style style:name="P179" style:family="paragraph" style:parent-style-name="Preformatted_20_Text">
      <style:text-properties officeooo:paragraph-rsid="007fd6b6"/>
    </style:style>
    <style:style style:name="P180" style:family="paragraph" style:parent-style-name="Preformatted_20_Text">
      <style:text-properties officeooo:paragraph-rsid="008101b5"/>
    </style:style>
    <style:style style:name="P181" style:family="paragraph" style:parent-style-name="Preformatted_20_Text">
      <style:text-properties officeooo:paragraph-rsid="0081b551"/>
    </style:style>
    <style:style style:name="P182" style:family="paragraph" style:parent-style-name="Preformatted_20_Text">
      <style:text-properties officeooo:paragraph-rsid="0082a24e"/>
    </style:style>
    <style:style style:name="P183" style:family="paragraph" style:parent-style-name="Preformatted_20_Text">
      <style:text-properties officeooo:paragraph-rsid="00871dc3"/>
    </style:style>
    <style:style style:name="P184" style:family="paragraph" style:parent-style-name="Preformatted_20_Text">
      <style:text-properties officeooo:paragraph-rsid="007daaf0"/>
    </style:style>
    <style:style style:name="P185" style:family="paragraph" style:parent-style-name="Preformatted_20_Text">
      <style:text-properties officeooo:paragraph-rsid="0087c238"/>
    </style:style>
    <style:style style:name="P186"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87" style:family="paragraph" style:parent-style-name="Preformatted_20_Text">
      <style:text-properties officeooo:paragraph-rsid="00845ae3"/>
    </style:style>
    <style:style style:name="P188" style:family="paragraph" style:parent-style-name="Preformatted_20_Text">
      <style:text-properties officeooo:paragraph-rsid="00898dd7"/>
    </style:style>
    <style:style style:name="P189" style:family="paragraph" style:parent-style-name="Preformatted_20_Text">
      <style:text-properties officeooo:paragraph-rsid="008b81dc"/>
    </style:style>
    <style:style style:name="P190" style:family="paragraph" style:parent-style-name="Preformatted_20_Text">
      <style:text-properties officeooo:paragraph-rsid="008e987a"/>
    </style:style>
    <style:style style:name="P191" style:family="paragraph" style:parent-style-name="Preformatted_20_Text">
      <style:text-properties officeooo:paragraph-rsid="00904d46"/>
    </style:style>
    <style:style style:name="P192" style:family="paragraph" style:parent-style-name="Preformatted_20_Text">
      <style:text-properties officeooo:paragraph-rsid="00914c14"/>
    </style:style>
    <style:style style:name="P193" style:family="paragraph" style:parent-style-name="Preformatted_20_Text">
      <style:text-properties officeooo:paragraph-rsid="0091b329"/>
    </style:style>
    <style:style style:name="P194" style:family="paragraph" style:parent-style-name="Preformatted_20_Text">
      <style:text-properties officeooo:paragraph-rsid="0091bbe7"/>
    </style:style>
    <style:style style:name="P195" style:family="paragraph" style:parent-style-name="Preformatted_20_Text">
      <style:text-properties officeooo:paragraph-rsid="009262cf"/>
    </style:style>
    <style:style style:name="P196" style:family="paragraph" style:parent-style-name="Preformatted_20_Text">
      <style:text-properties officeooo:paragraph-rsid="0093d92e"/>
    </style:style>
    <style:style style:name="P197" style:family="paragraph" style:parent-style-name="Preformatted_20_Text">
      <style:text-properties officeooo:paragraph-rsid="00959eaa"/>
    </style:style>
    <style:style style:name="P198" style:family="paragraph" style:parent-style-name="Preformatted_20_Text">
      <style:text-properties officeooo:paragraph-rsid="00981c7a"/>
    </style:style>
    <style:style style:name="P199" style:family="paragraph" style:parent-style-name="Preformatted_20_Text">
      <style:paragraph-properties fo:text-align="start" style:justify-single-word="false"/>
      <style:text-properties officeooo:paragraph-rsid="00981c7a"/>
    </style:style>
    <style:style style:name="P200" style:family="paragraph" style:parent-style-name="Preformatted_20_Text">
      <style:paragraph-properties fo:text-align="start" style:justify-single-word="false"/>
      <style:text-properties officeooo:paragraph-rsid="00c05f36"/>
    </style:style>
    <style:style style:name="P201" style:family="paragraph" style:parent-style-name="Preformatted_20_Text">
      <style:paragraph-properties fo:text-align="start" style:justify-single-word="false"/>
      <style:text-properties officeooo:paragraph-rsid="00e196ce"/>
    </style:style>
    <style:style style:name="P202" style:family="paragraph" style:parent-style-name="Preformatted_20_Text">
      <style:paragraph-properties fo:text-align="start" style:justify-single-word="false"/>
      <style:text-properties officeooo:paragraph-rsid="00edc626"/>
    </style:style>
    <style:style style:name="P203" style:family="paragraph" style:parent-style-name="Preformatted_20_Text">
      <style:paragraph-properties fo:text-align="center" style:justify-single-word="false"/>
      <style:text-properties officeooo:paragraph-rsid="0093d92e"/>
    </style:style>
    <style:style style:name="P204" style:family="paragraph" style:parent-style-name="Preformatted_20_Text">
      <style:text-properties officeooo:paragraph-rsid="0098f009"/>
    </style:style>
    <style:style style:name="P205" style:family="paragraph" style:parent-style-name="Preformatted_20_Text">
      <style:text-properties officeooo:paragraph-rsid="0098f1d4"/>
    </style:style>
    <style:style style:name="P206" style:family="paragraph" style:parent-style-name="Preformatted_20_Text">
      <style:text-properties officeooo:paragraph-rsid="009a8437"/>
    </style:style>
    <style:style style:name="P207" style:family="paragraph" style:parent-style-name="Preformatted_20_Text">
      <style:text-properties officeooo:paragraph-rsid="009d0413"/>
    </style:style>
    <style:style style:name="P208" style:family="paragraph" style:parent-style-name="Preformatted_20_Text">
      <style:text-properties officeooo:paragraph-rsid="009fcf90"/>
    </style:style>
    <style:style style:name="P209" style:family="paragraph" style:parent-style-name="Preformatted_20_Text">
      <style:text-properties officeooo:paragraph-rsid="00a06ced"/>
    </style:style>
    <style:style style:name="P210" style:family="paragraph" style:parent-style-name="Preformatted_20_Text">
      <style:text-properties officeooo:paragraph-rsid="00a632b5"/>
    </style:style>
    <style:style style:name="P211" style:family="paragraph" style:parent-style-name="Preformatted_20_Text">
      <style:text-properties officeooo:paragraph-rsid="00b00fd2"/>
    </style:style>
    <style:style style:name="P212" style:family="paragraph" style:parent-style-name="Preformatted_20_Text">
      <style:text-properties officeooo:paragraph-rsid="00b24a0e"/>
    </style:style>
    <style:style style:name="P213" style:family="paragraph" style:parent-style-name="Preformatted_20_Text">
      <style:text-properties officeooo:paragraph-rsid="00d6ea21"/>
    </style:style>
    <style:style style:name="P214" style:family="paragraph" style:parent-style-name="Preformatted_20_Text">
      <style:text-properties officeooo:paragraph-rsid="00da6c7d"/>
    </style:style>
    <style:style style:name="P215"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216" style:family="paragraph" style:parent-style-name="Standard">
      <style:paragraph-properties fo:text-align="start" style:justify-single-word="false"/>
      <style:text-properties officeooo:paragraph-rsid="00f272ca"/>
    </style:style>
    <style:style style:name="P217" style:family="paragraph" style:parent-style-name="Standard">
      <style:paragraph-properties fo:text-align="start" style:justify-single-word="false"/>
      <style:text-properties officeooo:paragraph-rsid="00f34deb"/>
    </style:style>
    <style:style style:name="P218" style:family="paragraph" style:parent-style-name="Standard">
      <style:paragraph-properties fo:text-align="start" style:justify-single-word="false"/>
      <style:text-properties officeooo:paragraph-rsid="00f4dcd4"/>
    </style:style>
    <style:style style:name="P219" style:family="paragraph" style:parent-style-name="Standard">
      <style:paragraph-properties fo:text-align="start" style:justify-single-word="false"/>
      <style:text-properties officeooo:paragraph-rsid="00fa4954"/>
    </style:style>
    <style:style style:name="P220" style:family="paragraph" style:parent-style-name="Standard">
      <style:text-properties style:font-name="Liberation Serif"/>
    </style:style>
    <style:style style:name="P221" style:family="paragraph" style:parent-style-name="Standard">
      <style:text-properties fo:font-weight="bold" officeooo:rsid="00f61b39" officeooo:paragraph-rsid="00f61b39" style:font-weight-asian="bold" style:font-weight-complex="bold"/>
    </style:style>
    <style:style style:name="P222" style:family="paragraph" style:parent-style-name="Standard">
      <style:text-properties officeooo:paragraph-rsid="00f61b39"/>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0575c5" style:font-weight-asian="bold" style:font-weight-complex="bold"/>
    </style:style>
    <style:style style:name="T11" style:family="text">
      <style:text-properties fo:font-weight="bold" officeooo:rsid="003d134b" style:font-weight-asian="bold" style:font-weight-complex="bold"/>
    </style:style>
    <style:style style:name="T12" style:family="text">
      <style:text-properties fo:font-weight="bold" officeooo:rsid="00b7c29d" style:font-weight-asian="bold" style:font-weight-complex="bold"/>
    </style:style>
    <style:style style:name="T13" style:family="text">
      <style:text-properties fo:font-weight="bold" officeooo:rsid="00bf8465" style:font-weight-asian="bold" style:font-weight-complex="bold"/>
    </style:style>
    <style:style style:name="T14" style:family="text">
      <style:text-properties fo:font-weight="bold" officeooo:rsid="00be74ef" style:font-weight-asian="bold" style:font-weight-complex="bold"/>
    </style:style>
    <style:style style:name="T15" style:family="text">
      <style:text-properties fo:font-weight="bold" officeooo:rsid="00bca12c"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0575c5" style:font-style-asian="italic" style:font-weight-asian="normal" style:font-style-complex="italic" style:font-weight-complex="normal"/>
    </style:style>
    <style:style style:name="T19" style:family="text">
      <style:text-properties fo:font-style="italic" fo:font-weight="normal" officeooo:rsid="00077ced" style:font-style-asian="italic" style:font-weight-asian="normal" style:font-style-complex="italic" style:font-weight-complex="normal"/>
    </style:style>
    <style:style style:name="T20" style:family="text">
      <style:text-properties fo:font-style="italic" fo:font-weight="normal" officeooo:rsid="000a80ec" style:font-style-asian="italic" style:font-weight-asian="normal" style:font-style-complex="italic" style:font-weight-complex="normal"/>
    </style:style>
    <style:style style:name="T21" style:family="text">
      <style:text-properties fo:font-style="italic" fo:font-weight="normal" officeooo:rsid="000b7a9a" style:font-style-asian="italic" style:font-weight-asian="normal" style:font-style-complex="italic" style:font-weight-complex="normal"/>
    </style:style>
    <style:style style:name="T22" style:family="text">
      <style:text-properties fo:font-style="italic" fo:font-weight="normal" officeooo:rsid="000ab36d" style:font-style-asian="italic" style:font-weight-asian="normal" style:font-style-complex="italic" style:font-weight-complex="normal"/>
    </style:style>
    <style:style style:name="T23" style:family="text">
      <style:text-properties fo:font-style="italic" fo:font-weight="normal" officeooo:rsid="0013eed1" style:font-style-asian="italic" style:font-weight-asian="normal" style:font-style-complex="italic" style:font-weight-complex="normal"/>
    </style:style>
    <style:style style:name="T24" style:family="text">
      <style:text-properties fo:font-style="italic" fo:font-weight="normal" officeooo:rsid="00147251" style:font-style-asian="italic" style:font-weight-asian="normal" style:font-style-complex="italic" style:font-weight-complex="normal"/>
    </style:style>
    <style:style style:name="T25" style:family="text">
      <style:text-properties fo:font-style="italic" fo:font-weight="normal" officeooo:rsid="0021de1d" style:font-style-asian="italic" style:font-weight-asian="normal" style:font-style-complex="italic" style:font-weight-complex="normal"/>
    </style:style>
    <style:style style:name="T26" style:family="text">
      <style:text-properties fo:font-style="italic" fo:font-weight="normal" officeooo:rsid="003805cc" style:font-style-asian="italic" style:font-weight-asian="normal" style:font-style-complex="italic" style:font-weight-complex="normal"/>
    </style:style>
    <style:style style:name="T27" style:family="text">
      <style:text-properties fo:font-style="italic" fo:font-weight="bold" officeooo:rsid="000ab36d" style:font-style-asian="italic" style:font-weight-asian="bold" style:font-style-complex="italic" style:font-weight-complex="bold"/>
    </style:style>
    <style:style style:name="T28" style:family="text">
      <style:text-properties fo:font-style="italic" fo:font-weight="bold" officeooo:rsid="0013eed1" style:font-style-asian="italic" style:font-weight-asian="bold" style:font-style-complex="italic" style:font-weight-complex="bold"/>
    </style:style>
    <style:style style:name="T29" style:family="text">
      <style:text-properties fo:font-style="normal" style:font-style-asian="normal" style:font-style-complex="normal"/>
    </style:style>
    <style:style style:name="T30" style:family="text">
      <style:text-properties fo:font-style="normal" officeooo:rsid="000575c5" style:font-style-asian="normal" style:font-style-complex="normal"/>
    </style:style>
    <style:style style:name="T31" style:family="text">
      <style:text-properties fo:font-style="normal" officeooo:rsid="00061f2e" style:font-style-asian="normal" style:font-style-complex="normal"/>
    </style:style>
    <style:style style:name="T32" style:family="text">
      <style:text-properties fo:font-style="normal" officeooo:rsid="00077ced" style:font-style-asian="normal" style:font-style-complex="normal"/>
    </style:style>
    <style:style style:name="T33" style:family="text">
      <style:text-properties fo:font-style="normal" officeooo:rsid="00be74ef"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0575c5" style:font-style-asian="normal" style:font-weight-asian="normal" style:font-style-complex="normal" style:font-weight-complex="normal"/>
    </style:style>
    <style:style style:name="T36" style:family="text">
      <style:text-properties fo:font-style="normal" fo:font-weight="normal" officeooo:rsid="00061f2e" style:font-style-asian="normal" style:font-weight-asian="normal" style:font-style-complex="normal" style:font-weight-complex="normal"/>
    </style:style>
    <style:style style:name="T37" style:family="text">
      <style:text-properties fo:font-style="normal" fo:font-weight="normal" officeooo:rsid="000a1566" style:font-style-asian="normal" style:font-weight-asian="normal" style:font-style-complex="normal" style:font-weight-complex="normal"/>
    </style:style>
    <style:style style:name="T38" style:family="text">
      <style:text-properties fo:font-style="normal" fo:font-weight="normal" officeooo:rsid="000a80ec" style:font-style-asian="normal" style:font-weight-asian="normal" style:font-style-complex="normal" style:font-weight-complex="normal"/>
    </style:style>
    <style:style style:name="T39" style:family="text">
      <style:text-properties fo:font-style="normal" fo:font-weight="normal" officeooo:rsid="00128250" style:font-style-asian="normal" style:font-weight-asian="normal" style:font-style-complex="normal" style:font-weight-complex="normal"/>
    </style:style>
    <style:style style:name="T40" style:family="text">
      <style:text-properties fo:font-style="normal" fo:font-weight="normal" officeooo:rsid="0021de1d" style:font-style-asian="normal" style:font-weight-asian="normal" style:font-style-complex="normal" style:font-weight-complex="normal"/>
    </style:style>
    <style:style style:name="T41" style:family="text">
      <style:text-properties fo:font-style="normal" fo:font-weight="normal" officeooo:rsid="002801ef"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0a80ec" style:font-style-asian="normal" style:font-weight-asian="bold" style:font-style-complex="normal" style:font-weight-complex="bold"/>
    </style:style>
    <style:style style:name="T44" style:family="text">
      <style:text-properties fo:font-style="normal" fo:font-weight="bold" officeooo:rsid="000a1566" style:font-style-asian="normal" style:font-weight-asian="bold" style:font-style-complex="normal" style:font-weight-complex="bold"/>
    </style:style>
    <style:style style:name="T45" style:family="text">
      <style:text-properties fo:font-style="normal" fo:font-weight="bold" officeooo:rsid="002801ef" style:font-style-asian="normal" style:font-weight-asian="bold" style:font-style-complex="normal" style:font-weight-complex="bold"/>
    </style:style>
    <style:style style:name="T4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49"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50"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51" style:family="text">
      <style:text-properties fo:font-size="12pt" fo:font-style="normal" style:font-size-asian="10.5pt" style:font-style-asian="normal" style:font-size-complex="12pt" style:font-style-complex="normal"/>
    </style:style>
    <style:style style:name="T52" style:family="text">
      <style:text-properties fo:color="#000000" style:font-name="Liberation Serif" fo:font-size="12pt" style:font-size-asian="12pt" style:font-size-complex="12pt"/>
    </style:style>
    <style:style style:name="T53" style:family="text">
      <style:text-properties fo:color="#000000" style:font-name="Liberation Serif" fo:font-size="12pt" fo:font-weight="bold" style:font-size-asian="12pt" style:font-weight-asian="bold" style:font-size-complex="12pt" style:font-weight-complex="bold"/>
    </style:style>
    <style:style style:name="T54" style:family="text">
      <style:text-properties fo:color="#000000" style:font-name="Liberation Serif" fo:font-size="12pt" fo:font-weight="bold" officeooo:rsid="002801ef" style:font-size-asian="12pt" style:font-weight-asian="bold" style:font-size-complex="12pt" style:font-weight-complex="bold"/>
    </style:style>
    <style:style style:name="T55" style:family="text">
      <style:text-properties fo:color="#000000" style:font-name="Liberation Serif" fo:font-size="12pt" fo:font-weight="normal" style:font-size-asian="12pt" style:font-weight-asian="normal" style:font-size-complex="12pt" style:font-weight-complex="normal"/>
    </style:style>
    <style:style style:name="T56"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57"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58"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59"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60"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61"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62"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63"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64"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78"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79"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80"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81"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82"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83"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84"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85"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86"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87"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88"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89"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90"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91"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98"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99"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00"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01"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02" style:family="text">
      <style:text-properties fo:color="#000000" style:font-name="Liberation Serif" fo:font-weight="bold" style:font-weight-asian="bold" style:font-weight-complex="bold"/>
    </style:style>
    <style:style style:name="T103" style:family="text">
      <style:text-properties fo:color="#000000" style:font-name="Liberation Serif" fo:font-weight="bold" officeooo:rsid="003d134b" style:font-weight-asian="bold" style:font-weight-complex="bold"/>
    </style:style>
    <style:style style:name="T104"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05" style:family="text">
      <style:text-properties officeooo:rsid="003b39da"/>
    </style:style>
    <style:style style:name="T106" style:family="text">
      <style:text-properties fo:font-size="18pt" fo:font-style="normal" fo:font-weight="bold" style:font-size-asian="15.75pt" style:font-style-asian="normal" style:font-weight-asian="bold" style:font-size-complex="18pt" style:font-style-complex="normal" style:font-weight-complex="bold"/>
    </style:style>
    <style:style style:name="T107"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08" style:family="text">
      <style:text-properties style:text-line-through-style="none" style:text-line-through-type="none" fo:font-weight="normal" style:font-weight-asian="normal" style:font-weight-complex="normal"/>
    </style:style>
    <style:style style:name="T109"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10"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11"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12"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13"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14"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15"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16"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17"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18"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19"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20"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21"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22"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23"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24"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25"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57"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158"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159"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160"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61"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62"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63"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64"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65"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66"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67"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168"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169"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170"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171"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172"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73"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74"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175"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176"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177"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178"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179"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180"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181"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182"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183"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184"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185"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30"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31"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32"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33"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34"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35"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236"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237"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238"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239"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24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41"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42"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43"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44"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45"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46"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47"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48"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249"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250"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251"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252"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53"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54"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55"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56"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57" style:family="text">
      <style:text-properties style:font-name="Liberation Serif" fo:font-size="12pt" fo:font-weight="bold" style:font-size-asian="12pt" style:font-weight-asian="bold" style:font-size-complex="12pt" style:font-weight-complex="bold"/>
    </style:style>
    <style:style style:name="T258" style:family="text">
      <style:text-properties style:font-name="Liberation Serif" fo:font-size="12pt" style:font-size-asian="12pt" style:font-size-complex="12pt"/>
    </style:style>
    <style:style style:name="T259" style:family="text">
      <style:text-properties style:font-name="Liberation Serif" fo:font-size="12pt" fo:font-weight="normal" officeooo:rsid="00e196ce" style:font-size-asian="12pt" style:font-weight-asian="normal" style:font-size-complex="12pt" style:font-weight-complex="normal"/>
    </style:style>
    <style:style style:name="T260"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61"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62"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63"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64"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65"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66"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67"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68"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269"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270" style:family="text">
      <style:text-properties style:font-name="Liberation Serif" fo:font-style="normal" fo:font-weight="normal" style:font-style-asian="normal" style:font-weight-asian="normal" style:font-style-complex="normal" style:font-weight-complex="normal"/>
    </style:style>
    <style:style style:name="T271" style:family="text">
      <style:text-properties style:font-name="Liberation Serif" fo:font-style="normal" fo:font-weight="normal" officeooo:rsid="00d0a5ab" style:font-style-asian="normal" style:font-weight-asian="normal" style:font-style-complex="normal" style:font-weight-complex="normal"/>
    </style:style>
    <style:style style:name="T272" style:family="text">
      <style:text-properties style:font-name="Liberation Serif" fo:font-style="normal" fo:font-weight="normal" officeooo:rsid="00d1e15b" style:font-style-asian="normal" style:font-weight-asian="normal" style:font-style-complex="normal" style:font-weight-complex="normal"/>
    </style:style>
    <style:style style:name="T273" style:family="text">
      <style:text-properties style:font-name="Liberation Serif" fo:font-style="normal" fo:font-weight="normal" officeooo:rsid="00d1e309" style:font-style-asian="normal" style:font-weight-asian="normal" style:font-style-complex="normal" style:font-weight-complex="normal"/>
    </style:style>
    <style:style style:name="T274" style:family="text">
      <style:text-properties style:font-name="Liberation Serif" fo:font-style="normal" fo:font-weight="normal" officeooo:rsid="00d2a460" style:font-style-asian="normal" style:font-weight-asian="normal" style:font-style-complex="normal" style:font-weight-complex="normal"/>
    </style:style>
    <style:style style:name="T275" style:family="text">
      <style:text-properties style:font-name="Liberation Serif" fo:font-style="normal" fo:font-weight="normal" officeooo:rsid="00d6376d" style:font-style-asian="normal" style:font-weight-asian="normal" style:font-style-complex="normal" style:font-weight-complex="normal"/>
    </style:style>
    <style:style style:name="T276" style:family="text">
      <style:text-properties style:font-name="Liberation Serif" fo:font-style="normal" fo:font-weight="normal" officeooo:rsid="00d65217" style:font-style-asian="normal" style:font-weight-asian="normal" style:font-style-complex="normal" style:font-weight-complex="normal"/>
    </style:style>
    <style:style style:name="T277" style:family="text">
      <style:text-properties style:font-name="Liberation Serif" fo:font-style="normal" fo:font-weight="normal" officeooo:rsid="00d89e4b" style:font-style-asian="normal" style:font-weight-asian="normal" style:font-style-complex="normal" style:font-weight-complex="normal"/>
    </style:style>
    <style:style style:name="T278" style:family="text">
      <style:text-properties style:font-name="Liberation Serif" fo:font-style="normal" fo:font-weight="normal" officeooo:rsid="00da2b6f" style:font-style-asian="normal" style:font-weight-asian="normal" style:font-style-complex="normal" style:font-weight-complex="normal"/>
    </style:style>
    <style:style style:name="T279" style:family="text">
      <style:text-properties style:font-name="Liberation Serif" fo:font-style="normal" fo:font-weight="normal" officeooo:rsid="00da68a8" style:font-style-asian="normal" style:font-weight-asian="normal" style:font-style-complex="normal" style:font-weight-complex="normal"/>
    </style:style>
    <style:style style:name="T280" style:family="text">
      <style:text-properties style:font-name="Liberation Serif" fo:font-style="normal" fo:font-weight="normal" officeooo:rsid="00dc97ef" style:font-style-asian="normal" style:font-weight-asian="normal" style:font-style-complex="normal" style:font-weight-complex="normal"/>
    </style:style>
    <style:style style:name="T281" style:family="text">
      <style:text-properties style:font-name="Liberation Serif" fo:font-style="normal" fo:font-weight="normal" officeooo:rsid="00dd863d" style:font-style-asian="normal" style:font-weight-asian="normal" style:font-style-complex="normal" style:font-weight-complex="normal"/>
    </style:style>
    <style:style style:name="T282" style:family="text">
      <style:text-properties style:font-name="Liberation Serif" fo:font-style="normal" fo:font-weight="normal" officeooo:rsid="00de8eb4" style:font-style-asian="normal" style:font-weight-asian="normal" style:font-style-complex="normal" style:font-weight-complex="normal"/>
    </style:style>
    <style:style style:name="T283" style:family="text">
      <style:text-properties style:font-name="Liberation Serif" fo:font-style="normal" fo:font-weight="normal" officeooo:rsid="00e09b51" style:font-style-asian="normal" style:font-weight-asian="normal" style:font-style-complex="normal" style:font-weight-complex="normal"/>
    </style:style>
    <style:style style:name="T284" style:family="text">
      <style:text-properties style:font-name="Liberation Serif" fo:font-style="normal" fo:font-weight="normal" officeooo:rsid="00e58085" style:font-style-asian="normal" style:font-weight-asian="normal" style:font-style-complex="normal" style:font-weight-complex="normal"/>
    </style:style>
    <style:style style:name="T285" style:family="text">
      <style:text-properties style:font-name="Liberation Serif" fo:font-style="normal" fo:font-weight="normal" officeooo:rsid="00e2e874" style:font-style-asian="normal" style:font-weight-asian="normal" style:font-style-complex="normal" style:font-weight-complex="normal"/>
    </style:style>
    <style:style style:name="T286" style:family="text">
      <style:text-properties style:font-name="Liberation Serif" fo:font-style="normal" fo:font-weight="normal" officeooo:rsid="00e3d675" style:font-style-asian="normal" style:font-weight-asian="normal" style:font-style-complex="normal" style:font-weight-complex="normal"/>
    </style:style>
    <style:style style:name="T287" style:family="text">
      <style:text-properties style:font-name="Liberation Serif" fo:font-style="normal" fo:font-weight="bold" style:font-style-asian="normal" style:font-weight-asian="bold" style:font-style-complex="normal" style:font-weight-complex="bold"/>
    </style:style>
    <style:style style:name="T288" style:family="text">
      <style:text-properties style:font-name="Liberation Serif" fo:font-style="normal" fo:font-weight="bold" officeooo:rsid="00d0a5ab" style:font-style-asian="normal" style:font-weight-asian="bold" style:font-style-complex="normal" style:font-weight-complex="bold"/>
    </style:style>
    <style:style style:name="T289" style:family="text">
      <style:text-properties style:font-name="Liberation Serif" fo:font-style="normal" fo:font-weight="bold" officeooo:rsid="00d1e15b" style:font-style-asian="normal" style:font-weight-asian="bold" style:font-style-complex="normal" style:font-weight-complex="bold"/>
    </style:style>
    <style:style style:name="T290" style:family="text">
      <style:text-properties style:font-name="Liberation Serif" fo:font-style="normal" fo:font-weight="bold" officeooo:rsid="00d1e309" style:font-style-asian="normal" style:font-weight-asian="bold" style:font-style-complex="normal" style:font-weight-complex="bold"/>
    </style:style>
    <style:style style:name="T291" style:family="text">
      <style:text-properties style:font-name="Liberation Serif" fo:font-style="normal" fo:font-weight="bold" officeooo:rsid="00d2a460" style:font-style-asian="normal" style:font-weight-asian="bold" style:font-style-complex="normal" style:font-weight-complex="bold"/>
    </style:style>
    <style:style style:name="T292" style:family="text">
      <style:text-properties style:font-name="Liberation Serif" fo:font-style="normal" fo:font-weight="bold" officeooo:rsid="00d55a79" style:font-style-asian="normal" style:font-weight-asian="bold" style:font-style-complex="normal" style:font-weight-complex="bold"/>
    </style:style>
    <style:style style:name="T293" style:family="text">
      <style:text-properties style:font-name="Liberation Serif" fo:font-style="normal" fo:font-weight="bold" officeooo:rsid="00d6376d" style:font-style-asian="normal" style:font-weight-asian="bold" style:font-style-complex="normal" style:font-weight-complex="bold"/>
    </style:style>
    <style:style style:name="T294" style:family="text">
      <style:text-properties style:font-name="Liberation Serif" fo:font-style="normal" fo:font-weight="bold" officeooo:rsid="00d65217" style:font-style-asian="normal" style:font-weight-asian="bold" style:font-style-complex="normal" style:font-weight-complex="bold"/>
    </style:style>
    <style:style style:name="T295" style:family="text">
      <style:text-properties style:font-name="Liberation Serif" fo:font-style="normal" fo:font-weight="bold" officeooo:rsid="00d89e4b" style:font-style-asian="normal" style:font-weight-asian="bold" style:font-style-complex="normal" style:font-weight-complex="bold"/>
    </style:style>
    <style:style style:name="T296" style:family="text">
      <style:text-properties style:font-name="Liberation Serif" fo:font-style="normal" fo:font-weight="bold" officeooo:rsid="00da2b6f" style:font-style-asian="normal" style:font-weight-asian="bold" style:font-style-complex="normal" style:font-weight-complex="bold"/>
    </style:style>
    <style:style style:name="T297" style:family="text">
      <style:text-properties style:font-name="Liberation Serif" fo:font-style="normal" fo:font-weight="bold" officeooo:rsid="00dc97ef" style:font-style-asian="normal" style:font-weight-asian="bold" style:font-style-complex="normal" style:font-weight-complex="bold"/>
    </style:style>
    <style:style style:name="T298" style:family="text">
      <style:text-properties style:font-name="Liberation Serif" fo:font-style="normal" fo:font-weight="bold" officeooo:rsid="00dd863d" style:font-style-asian="normal" style:font-weight-asian="bold" style:font-style-complex="normal" style:font-weight-complex="bold"/>
    </style:style>
    <style:style style:name="T299" style:family="text">
      <style:text-properties style:font-name="Liberation Serif" fo:font-style="normal" fo:font-weight="bold" officeooo:rsid="00de8eb4" style:font-style-asian="normal" style:font-weight-asian="bold" style:font-style-complex="normal" style:font-weight-complex="bold"/>
    </style:style>
    <style:style style:name="T300" style:family="text">
      <style:text-properties style:font-name="Liberation Serif" fo:font-style="normal" fo:font-weight="bold" officeooo:rsid="00e09b51" style:font-style-asian="normal" style:font-weight-asian="bold" style:font-style-complex="normal" style:font-weight-complex="bold"/>
    </style:style>
    <style:style style:name="T301" style:family="text">
      <style:text-properties style:font-name="Liberation Serif" fo:font-style="normal" fo:font-weight="bold" officeooo:rsid="00e58085" style:font-style-asian="normal" style:font-weight-asian="bold" style:font-style-complex="normal" style:font-weight-complex="bold"/>
    </style:style>
    <style:style style:name="T302" style:family="text">
      <style:text-properties style:font-name="Liberation Serif" fo:font-style="normal" fo:font-weight="bold" officeooo:rsid="00e3d675" style:font-style-asian="normal" style:font-weight-asian="bold" style:font-style-complex="normal" style:font-weight-complex="bold"/>
    </style:style>
    <style:style style:name="T303" style:family="text">
      <style:text-properties style:font-name="Liberation Serif" fo:font-style="normal" fo:font-weight="bold" officeooo:rsid="00ef1a66" style:font-style-asian="normal" style:font-weight-asian="bold" style:font-style-complex="normal" style:font-weight-complex="bold"/>
    </style:style>
    <style:style style:name="T304"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305" style:family="text">
      <style:text-properties style:font-name="Liberation Serif" fo:font-style="normal" style:font-style-asian="normal" style:font-style-complex="normal"/>
    </style:style>
    <style:style style:name="T306" style:family="text">
      <style:text-properties style:font-name="Liberation Serif" fo:font-style="normal" officeooo:rsid="00edc626" style:font-style-asian="normal" style:font-style-complex="normal"/>
    </style:style>
    <style:style style:name="T307" style:family="text">
      <style:text-properties style:font-name="Liberation Serif" fo:font-weight="bold" style:font-weight-asian="bold" style:font-weight-complex="bold"/>
    </style:style>
    <style:style style:name="T308" style:family="text">
      <style:text-properties style:font-name="Liberation Serif" fo:font-weight="bold" officeooo:rsid="00ba3b40" style:font-weight-asian="bold" style:font-weight-complex="bold"/>
    </style:style>
    <style:style style:name="T309" style:family="text">
      <style:text-properties style:font-name="Liberation Serif" fo:font-weight="bold" officeooo:rsid="00d25b65" style:font-weight-asian="bold" style:font-weight-complex="bold"/>
    </style:style>
    <style:style style:name="T310" style:family="text">
      <style:text-properties style:font-name="Liberation Serif" fo:font-weight="normal" officeooo:rsid="00ba3b40" style:font-weight-asian="normal" style:font-weight-complex="normal"/>
    </style:style>
    <style:style style:name="T311" style:family="text">
      <style:text-properties style:font-name="Liberation Serif" fo:font-weight="normal" officeooo:rsid="00d25b65" style:font-weight-asian="normal" style:font-weight-complex="normal"/>
    </style:style>
    <style:style style:name="T312"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313"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314" style:family="text">
      <style:text-properties officeooo:rsid="00b8ba37"/>
    </style:style>
    <style:style style:name="T315" style:family="text">
      <style:text-properties officeooo:rsid="00bca12c"/>
    </style:style>
    <style:style style:name="T316" style:family="text">
      <style:text-properties officeooo:rsid="00be74ef"/>
    </style:style>
    <style:style style:name="T317" style:family="text">
      <style:text-properties officeooo:rsid="00bf8465"/>
    </style:style>
    <style:style style:name="T318" style:family="text">
      <style:text-properties fo:color="#e699bd" style:font-name="SFMono-Regular" fo:font-size="10.5pt" fo:font-style="normal" fo:font-weight="bold" officeooo:rsid="00f61b39" style:font-style-asian="normal" style:font-weight-asian="bold" style:font-style-complex="normal" style:font-weight-complex="bold" loext:padding="0.049cm" loext:border="0.06pt solid #29313d"/>
    </style:style>
    <style:style style:name="T319" style:family="text">
      <style:text-properties fo:color="#e699bd" style:font-name="SFMono-Regular" fo:font-size="10.5pt" loext:padding="0.049cm" loext:border="0.06pt solid #29313d"/>
    </style:style>
    <style:style style:name="T320" style:family="text">
      <style:text-properties style:font-name="Liberation Serif"/>
    </style:style>
    <style:style style:name="T321" style:family="text">
      <style:text-properties style:font-name="Liberation Serif" fo:font-weight="bold" style:font-weight-asian="bold" style:font-weight-complex="bold"/>
    </style:style>
    <style:style style:name="T322" style:family="text">
      <style:text-properties style:font-name="Liberation Serif" fo:font-style="normal" fo:font-weight="bold" officeooo:rsid="00f61b39" style:font-style-asian="normal" style:font-weight-asian="bold" style:font-style-complex="normal"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Módulo 1</text:p>
      <text:p text:style-name="P125"/>
      <text:p text:style-name="P126">Bloco 1 – <text:span text:style-name="T105">Unix e Bash</text:span>:</text:p>
      <text:p text:style-name="P81"/>
      <text:p text:style-name="P81">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text:p>
      <text:p text:style-name="P1"/>
      <text:p text:style-name="P15">DIRETÓRIOS:</text:p>
      <text:p text:style-name="P3"/>
      <text:p text:style-name="P4">/ - <text:span text:style-name="T1">Root – Diretório Raiz.</text:span></text:p>
      <text:p text:style-name="P52"/>
      <text:p text:style-name="P52">BOOT – Inicialização.</text:p>
      <text:p text:style-name="P52"/>
      <text:p text:style-name="P52">BIN – Arquivos Binários.</text:p>
      <text:p text:style-name="P52"/>
      <text:p text:style-name="P52">DEV – Arquivos do dispositivo.</text:p>
      <text:p text:style-name="P52"/>
      <text:p text:style-name="P52">ETC – Scripts de Inicialização.</text:p>
      <text:p text:style-name="P52"/>
      <text:p text:style-name="P52">HOME – Diretórios Home para diferentes usuários.</text:p>
      <text:p text:style-name="P52"/>
      <text:p text:style-name="P52">PROC – Diretório Dinâmico especial que incluiu informações sobre o estado do sistema incluindo os processos atualmente executados.</text:p>
      <text:p text:style-name="P52"/>
      <text:p text:style-name="P52">ROOT – Diretório Home do usuário root.</text:p>
      <text:p text:style-name="P52"/>
      <text:p text:style-name="P52">SBIN – São os binários de sistema importantes.</text:p>
      <text:p text:style-name="P52"/>
      <text:p text:style-name="P52">TMP – Arquivos temporários.</text:p>
      <text:p text:style-name="P52"/>
      <text:p text:style-name="P52">USR – Arquivos e aplicativos que são acessados por todos os usuários.</text:p>
      <text:p text:style-name="P52"/>
      <text:p text:style-name="P52">VAR – Arquivos variáveis como Logs e Banco de Dados.</text:p>
      <text:p text:style-name="P52"/>
      <text:p text:style-name="P5">COMANDOS:</text:p>
      <text:p text:style-name="P5"/>
      <text:p text:style-name="P6">ls:<text:span text:style-name="T1"> Lista todos os arquivos e diretórios que existem dentro daquele diretório.</text:span></text:p>
      <text:p text:style-name="P53"/>
      <text:p text:style-name="P28"><text:span text:style-name="T10">ls -a: </text:span><text:span text:style-name="T2">Mostra os arquivos ocultos.</text:span></text:p>
      <text:p text:style-name="P53"/>
      <text:p text:style-name="P28"><text:span text:style-name="T10">cd </text:span><text:span text:style-name="T18">diretório: </text:span><text:span text:style-name="T35">Muda de diretório. (Change Directory)</text:span></text:p>
      <text:p text:style-name="P59"/>
      <text:p text:style-name="P8"><text:span text:style-name="T30">cd ..: </text:span><text:span text:style-name="T35">Volta um diretório.</text:span></text:p>
      <text:p text:style-name="P53"><text:s/></text:p>
      <text:p text:style-name="P6"><text:soft-page-break/>clear: <text:span text:style-name="T1">Limpar terminal.</text:span></text:p>
      <text:p text:style-name="P53"/>
      <text:p text:style-name="P6">mkdir<text:span text:style-name="T17"> nome da pasta:</text:span><text:span text:style-name="T34"> </text:span><text:span text:style-name="T36">Cria um diretório. (Make Directory)</text:span></text:p>
      <text:p text:style-name="P60"/>
      <text:p text:style-name="P6"><text:span text:style-name="T31">pdw: </text:span><text:span text:style-name="T36">Mostra o </text:span><text:span text:style-name="T39">caminho do </text:span><text:span text:style-name="T36"><text:s/>diretório completo.</text:span></text:p>
      <text:p text:style-name="P60"/>
      <text:p text:style-name="P7"><text:span text:style-name="T32">t</text:span><text:span text:style-name="T31">ouch </text:span><text:span text:style-name="T17">nome d</text:span><text:span text:style-name="T19">o</text:span><text:span text:style-name="T17"> </text:span><text:span text:style-name="T19">arquivo e formato</text:span><text:span text:style-name="T31">: </text:span><text:span text:style-name="T36">Cria arquivos dentro de um diretório.</text:span></text:p>
      <text:p text:style-name="P60"/>
      <text:p text:style-name="P9"><text:span text:style-name="T29">cp </text:span><text:span text:style-name="T18">nome d</text:span><text:span text:style-name="T17">o</text:span><text:span text:style-name="T18"> </text:span><text:span text:style-name="T17">arquivo </text:span><text:span text:style-name="T20">+</text:span><text:span text:style-name="T17"> </text:span><text:span text:style-name="T18">nome d</text:span><text:span text:style-name="T17">o novo</text:span><text:span text:style-name="T18"> </text:span><text:span text:style-name="T17">arquivo</text:span><text:span text:style-name="T29">:</text:span><text:span text:style-name="T34"> Copia um arquivo previamente criado. </text:span><text:span text:style-name="T37">(Copy)</text:span></text:p>
      <text:p text:style-name="P61"/>
      <text:p text:style-name="P10"><text:span text:style-name="T29">cat </text:span><text:span text:style-name="T18">nome d</text:span><text:span text:style-name="T19">o</text:span><text:span text:style-name="T18"> </text:span><text:span text:style-name="T19">arquivo</text:span><text:span text:style-name="T29">: <text:s/></text:span><text:span text:style-name="T16"><text:s/></text:span><text:span text:style-name="T34">Mostra o conteúdo do arquivo. </text:span><text:span text:style-name="T37">(concat)</text:span></text:p>
      <text:p text:style-name="P63"/>
      <text:p text:style-name="P19"><text:span text:style-name="T29">mv <text:s/></text:span><text:span text:style-name="T18">nome d</text:span><text:span text:style-name="T19">o</text:span><text:span text:style-name="T18"> </text:span><text:span text:style-name="T19">arquivo </text:span><text:span text:style-name="T20">+</text:span><text:span text:style-name="T19"> </text:span><text:span text:style-name="T20">local</text:span><text:span text:style-name="T19">: </text:span><text:span text:style-name="T34">Mover um arquivo de um diretório para outro. (Move)</text:span></text:p>
      <text:p text:style-name="P62"/>
      <text:p text:style-name="P31"><text:span text:style-name="T44">mv </text:span><text:span text:style-name="T37"><text:s/></text:span><text:span text:style-name="T18">nome d</text:span><text:span text:style-name="T19">o</text:span><text:span text:style-name="T18"> </text:span><text:span text:style-name="T19">arquivo </text:span><text:span text:style-name="T20">+</text:span><text:span text:style-name="T19"> </text:span><text:span text:style-name="T25">nome do arquivo</text:span><text:span text:style-name="T19">: </text:span><text:span text:style-name="T40">Renomeia um arquivo.</text:span></text:p>
      <text:p text:style-name="P62"/>
      <text:p text:style-name="P11"><text:span text:style-name="T29">rm <text:s/></text:span><text:span text:style-name="T18">nome d</text:span><text:span text:style-name="T19">o</text:span><text:span text:style-name="T18"> </text:span><text:span text:style-name="T19">arquivo: </text:span><text:span text:style-name="T17">Apagar um arquivo.</text:span></text:p>
      <text:p text:style-name="P68"/>
      <text:p text:style-name="P29"><text:span text:style-name="T43">rm rf-</text:span><text:span text:style-name="T38"> <text:s/></text:span><text:span text:style-name="T18">nome d</text:span><text:span text:style-name="T19">o</text:span><text:span text:style-name="T18"> </text:span><text:span text:style-name="T20">diretório</text:span><text:span text:style-name="T19">: </text:span><text:span text:style-name="T20">Apagar um diretório com arquivos.</text:span></text:p>
      <text:p text:style-name="P68"/>
      <text:p text:style-name="P11"><text:span text:style-name="T16">rmdir </text:span><text:span text:style-name="T18">nome d</text:span><text:span text:style-name="T19">o</text:span><text:span text:style-name="T18"> </text:span><text:span text:style-name="T17">diretório: Apagar um diretório vazio. (remove Directory)</text:span><text:span text:style-name="T16"> </text:span></text:p>
      <text:p text:style-name="P77"/>
      <text:p text:style-name="P12">less <text:span text:style-name="T18">nome d</text:span><text:span text:style-name="T19">o</text:span><text:span text:style-name="T18"> </text:span><text:span text:style-name="T19">arquiv</text:span><text:span text:style-name="T17">o: Exibe o arquivo do tamanho do terminal. Utilize / para pesquisar alguma palavra específica.</text:span></text:p>
      <text:p text:style-name="P69"/>
      <text:p text:style-name="P12"><text:span text:style-name="T16">Head (-5) </text:span><text:span text:style-name="T17">nome do arquivo: Exibe 10 primeiras linhas do arquivo.</text:span></text:p>
      <text:p text:style-name="P69"/>
      <text:p text:style-name="P12"><text:span text:style-name="T16">Tail (-5) </text:span><text:span text:style-name="T17">nome do arquiv</text:span><text:span text:style-name="T25">o</text:span><text:span text:style-name="T17">: Exibe 10 últimas linhas do arquivo.</text:span></text:p>
      <text:p text:style-name="P69"/>
      <text:p text:style-name="P12"><text:span text:style-name="T16">Grep -i ‘</text:span><text:span text:style-name="T17">pesquisa</text:span><text:span text:style-name="T16">’ </text:span><text:span text:style-name="T17">nome do arquivo: para pesquisar palavras ou frases dentro do arquivo sem preocupar com caracteres maiusculos.</text:span></text:p>
      <text:p text:style-name="P69"/>
      <text:p text:style-name="P33"><text:span text:style-name="T27">Grep -i</text:span><text:span text:style-name="T28">v</text:span><text:span text:style-name="T27"> ‘</text:span><text:span text:style-name="T22">pesquisa</text:span><text:span text:style-name="T27">’ </text:span><text:span text:style-name="T22">nome do arquivo: para pesquisar palavras ou frases dentro do arquivo </text:span><text:span text:style-name="T23">que não tem as palavras especificadas</text:span></text:p>
      <text:p text:style-name="P71"/>
      <text:p text:style-name="P13"><text:span text:style-name="T17">Grep -i</text:span><text:span text:style-name="T21">c ‘pesquisa’ nome do arquivo: Qu</text:span><text:span text:style-name="T26">ais linhas</text:span><text:span text:style-name="T21"> aparece aquela palavra.</text:span></text:p>
      <text:p text:style-name="P72"/>
      <text:p text:style-name="P14"><text:span text:style-name="T21">Grep -i</text:span><text:span text:style-name="T23">n</text:span><text:span text:style-name="T21"> ‘pesquisa’ nome do arquivo: Qua</text:span><text:span text:style-name="T23">l <text:s/></text:span><text:span text:style-name="T26">o número específico da </text:span><text:span text:style-name="T23">linha </text:span><text:span text:style-name="T26">que </text:span><text:span text:style-name="T23">aparece aquela palavra</text:span><text:span text:style-name="T21">.</text:span></text:p>
      <text:p text:style-name="P73"/>
      <text:p text:style-name="P25"><text:span text:style-name="T21">G</text:span><text:span text:style-name="T17">rep -io ‘pesquisa’ nome do arquivo | </text:span><text:span text:style-name="T29">wc -l: </text:span><text:span text:style-name="T34">Número de vezes que aparece a ocorrência.</text:span></text:p>
      <text:p text:style-name="P72"/>
      <text:p text:style-name="P72">Wc nome do arquivo : Quantidade de linhas, palavras e caracteres.</text:p>
      <text:p text:style-name="P72"/>
      <text:p text:style-name="P72">Wc -w nome do arquivo : Quantidade de palavras</text:p>
      <text:p text:style-name="P72"/>
      <text:p text:style-name="P13"><text:span text:style-name="T21">wc -l nome do arquivo : Quantidade de linhas</text:span><text:span text:style-name="T17"> </text:span></text:p>
      <text:p text:style-name="P70"/>
      <text:p text:style-name="P72">wc -c nome do arquivo : Quantidade de caracteres.</text:p>
      <text:p text:style-name="P70"/>
      <text:p text:style-name="P16"><text:span text:style-name="T22">L</text:span><text:span text:style-name="T17">s * : Lista todos os ar</text:span><text:span text:style-name="T24">q</text:span><text:span text:style-name="T17">uivos do </text:span><text:span text:style-name="T24">diretório</text:span></text:p>
      <text:p text:style-name="P76"/>
      <text:p text:style-name="P76"><text:soft-page-break/>ls *.txt *tbt: lista todos arquivos tipo txt e tbt.</text:p>
      <text:p text:style-name="P74"/>
      <text:p text:style-name="P74">man: Manual do Unix</text:p>
      <text:p text:style-name="P74"/>
      <text:p text:style-name="P75">whatis: Diz o que o comando faz</text:p>
      <text:p text:style-name="P75"/>
      <text:p text:style-name="P75">apropos: Lembrar comando.</text:p>
      <text:p text:style-name="P75"/>
      <text:p text:style-name="P75"/>
      <text:p text:style-name="P75"/>
      <text:p text:style-name="P75"/>
      <text:p text:style-name="P82"><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01">Comandos:</text:p>
      <text:p text:style-name="P82"/>
      <text:p text:style-name="P85">cat &gt; <text:span text:style-name="T17">nome do arquivo: </text:span><text:span text:style-name="T1"><text:s/>Cria e adiciona informações dentro de um arquivo de texto.</text:span></text:p>
      <text:p text:style-name="P102"/>
      <text:p text:style-name="P85">cat &gt;&gt;<text:span text:style-name="T17"> nome do arquivo:</text:span><text:span text:style-name="T1"> <text:s/>Adiciona informações a um arquivo de texto já existente.</text:span></text:p>
      <text:p text:style-name="P102"/>
      <text:p text:style-name="P86">cat <text:span text:style-name="T17">nome do arquivo1 nome do arquivo2 &gt; nome novo arquivo: </text:span><text:span text:style-name="T1">Junta dois arquivos já existentes em um único arquivo concatenado </text:span><text:span text:style-name="T3">sem apagar os arquivos originais.</text:span></text:p>
      <text:p text:style-name="P103"/>
      <text:p text:style-name="P94">ctrl+D: <text:span text:style-name="T1">Encerra o Cat.</text:span></text:p>
      <text:p text:style-name="P103"/>
      <text:p text:style-name="P87">sort &lt; <text:span text:style-name="T17">nome do arquivo: Exibe as informações do arquivo em ordem alfabética sem alterar o arquivo em si. (É um Output)</text:span></text:p>
      <text:p text:style-name="P122"/>
      <text:p text:style-name="P88"><text:soft-page-break/><text:span text:style-name="T16">sort &lt; </text:span><text:span text:style-name="T17">nome do arquivo </text:span><text:span text:style-name="T1">&gt; </text:span><text:span text:style-name="T17">nome do arquivo novo:</text:span><text:span text:style-name="T1"> Coloca as informações em ordem alfabetica e cria um novo arquivo com o novo padrão.</text:span></text:p>
      <text:p text:style-name="P104"/>
      <text:p text:style-name="P117">comando | sort: <text:span text:style-name="T34">Pega o resultado desse comando e faz com que ele seja reorganizado em ordem alfabética pelo uso do pipe (|).</text:span></text:p>
      <text:p text:style-name="P105"/>
      <text:p text:style-name="P118"><text:span text:style-name="T29">who | wc -l: </text:span><text:span text:style-name="T34">Pega as informações dos usuários e diz a quantidade de usuários que tem por meio do pipe.</text:span></text:p>
      <text:p text:style-name="P106"/>
      <text:p text:style-name="P119"><text:span text:style-name="T29">grep </text:span><text:span text:style-name="T1">palavra arquivo</text:span> | sort &gt; <text:span text:style-name="T1">nome arquivo novo</text:span>: <text:span text:style-name="T34">Busca todas as linhas que tem a palavra dentro do arquivo e armazena no pipe, depois organiza em ordem alfabética e cria um novo arquivo.</text:span></text:p>
      <text:p text:style-name="P107"/>
      <text:p text:style-name="P95">Controle de Acesso Linux</text:p>
      <text:p text:style-name="P95"/>
      <text:p text:style-name="P95"><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20"><text:span text:style-name="T29">Ls -l : </text:span><text:span text:style-name="T34">Mostra informações sobre arquivos, diretórios e usuários e suas permissões.</text:span></text:p>
      <text:p text:style-name="P108"/>
      <text:p text:style-name="P96">Tipos de acesso:</text:p>
      <text:list xml:id="list2307134836" text:style-name="L1">
        <text:list-item>
          <text:p text:style-name="P215"><text:span text:style-name="T29">r: </text:span><text:span text:style-name="T34">significa que você tem permissão pra ler o arquivo ou diretório (read).</text:span></text:p>
        </text:list-item>
        <text:list-item>
          <text:p text:style-name="P215"><text:span text:style-name="T29">w: </text:span><text:span text:style-name="T34">significa que vocês tem permissão de modificar ou alterar o conteúdo de um diretório ou arquivo (write).</text:span></text:p>
        </text:list-item>
        <text:list-item>
          <text:p text:style-name="P215"><text:span text:style-name="T29">x:</text:span><text:span text:style-name="T34"> permite executar um arquivo ou diretório pelo comando cd (execute).</text:span></text:p>
        </text:list-item>
        <text:list-item>
          <text:p text:style-name="P215"><text:span text:style-name="T29">-: </text:span><text:span text:style-name="T34">no início da sequencia indica que aquele é um arquivo comum.</text:span></text:p>
        </text:list-item>
        <text:list-item>
          <text:p text:style-name="P215"><text:span text:style-name="T29">d:</text:span><text:span text:style-name="T34"> no início da sequencia indica que aquele é um diretório. </text:span></text:p>
        </text:list-item>
      </text:list>
      <text:p text:style-name="P96"/>
      <text:p text:style-name="P90">Exemplo: <text:s text:c="10"/></text:p>
      <text:p text:style-name="P90"/>
      <text:p text:style-name="P90">- <text:s/>RW- R-- R--</text:p>
      <text:p text:style-name="P90"/>
      <text:p text:style-name="P121"><text:span text:style-name="T29">O </text:span><text:span text:style-name="T42">hífen </text:span><text:span text:style-name="T29">inicial significa que o arquivo é comum (se fosse um “D” seria um diretório).</text:span></text:p>
      <text:p text:style-name="P121"><text:span text:style-name="T29">O </text:span><text:span text:style-name="T42">RW-</text:span><text:span text:style-name="T29"> são as permissões do usuário. Nesse caso, o usuário pode ler, modificar o arquivo, mas não pode executar.</text:span></text:p>
      <text:p text:style-name="P121"><text:span text:style-name="T29">O </text:span><text:span text:style-name="T42">R--</text:span><text:span text:style-name="T29"> diz respeito aos grupos do usuário, nesse caso só é permitido a leitura.</text:span></text:p>
      <text:p text:style-name="P121"><text:span text:style-name="T29">O </text:span><text:span text:style-name="T42">R--</text:span><text:span text:style-name="T29"> da última parte diz respeito ao resto dos usuários do computador, que significa que eles só pode ler o arquivo.</text:span></text:p>
      <text:p text:style-name="P121"/>
      <text:p text:style-name="P89">chmod u: <text:span text:style-name="T1">Altera as permissões do usuário que está em atual uso.</text:span></text:p>
      <text:p text:style-name="P106"/>
      <text:p text:style-name="P30"><text:soft-page-break/><text:span text:style-name="T49">chmod g</text:span><text:span text:style-name="T47">: Altera as permissões do grupo.</text:span></text:p>
      <text:p text:style-name="P109"/>
      <text:p text:style-name="P89">chmod o<text:span text:style-name="T1">: Altera as permissões dos outros usuários.</text:span></text:p>
      <text:p text:style-name="P109"/>
      <text:p text:style-name="P30"><text:span text:style-name="T49">chmod a</text:span><text:span text:style-name="T47">: Altera as permissões de todos.</text:span></text:p>
      <text:p text:style-name="P89"/>
      <text:p text:style-name="P17"><text:span text:style-name="T51">chmod u-rw arquivo.txt – </text:span><text:span text:style-name="T46">para retirar a permissão de leitura e modificação do usuário atual.</text:span></text:p>
      <text:p text:style-name="P97"/>
      <text:p text:style-name="P18"><text:span text:style-name="T51">chmod u+rw arquivo.txt – </text:span><text:span text:style-name="T46">para adicionar permissão de leitura e modificação do usuário atual.</text:span></text:p>
      <text:p text:style-name="P110"/>
      <text:p text:style-name="P106"/>
      <text:p text:style-name="P113"/>
      <text:p text:style-name="P113"><draw:frame draw:style-name="fr3" draw:name="Figura4" text:anchor-type="char" svg:width="17cm" svg:height="5.525cm" draw:z-index="3"><draw:image xlink:href="Pictures/10000201000003C0000001380CD2718ECF21A556.png" xlink:type="simple" xlink:show="embed" xlink:actuate="onLoad" loext:mime-type="image/png"/></draw:frame></text:p>
      <text:p text:style-name="P91">Processos dentro do Unix</text:p>
      <text:p text:style-name="P91"/>
      <text:p text:style-name="P92">ps: <text:span text:style-name="T1">Lista de processos executados no exato momento.</text:span></text:p>
      <text:p text:style-name="P111"/>
      <text:p text:style-name="P92">sleep <text:span text:style-name="T1">número: Para o terminal por um determinado tempo. (em segundos).</text:span></text:p>
      <text:p text:style-name="P111"/>
      <text:p text:style-name="P92">sleep <text:span text:style-name="T17">número &amp;: </text:span><text:span text:style-name="T1">Para o terminal, mas possibilita você continuar usando para outros processos.</text:span></text:p>
      <text:p text:style-name="P111"/>
      <text:p text:style-name="P93">ctrl +z: <text:span text:style-name="T1">Suspende o último processo.</text:span></text:p>
      <text:p text:style-name="P112"/>
      <text:p text:style-name="P93">bg: <text:span text:style-name="T1">Coloca o processo suspenso em background e continua executando-o.</text:span></text:p>
      <text:p text:style-name="P102"/>
      <text:p text:style-name="P93">jobs: <text:span text:style-name="T1">Exibe todos os processos suspensos ou em background..</text:span></text:p>
      <text:p text:style-name="P75"/>
      <text:p text:style-name="P78">fg %<text:span text:style-name="T1">numero da lista</text:span>:<text:span text:style-name="T1"> </text:span><text:span text:style-name="T34">Continua o processo no foreground.</text:span></text:p>
      <text:p text:style-name="P75"/>
      <text:p text:style-name="P79">ctrl+c: <text:span text:style-name="T34">Encerra um processo em foreground</text:span></text:p>
      <text:p text:style-name="P64"/>
      <text:p text:style-name="P79"><text:span text:style-name="T29">kill %</text:span><text:span text:style-name="T1">número do processo: </text:span><text:span text:style-name="T34">Encerra um processo em background.</text:span></text:p>
      <text:p text:style-name="P64"/>
      <text:p text:style-name="P80"><text:span text:style-name="T29">kill </text:span><text:span text:style-name="T1">número do pid</text:span><text:span text:style-name="T34">: Encerra um processo em background.</text:span></text:p>
      <text:p text:style-name="P75"/>
      <text:p text:style-name="P80"><text:span text:style-name="T29">kill -9 </text:span><text:span text:style-name="T1">número do pid: </text:span><text:span text:style-name="T34">Encerra um processo em background que não foi encerrado com o comando normal.</text:span></text:p>
      <text:p text:style-name="P75"/>
      <text:p text:style-name="P32"><text:span text:style-name="T45">find:</text:span><text:span text:style-name="T41"> É</text:span><text:span text:style-name="T55"> </text:span><text:span text:style-name="T52">um comando para pesquisar em diretórios por arquivos ou outras pastas, de acordo com os parâmetros passados a ele. Esses parâmetros podem ser</text:span><text:span text:style-name="T53"> </text:span><text:span text:style-name="T54">name, date, size ou type.</text:span><text:span text:style-name="T53"> <text:s/></text:span><text:span text:style-name="T52">Caso nenhum atributo seja passado, ele pesquisará tudo que estiver dentro do diretório atual.</text:span></text:p>
      <text:p text:style-name="P123"><text:soft-page-break/></text:p>
      <text:p text:style-name="P124">Exemplo:</text:p>
      <text:p text:style-name="P124"/>
      <text:p text:style-name="P54">Para listar todos os arquivos que terminam em .txt:</text:p>
      <text:p text:style-name="P20">find . -name “*.txt”</text:p>
      <text:p text:style-name="P20"/>
      <text:p text:style-name="P55">Para listar todos os arquivos:</text:p>
      <text:p text:style-name="P21">find . -type f</text:p>
      <text:p text:style-name="P21"/>
      <text:p text:style-name="P55">Para listar todos os diretórios:</text:p>
      <text:p text:style-name="P21">find . -type d</text:p>
      <text:p text:style-name="P21"/>
      <text:p text:style-name="P56">Para listar tanto arquivos quanto diretórios dentro de um local específico:</text:p>
      <text:p text:style-name="P22">find ./unix_tests -name cores*</text:p>
      <text:p text:style-name="P56">Resultado:</text:p>
      <text:p text:style-name="P56">unix_tests/cores</text:p>
      <text:p text:style-name="P56">unix_tests/cores.txt</text:p>
      <text:p text:style-name="P56"/>
      <text:p text:style-name="P56">Para listar apenas arquivos dentro de um local específico:</text:p>
      <text:p text:style-name="P22">find ./unix_tests -type f -name “cores*”</text:p>
      <text:p text:style-name="P56">Resultado:</text:p>
      <text:p text:style-name="P56">unix_tests/cores.txt</text:p>
      <text:p text:style-name="P56"/>
      <text:p text:style-name="P56"/>
      <text:p text:style-name="P56">Para listar apenas diretórios dentro de um local específico:</text:p>
      <text:p text:style-name="P22">find ./unix_tests -type d -name “cores*”</text:p>
      <text:p text:style-name="P56">Resultado:</text:p>
      <text:p text:style-name="P56">unix_tests/cores</text:p>
      <text:p text:style-name="P56"/>
      <text:p text:style-name="P23">history: <text:span text:style-name="T1">Mostra o histórico de comandos.</text:span></text:p>
      <text:p text:style-name="P57"/>
      <text:p text:style-name="P23">History | tail: <text:span text:style-name="T1">Mostra os 10 últimos comandos.</text:span></text:p>
      <text:p text:style-name="P57"/>
      <text:p text:style-name="P23">History | tail | cat &gt; <text:span text:style-name="T17">nome do arquivo: </text:span><text:span text:style-name="T34">Cria um arquivo txt com os 10 últimos comandos.</text:span></text:p>
      <text:p text:style-name="P65"/>
      <text:p text:style-name="P24"><text:span text:style-name="T29">echo: </text:span><text:span text:style-name="T34">comando utilizado em scripts ou no terminal para exibir mensagens na tela ou em um arquivo.</text:span></text:p>
      <text:p text:style-name="P67"/>
      <text:p text:style-name="P67">Exemplo:</text:p>
      <text:p text:style-name="P67"/>
      <text:p text:style-name="P24"><text:span text:style-name="T29">echo “Amarelo” &gt;&gt; cores.txt: </text:span><text:span text:style-name="T34">Adiciona o nome “Amarelo” a lista que já existe em cores.txt.</text:span></text:p>
      <text:p text:style-name="P66"/>
      <text:p text:style-name="P24"><text:span text:style-name="T29">echo “Amarelo” &gt; cores.txt: </text:span><text:span text:style-name="T34">Cria um arquivo ou sobrescreve um arquivo existente e adiciona a informação “Amarelo”.</text:span></text:p>
      <text:p text:style-name="P66"/>
      <text:p text:style-name="P66"/>
      <text:p text:style-name="P66"/>
      <text:p text:style-name="P66"/>
      <text:p text:style-name="P66"/>
      <text:p text:style-name="P66"><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66"/>
      <text:p text:style-name="P128">Bloco 2 – <text:span text:style-name="T105">Git, Github e Internet</text:span>:</text:p>
      <text:p text:style-name="P128"/>
      <text:p text:style-name="P84">Autenticação:</text:p>
      <text:p text:style-name="P84"/>
      <text:p text:style-name="P100">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16"/>
      <text:p text:style-name="P100">Adicionando sua chave SSH ao ssh-agent: <text:span text:style-name="T1">eval “$(ssh-agent -s</text:span><text:span text:style-name="T108">)” ; ssh-add -/.ssh/id_rsa</text:span></text:p>
      <text:p text:style-name="P100"/>
      <text:p text:style-name="P100">Adicionando a chave SSH na sua conta do GitHub: <text:s/><text:span text:style-name="T1">sudo apt-get install xclip ; xclip -sel clip &lt; ~/.ssh/id_rsa.pub (depois é só colar a chave no github).</text:span></text:p>
      <text:p text:style-name="P116"/>
      <text:p text:style-name="P66"/>
      <text:p text:style-name="P132"><text:span text:style-name="T107">C</text:span><text:span text:style-name="T106">omandos:</text:span></text:p>
      <text:p text:style-name="P83"/>
      <text:p text:style-name="P98">Branch – <text:span text:style-name="T1">Uma versão editável do seu código</text:span></text:p>
      <text:p text:style-name="P114"/>
      <text:p text:style-name="P98">Branch Master – <text:span text:style-name="T1">Branch principal do seu código, onde você vai dar deploy, ou seja, colocar no ar.</text:span></text:p>
      <text:p text:style-name="P114"/>
      <text:p text:style-name="P99">Branch Feature – <text:span text:style-name="T1">Branch <text:s/>independente da Branch Master, a qual pode sofrer commit e pode ser agregada a Branch Master depois.</text:span></text:p>
      <text:p text:style-name="P114"/>
      <text:p text:style-name="P98">Commit – <text:span text:style-name="T1">Mudanças que são enviadas e agregadas na Branch</text:span></text:p>
      <text:p text:style-name="P115"/>
      <text:p text:style-name="P115"/>
      <text:p text:style-name="Standard"><text:span text:style-name="T11">SSH </text:span><text:span text:style-name="T4">ou </text:span><text:span text:style-name="T11"><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29"><text:span text:style-name="T11">HTTPS </text:span><text:span text:style-name="T4">ou </text:span><text:span text:style-name="T11">Hypertext Transfer Protocol Secure - </text:span><text:span text:style-name="T56">é uma extensão do protocolo de internet HTTP </text:span><text:span text:style-name="T57">(você verá mais sobre esse protocolo no dia de conteúdo que trata sobre internet!) que utiliza certificados digitais para autenticar os dados e permitir que eles sejam criptografados de forma segura.</text:span></text:p>
      <text:p text:style-name="P114"/>
      <text:p text:style-name="P114"/>
      <text:p text:style-name="Standard"><text:span text:style-name="T102">Uma explicação mais detalhada da diferença entre esses dois modelos foge do escopo dessa aula, mas nesse momento basta saber que</text:span><text:span text:style-name="Emphasis"><text:span text:style-name="T102"> </text:span></text:span><text:span text:style-name="Emphasis"><text:span text:style-name="T103">como o SSH nos permite pular a etapa de digitar login e senha do Github a cada comando, será o modelo de autenticação padrão.</text:span></text:span></text:p>
      <text:p text:style-name="Standard"><text:span text:style-name="Emphasis"><text:span text:style-name="T78"/></text:span></text:p>
      <text:p text:style-name="P130"><text:span text:style-name="Emphasis"><text:span text:style-name="T78"/></text:span></text:p>
      <text:p text:style-name="P34"><text:span text:style-name="Emphasis"><text:span text:style-name="T78">git init: </text:span></text:span><text:span text:style-name="Emphasis"><text:span text:style-name="T57">cria um repositório Git na pasta a qual se encontra.</text:span></text:span></text:p>
      <text:p text:style-name="P34"><text:span text:style-name="Emphasis"><text:span text:style-name="T57"/></text:span></text:p>
      <text:p text:style-name="P34"><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57"><text:s/></text:span></text:span></text:p>
      <text:p text:style-name="P34"><text:span text:style-name="Emphasis"><text:span text:style-name="T78">git status: </text:span></text:span><text:span text:style-name="Emphasis"><text:span text:style-name="T57">verifica se o repositório Git foi de fato iniciado.</text:span></text:span></text:p>
      <text:p text:style-name="P34"><text:span text:style-name="Emphasis"><text:span text:style-name="T57"/></text:span></text:p>
      <text:p text:style-name="P34"><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57"><text:s/></text:span></text:span></text:p>
      <text:p text:style-name="P35"><text:span text:style-name="Emphasis"><text:span text:style-name="T79">git add .: </text:span></text:span><text:span text:style-name="Emphasis"><text:span text:style-name="T58"><text:s/>adiciona todos os arquivos modificados.</text:span></text:span></text:p>
      <text:p text:style-name="P35"><text:span text:style-name="Emphasis"><text:span text:style-name="T58"/></text:span></text:p>
      <text:p text:style-name="P35"><text:span text:style-name="Emphasis"><text:span text:style-name="T79">git add ‘</text:span></text:span><text:span text:style-name="Emphasis"><text:span text:style-name="T98">arquivo’: </text:span></text:span><text:span text:style-name="Emphasis"><text:span text:style-name="T58">adiciona um arquivo específico.</text:span></text:span></text:p>
      <text:p text:style-name="P35"><text:span text:style-name="Emphasis"><text:span text:style-name="T58"/></text:span></text:p>
      <text:p text:style-name="P44"><text:span text:style-name="Emphasis"><text:span text:style-name="T90">git remote add ‘</text:span></text:span><text:span text:style-name="Emphasis"><text:span text:style-name="T69">apelido do repositorio</text:span></text:span><text:span text:style-name="Emphasis"><text:span text:style-name="T90">’ </text:span></text:span><text:a xlink:type="simple" xlink:href="mailto:git@github.com" text:style-name="Internet_20_link" text:visited-style-name="Visited_20_Internet_20_Link"><text:span text:style-name="Emphasis">git@github.com</text:span></text:a><text:span text:style-name="Emphasis"><text:span text:style-name="T90">:user-github/repo-name.git: </text:span></text:span><text:span text:style-name="Emphasis"><text:span text:style-name="T69">Sincroniza dois repositórios e adiciona um apelido para ele</text:span></text:span></text:p>
      <text:p text:style-name="P44"><text:span text:style-name="Emphasis"><text:span text:style-name="T69"/></text:span></text:p>
      <text:p text:style-name="P50"><text:span text:style-name="Emphasis"><text:span text:style-name="T97">git remote remove ‘</text:span></text:span><text:span text:style-name="Emphasis"><text:span text:style-name="T77">nome do apelido’ – Remove a sincronização com o repositório remoto.</text:span></text:span></text:p>
      <text:p text:style-name="P50"><text:span text:style-name="Emphasis"><text:span text:style-name="T77"/></text:span></text:p>
      <text:p text:style-name="P44"><text:span text:style-name="Emphasis"><text:span text:style-name="T90">git push -</text:span></text:span><text:span text:style-name="Emphasis"><text:span text:style-name="T96">u</text:span></text:span><text:span text:style-name="Emphasis"><text:span text:style-name="T90"> ‘</text:span></text:span><text:span text:style-name="Emphasis"><text:span text:style-name="T69">apelido do repositorio’ </text:span></text:span><text:span text:style-name="Emphasis"><text:span text:style-name="T90">main: </text:span></text:span><text:span text:style-name="Emphasis"><text:span text:style-name="T69">Atualiza o repositório do GitHub com as informações do repositório local </text:span></text:span><text:span text:style-name="Emphasis"><text:span text:style-name="T76">e alinha as branchs main</text:span></text:span></text:p>
      <text:p text:style-name="P45"><text:span text:style-name="Emphasis"><text:span text:style-name="T70"/></text:span></text:p>
      <text:p text:style-name="P45"><text:span text:style-name="Emphasis"><text:span text:style-name="T91">Git reset –hard {</text:span></text:span><text:span text:style-name="Emphasis"><text:span text:style-name="T70">numero do commit}: restaura o arquivo pra um commit passado.</text:span></text:span></text:p>
      <text:p text:style-name="P44"><text:span text:style-name="Emphasis"><text:span text:style-name="T90"/></text:span></text:p>
      <text:p text:style-name="P43"><text:span text:style-name="Emphasis"><text:span text:style-name="T89">git rm ‘</text:span></text:span><text:span text:style-name="Emphasis"><text:span text:style-name="T68">arquivo’: remove um arquivo específico.</text:span></text:span></text:p>
      <text:p text:style-name="P43"><text:span text:style-name="Emphasis"><text:span text:style-name="T68"/></text:span></text:p>
      <text:p text:style-name="P43"><text:span text:style-name="Emphasis"><text:span text:style-name="T89">git restore ‘</text:span></text:span><text:span text:style-name="Emphasis"><text:span text:style-name="T68">arquivo.txt’: restaura os arquivos do diretório que foram deletados sem add</text:span></text:span></text:p>
      <text:p text:style-name="P43"><text:span text:style-name="Emphasis"><text:span text:style-name="T68"/></text:span></text:p>
      <text:p text:style-name="P35"><text:span text:style-name="Emphasis"><text:span text:style-name="T79">git commit -m </text:span></text:span><text:span text:style-name="Emphasis"><text:span text:style-name="T98">“Mensagem sobre alteração feita”: </text:span></text:span><text:span text:style-name="Emphasis"><text:span text:style-name="T101">cria um commit, um ponto na história desse arquivo</text:span></text:span><text:span text:style-name="Emphasis"><text:span text:style-name="T98">.</text:span></text:span></text:p>
      <text:p text:style-name="P35"><text:span text:style-name="Emphasis"><text:span text:style-name="T58"/></text:span></text:p>
      <text:p text:style-name="P36"><text:span text:style-name="Emphasis"><text:span text:style-name="T84">g</text:span></text:span><text:span text:style-name="Emphasis"><text:span text:style-name="T80">it branch: </text:span></text:span><text:span text:style-name="Emphasis"><text:span text:style-name="T59">mostra as branchs que tem no repositório </text:span></text:span><text:span text:style-name="Emphasis"><text:span text:style-name="T60">e qual estamos (*)</text:span></text:span></text:p>
      <text:p text:style-name="P36"><text:soft-page-break/><text:span text:style-name="Emphasis"><text:span text:style-name="T59"/></text:span></text:p>
      <text:p text:style-name="P36"><text:span text:style-name="Emphasis"><text:span text:style-name="T80">git branch “</text:span></text:span><text:span text:style-name="Emphasis"><text:span text:style-name="T99">nome da branch”: </text:span></text:span><text:span text:style-name="Emphasis"><text:span text:style-name="T59"><text:s/>cria uma branch nova</text:span></text:span></text:p>
      <text:p text:style-name="P36"><text:span text:style-name="Emphasis"><text:span text:style-name="T59"/></text:span></text:p>
      <text:p text:style-name="P37"><text:span text:style-name="Emphasis"><text:span text:style-name="T81">git checkout “</text:span></text:span><text:span text:style-name="Emphasis"><text:span text:style-name="T60">nome da branch”: muda de branch </text:span></text:span><text:span text:style-name="Emphasis"><text:span text:style-name="T62">para a especificada no comando.</text:span></text:span></text:p>
      <text:p text:style-name="P37"><text:span text:style-name="Emphasis"><text:span text:style-name="T62"/></text:span></text:p>
      <text:p text:style-name="P40"><text:span text:style-name="Emphasis"><text:span text:style-name="T84">git checkout -b ‘</text:span></text:span><text:span text:style-name="Emphasis"><text:span text:style-name="T64">nome da branch’: Cria e muda para a branch nova.</text:span></text:span></text:p>
      <text:p text:style-name="P37"><text:span text:style-name="Emphasis"><text:span text:style-name="T60"/></text:span></text:p>
      <text:p text:style-name="P37"><text:span text:style-name="Emphasis"><text:span text:style-name="T81">git merge main: </text:span></text:span><text:span text:style-name="Emphasis"><text:span text:style-name="T60">adiciona as alterações feitas na branch main para a branch atualmente utilizada.</text:span></text:span></text:p>
      <text:p text:style-name="P37"><text:span text:style-name="Emphasis"><text:span text:style-name="T60"/></text:span></text:p>
      <text:p text:style-name="P38"><text:span text:style-name="Emphasis"><text:span text:style-name="T82">git branch -D ‘</text:span></text:span><text:span text:style-name="Emphasis"><text:span text:style-name="T100">nome da branch’: </text:span></text:span><text:span text:style-name="Emphasis"><text:span text:style-name="T61">deleta uma branch.</text:span></text:span></text:p>
      <text:p text:style-name="P38"><text:span text:style-name="Emphasis"><text:span text:style-name="T61"/></text:span></text:p>
      <text:p text:style-name="P39"><text:span text:style-name="Emphasis"><text:span text:style-name="T84">g</text:span></text:span><text:span text:style-name="Emphasis"><text:span text:style-name="T83">it branch -</text:span></text:span><text:span text:style-name="Emphasis"><text:span text:style-name="T88">M</text:span></text:span><text:span text:style-name="Emphasis"><text:span text:style-name="T83"> main: </text:span></text:span><text:span text:style-name="Emphasis"><text:span text:style-name="T63">mudar a branch atual para main.</text:span></text:span></text:p>
      <text:p text:style-name="P39"><text:span text:style-name="Emphasis"><text:span text:style-name="T63"/></text:span></text:p>
      <text:p text:style-name="P41"><text:span text:style-name="Emphasis"><text:span text:style-name="T86">g</text:span></text:span><text:span text:style-name="Emphasis"><text:span text:style-name="T85">it log: </text:span></text:span><text:span text:style-name="Emphasis"><text:span text:style-name="T65">mostra todas as alteraçoes de arquivos daquela branch.</text:span></text:span></text:p>
      <text:p text:style-name="P41"><text:span text:style-name="Emphasis"><text:span text:style-name="T65"/></text:span></text:p>
      <text:p text:style-name="P46"><text:span text:style-name="Emphasis"><text:span text:style-name="T95">g</text:span></text:span><text:span text:style-name="Emphasis"><text:span text:style-name="T92">it log –diff-filter=D –summary: </text:span></text:span><text:span text:style-name="Emphasis"><text:span text:style-name="T71">Vê o que tem de diferente e filtra os arquivos que foram deletados em forma de sumário.</text:span></text:span></text:p>
      <text:p text:style-name="P41"><text:span text:style-name="Emphasis"><text:span text:style-name="T65"/></text:span></text:p>
      <text:p text:style-name="P42"><text:span text:style-name="Emphasis"><text:span text:style-name="T88">g</text:span></text:span><text:span text:style-name="Emphasis"><text:span text:style-name="T87">it clone ‘</text:span></text:span><text:span text:style-name="Emphasis"><text:span text:style-name="T67">link do repositorio’: clona o repositorio do git hub pro terminal.</text:span></text:span></text:p>
      <text:p text:style-name="P41"><text:span text:style-name="Emphasis"><text:span text:style-name="T65"/></text:span></text:p>
      <text:p text:style-name="P47"><text:span text:style-name="Emphasis"><text:span text:style-name="T88">c</text:span></text:span><text:span text:style-name="Emphasis"><text:span text:style-name="T86">ode ‘</text:span></text:span><text:span text:style-name="Emphasis"><text:span text:style-name="T66">arquivo’: abre o arquivo (conflituoso) no editor de texto.</text:span></text:span></text:p>
      <text:p text:style-name="P47"><text:span text:style-name="Emphasis"><text:span text:style-name="T66"/></text:span></text:p>
      <text:p text:style-name="P46"><text:span text:style-name="Emphasis"><text:span text:style-name="T95">g</text:span></text:span><text:span text:style-name="Emphasis"><text:span text:style-name="T92">it checkout ‘</text:span></text:span><text:span text:style-name="Emphasis"><text:span text:style-name="T71">4 digitos commit’~1 ‘nome do arquivo’: Restaura o arquivo que foi deletado naquele commit específico.</text:span></text:span></text:p>
      <text:p text:style-name="P47"><text:span text:style-name="Emphasis"><text:span text:style-name="T66"/></text:span></text:p>
      <text:p text:style-name="P48"><text:span text:style-name="Emphasis"><text:span text:style-name="T93">.gitignore – </text:span></text:span><text:span text:style-name="Emphasis"><text:span text:style-name="T72">Arquivo onde se coloca parâmetro a serem ignorados na hora de adici</text:span></text:span><text:span text:style-name="Emphasis"><text:span text:style-name="T73">onar algo</text:span></text:span><text:span text:style-name="Emphasis"><text:span text:style-name="T72"> no git.</text:span></text:span></text:p>
      <text:p text:style-name="P48"><text:span text:style-name="Emphasis"><text:span text:style-name="T72"/></text:span></text:p>
      <text:p text:style-name="P49"><text:span text:style-name="Emphasis"><text:span text:style-name="T95">g</text:span></text:span><text:span text:style-name="Emphasis"><text:span text:style-name="T94">it fetch – </text:span></text:span><text:span text:style-name="Emphasis"><text:span text:style-name="T74">verifica se tem alguma alteração no repositório remoto.</text:span></text:span></text:p>
      <text:p text:style-name="P49"><text:span text:style-name="Emphasis"><text:span text:style-name="T74"/></text:span></text:p>
      <text:p text:style-name="P49"><text:span text:style-name="Emphasis"><text:span text:style-name="T95">g</text:span></text:span><text:span text:style-name="Emphasis"><text:span text:style-name="T94">it pull – </text:span></text:span><text:span text:style-name="Emphasis"><text:span text:style-name="T74">verifica se tem alteração e </text:span></text:span><text:span text:style-name="Emphasis"><text:span text:style-name="T75">faz merge n</text:span></text:span><text:span text:style-name="Emphasis"><text:span text:style-name="T74">o repositório local.</text:span></text:span></text:p>
      <text:p text:style-name="P49"><text:span text:style-name="Emphasis"><text:span text:style-name="T74"/></text:span></text:p>
      <text:p text:style-name="P49"><text:span text:style-name="Emphasis"><text:span text:style-name="T74"/></text:span></text:p>
      <text:p text:style-name="P49"><text:span text:style-name="Emphasis"><text:span text:style-name="T74"/></text:span></text:p>
      <text:p text:style-name="P131"><text:span text:style-name="Emphasis"><text:span text:style-name="T104">Internet:</text:span></text:span></text:p>
      <text:p text:style-name="P131"><text:span text:style-name="Emphasis"><text:span text:style-name="T104"/></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33"><text:span text:style-name="Emphasis"><text:span text:style-name="T109"/></text:span></text:p>
      <text:p text:style-name="P133"><text:span text:style-name="Emphasis"><text:span text:style-name="T109"/></text:span></text:p>
      <text:p text:style-name="P133"><text:span text:style-name="Emphasis"><text:span text:style-name="T109"/></text:span></text:p>
      <text:p text:style-name="P133"><text:span text:style-name="Emphasis"><text:span text:style-name="T109"/></text:span></text:p>
      <text:p text:style-name="P133"><text:span text:style-name="Emphasis"><text:span text:style-name="T109"/></text:span></text:p>
      <text:p text:style-name="P133"><text:span text:style-name="Emphasis"><text:span text:style-name="T109"/></text:span></text:p>
      <text:p text:style-name="P133"><text:span text:style-name="Emphasis"><text:span text:style-name="T109"/></text:span></text:p>
      <text:p text:style-name="P133"><text:span text:style-name="Emphasis"><text:span text:style-name="T109"/></text:span></text:p>
      <text:p text:style-name="P133"><text:soft-page-break/><text:span text:style-name="Emphasis"><text:span text:style-name="T109">Bloco 3 – Introdução à HTML e CSS</text:span></text:span></text:p>
      <text:p text:style-name="P133"><text:span text:style-name="Emphasis"><text:span text:style-name="T110"/></text:span></text:p>
      <text:p text:style-name="P134"><text:span text:style-name="Emphasis"><text:span text:style-name="T50">Estrutura padrão de uma tag:</text:span></text:span></text:p>
      <text:p text:style-name="P134"><text:span text:style-name="Emphasis"><text:span text:style-name="T50"/></text:span></text:p>
      <text:p text:style-name="P134"><text:span text:style-name="Emphasis"><text:span text:style-name="T50">&lt;</text:span></text:span><text:span text:style-name="Emphasis"><text:span text:style-name="T48">nome da tag atributo=”valor”&gt; <text:s text:c="3"/></text:span></text:span></text:p>
      <text:p text:style-name="P134"><text:span text:style-name="Emphasis"><text:span text:style-name="T48"><text:s text:c="4"/>conteúdo da tag</text:span></text:span></text:p>
      <text:p text:style-name="P134"><text:span text:style-name="Emphasis"><text:span text:style-name="T48">&lt;/nome da tag&gt;</text:span></text:span></text:p>
      <text:p text:style-name="Standard"><text:span text:style-name="Emphasis"/></text:p>
      <text:p text:style-name="P167"><text:span text:style-name="Emphasis"><text:span text:style-name="T111">Exemplo:</text:span></text:span></text:p>
      <text:p text:style-name="P167"><text:span text:style-name="Emphasis"><text:span text:style-name="T111"/></text:span></text:p>
      <text:p text:style-name="P167"><text:span text:style-name="Emphasis"><text:span text:style-name="T111">&lt;</text:span></text:span><text:span text:style-name="Emphasis"><text:span text:style-name="T185">p id=”texto”&gt;</text:span></text:span></text:p>
      <text:p text:style-name="P167"><text:span text:style-name="Emphasis"><text:span text:style-name="T185"><text:s text:c="3"/>Olá mundo</text:span></text:span></text:p>
      <text:p text:style-name="P167"><text:span text:style-name="Emphasis"><text:span text:style-name="T185">&lt;/p&gt;</text:span></text:span></text:p>
      <text:p text:style-name="P167"><text:span text:style-name="Emphasis"><text:span text:style-name="T185"/></text:span></text:p>
      <text:p text:style-name="P168"><text:span text:style-name="Emphasis"><text:span text:style-name="T112">Destrinchando </text:span></text:span><text:span text:style-name="Emphasis"><text:span text:style-name="T113">um</text:span></text:span><text:span text:style-name="Emphasis"><text:span text:style-name="T160"> </text:span></text:span><text:span text:style-name="Emphasis"><text:span text:style-name="T112">HTML:</text:span></text:span></text:p>
      <text:p text:style-name="P168"><text:span text:style-name="Emphasis"><text:span text:style-name="T112"/></text:span></text:p>
      <text:p text:style-name="P168"><text:span text:style-name="Emphasis"><text:span text:style-name="T186">&lt;!Doctype html&gt; Declara o tipo de arquivo, que no caso é o HTML 5.</text:span></text:span></text:p>
      <text:p text:style-name="P168"><text:span text:style-name="Emphasis"><text:span text:style-name="T186">&lt;html lang=”pt-br”&gt; Raíz de toda a página e a definição de qual linguagem da página.</text:span></text:span></text:p>
      <text:p text:style-name="P168"><text:span text:style-name="Emphasis"><text:span text:style-name="T186"><text:s text:c="3"/>&lt;head&gt; <text:s/>Configurações da página não visíveis.</text:span></text:span></text:p>
      <text:p text:style-name="P168"><text:span text:style-name="Emphasis"><text:span text:style-name="T186"><text:s text:c="3"/>&lt;meta charset=”UTF-8”&gt; Conjunto de caracteres que pode ser utilizado naquela página.</text:span></text:span></text:p>
      <text:p text:style-name="P168"><text:span text:style-name="Emphasis"><text:span text:style-name="T186"><text:s text:c="3"/>&lt;title&gt;Aprendendo HTML&lt;/title&gt; Título da página. Fica escrito na aba do navegador.</text:span></text:span></text:p>
      <text:p text:style-name="P168"><text:span text:style-name="Emphasis"><text:span text:style-name="T186"><text:s text:c="3"/>&lt;/head&gt; Onde o head acaba.</text:span></text:span></text:p>
      <text:p text:style-name="P168"><text:span text:style-name="Emphasis"><text:span text:style-name="T186"><text:s text:c="3"/>&lt;body&gt; <text:s/>Corpo da página. Vão todas as tags que serão visíveis na página.</text:span></text:span></text:p>
      <text:p text:style-name="P168"><text:span text:style-name="Emphasis"><text:span text:style-name="T186"><text:s text:c="6"/>&lt;h1&gt; Aprendizados &lt;/h1&gt; Headings da página</text:span></text:span></text:p>
      <text:p text:style-name="P168"><text:span text:style-name="Emphasis"><text:span text:style-name="T186"><text:s text:c="6"/>&lt;h2&gt; Meu apredizado começa aqui e agora! &lt;/h2&gt; Headings da página.</text:span></text:span></text:p>
      <text:p text:style-name="P168"><text:span text:style-name="Emphasis"><text:span text:style-name="T186"><text:s text:c="6"/>&lt;p&gt; Hoje eu começo minha jornada na trybe! &lt;/p&gt; Parágrafo.</text:span></text:span></text:p>
      <text:p text:style-name="P168"><text:span text:style-name="Emphasis"><text:span text:style-name="T186">&lt;/body&gt; Fecha o corpo do texto</text:span></text:span></text:p>
      <text:p text:style-name="P168"><text:span text:style-name="Emphasis"><text:span text:style-name="T186">&lt;/html&gt; Fecha a raíz</text:span></text:span></text:p>
      <text:p text:style-name="P168"><text:span text:style-name="Emphasis"><text:span text:style-name="T186"/></text:span></text:p>
      <text:p text:style-name="P169"><text:span text:style-name="Emphasis"><text:span text:style-name="T113">Tags:</text:span></text:span></text:p>
      <text:p text:style-name="P168"><text:span text:style-name="Emphasis"><text:span text:style-name="T186"/></text:span></text:p>
      <text:p text:style-name="P169"><text:span text:style-name="Emphasis"><text:span text:style-name="T113">&lt;br&gt;</text:span></text:span><text:span text:style-name="Emphasis"><text:span text:style-name="T187">- Faz uma quebra de linha.</text:span></text:span></text:p>
      <text:p text:style-name="P169"><text:span text:style-name="Emphasis"><text:span text:style-name="T187"/></text:span></text:p>
      <text:p text:style-name="P174"><text:span text:style-name="Emphasis"><text:span text:style-name="T119">&lt;hr&gt; - </text:span></text:span><text:span text:style-name="Emphasis"><text:span text:style-name="T194">Linha Horizontal.</text:span></text:span></text:p>
      <text:p text:style-name="P169"><text:span text:style-name="Emphasis"><text:span text:style-name="T187"/></text:span></text:p>
      <text:p text:style-name="P169"><text:span text:style-name="Emphasis"><text:span text:style-name="T113">&lt;strong&gt;&lt;/strong&gt; </text:span></text:span><text:span text:style-name="Emphasis"><text:span text:style-name="T187">- Negrito.</text:span></text:span></text:p>
      <text:p text:style-name="P169"><text:span text:style-name="Emphasis"><text:span text:style-name="T187"/></text:span></text:p>
      <text:p text:style-name="P169"><text:span text:style-name="Emphasis"><text:span text:style-name="T113">&lt;em&gt;&lt;/em&gt; - <text:s/></text:span></text:span><text:span text:style-name="Emphasis"><text:span text:style-name="T187">Parece itálico mas tem um comportamento semântico diferente!</text:span></text:span></text:p>
      <text:p text:style-name="P169"><text:span text:style-name="Emphasis"><text:span text:style-name="T187"/></text:span></text:p>
      <text:p text:style-name="P169"><text:span text:style-name="Emphasis"><text:span text:style-name="T113">&lt;ul&gt;&lt;/ul&gt; - </text:span></text:span><text:span text:style-name="Emphasis"><text:span text:style-name="T187">Lista não ordenada.</text:span></text:span></text:p>
      <text:p text:style-name="P169"><text:span text:style-name="Emphasis"><text:span text:style-name="T187"/></text:span></text:p>
      <text:p text:style-name="P169"><text:span text:style-name="Emphasis"><text:span text:style-name="T113">&lt;ol&gt;&lt;/ol&gt; - </text:span></text:span><text:span text:style-name="Emphasis"><text:span text:style-name="T187">Lista ordenada </text:span></text:span><text:span text:style-name="Emphasis"><text:span text:style-name="T189">com números.</text:span></text:span></text:p>
      <text:p text:style-name="P169"><text:span text:style-name="Emphasis"><text:span text:style-name="T187"/></text:span></text:p>
      <text:p text:style-name="P170"><text:span text:style-name="Emphasis"><text:span text:style-name="T114">&lt;li&gt;&lt;/li&gt; - </text:span></text:span><text:span text:style-name="Emphasis"><text:span text:style-name="T188">Representa um item da lista.</text:span></text:span></text:p>
      <text:p text:style-name="P170"><text:span text:style-name="Emphasis"><text:span text:style-name="T188"/></text:span></text:p>
      <text:p text:style-name="P171"><text:span text:style-name="Emphasis"><text:span text:style-name="T115">&lt;img src=”</text:span></text:span><text:span text:style-name="Emphasis"><text:span text:style-name="T252">endereço ou caminho da imagem”&gt; - </text:span></text:span><text:span text:style-name="Emphasis"><text:span text:style-name="T189">Adiciona uma imagem.</text:span></text:span></text:p>
      <text:p text:style-name="P171"><text:span text:style-name="Emphasis"><text:span text:style-name="T252"/></text:span></text:p>
      <text:p text:style-name="P171"><text:span text:style-name="Emphasis"><text:span text:style-name="T115">&lt;img width=”</text:span></text:span><text:span text:style-name="Emphasis"><text:span text:style-name="T252">tamanho </text:span></text:span><text:span text:style-name="Emphasis"><text:span text:style-name="T253">da largura </text:span></text:span><text:span text:style-name="Emphasis"><text:span text:style-name="T252">em pixels”&gt; - </text:span></text:span><text:span text:style-name="Emphasis"><text:span text:style-name="T189">Regula o </text:span></text:span><text:span text:style-name="Emphasis"><text:span text:style-name="T229">largura </text:span></text:span><text:span text:style-name="Emphasis"><text:span text:style-name="T189">da imagem em pixels.</text:span></text:span></text:p>
      <text:p text:style-name="P171"><text:span text:style-name="Emphasis"><text:span text:style-name="T189"/></text:span></text:p>
      <text:p text:style-name="P173"><text:span text:style-name="Emphasis"><text:span text:style-name="T115">&lt;img </text:span></text:span><text:span text:style-name="Emphasis"><text:span text:style-name="T161">heigth</text:span></text:span><text:span text:style-name="Emphasis"><text:span text:style-name="T115">=”</text:span></text:span><text:span text:style-name="Emphasis"><text:span text:style-name="T252">tamanho </text:span></text:span><text:span text:style-name="Emphasis"><text:span text:style-name="T253">da altura </text:span></text:span><text:span text:style-name="Emphasis"><text:span text:style-name="T252">em pixels”&gt; - </text:span></text:span><text:span text:style-name="Emphasis"><text:span text:style-name="T193">Regula altura da imagem</text:span></text:span></text:p>
      <text:p text:style-name="P171"><text:span text:style-name="Emphasis"><text:span text:style-name="T189"/></text:span></text:p>
      <text:p text:style-name="P171"><text:soft-page-break/><text:span text:style-name="Emphasis"><text:span text:style-name="T115">&lt;img alt=”</text:span></text:span><text:span text:style-name="Emphasis"><text:span text:style-name="T252">descrição da imagem</text:span></text:span><text:span text:style-name="Emphasis"><text:span text:style-name="T254">”&gt; - </text:span></text:span><text:span text:style-name="Emphasis"><text:span text:style-name="T189">Adiciona uma descrição pra imagem caso ela não carregue, ou a pessoa não consiga enxergar e queira saber o que é aquela imagem.</text:span></text:span></text:p>
      <text:p text:style-name="P171"><text:span text:style-name="Emphasis"><text:span text:style-name="T189"/></text:span></text:p>
      <text:p text:style-name="P172"><text:span text:style-name="Emphasis"><text:span text:style-name="T116">&lt;a href=”URL”&gt;&lt;/a&gt; </text:span></text:span><text:span text:style-name="Emphasis"><text:span text:style-name="T190">- Cria um link </text:span></text:span><text:span text:style-name="Emphasis"><text:span text:style-name="T116">externo</text:span></text:span><text:span text:style-name="Emphasis"><text:span text:style-name="T190"> para o endereço adicionado como referencia.</text:span></text:span></text:p>
      <text:p text:style-name="P172"><text:span text:style-name="Emphasis"><text:span text:style-name="T190"/></text:span></text:p>
      <text:p text:style-name="P172"><text:span text:style-name="Emphasis"><text:span text:style-name="T116">&lt;li&gt;&lt;a href”</text:span></text:span><text:span text:style-name="Emphasis"><text:span text:style-name="T117">#</text:span></text:span><text:span text:style-name="Emphasis"><text:span text:style-name="T116">id”&gt;&lt;/a&gt;&lt;/li&gt; - </text:span></text:span><text:span text:style-name="Emphasis"><text:span text:style-name="T190">Cria um link </text:span></text:span><text:span text:style-name="Emphasis"><text:span text:style-name="T116">interno, </text:span></text:span><text:span text:style-name="Emphasis"><text:span text:style-name="T190">que leva ao item com a ID de referencia.</text:span></text:span></text:p>
      <text:p text:style-name="P172"><text:span text:style-name="Emphasis"><text:span text:style-name="T116"/></text:span></text:p>
      <text:p text:style-name="P172"><text:span text:style-name="Emphasis"><text:span text:style-name="T116">&lt;a target=”blank”&gt;&lt;/a&gt; - </text:span></text:span><text:span text:style-name="Emphasis"><text:span text:style-name="T190">Abre o link </text:span></text:span><text:span text:style-name="Emphasis"><text:span text:style-name="T191">da referência </text:span></text:span><text:span text:style-name="Emphasis"><text:span text:style-name="T190">em uma nova aba.</text:span></text:span></text:p>
      <text:p text:style-name="P172"><text:span text:style-name="Emphasis"><text:span text:style-name="T116"/></text:span></text:p>
      <text:p text:style-name="P175"><text:span text:style-name="Emphasis"><text:span text:style-name="T118">&lt;center&gt;&lt;/center&gt; - </text:span></text:span><text:span text:style-name="Emphasis"><text:span text:style-name="T192">Centraliza elementos.</text:span></text:span></text:p>
      <text:p text:style-name="P175"><text:span text:style-name="Emphasis"><text:span text:style-name="T192"/></text:span></text:p>
      <text:p text:style-name="P177"><text:span text:style-name="Emphasis"><text:span text:style-name="T121">&lt;ul class=”</text:span></text:span><text:span text:style-name="Emphasis"><text:span text:style-name="T162">list-style</text:span></text:span><text:span text:style-name="Emphasis"><text:span text:style-name="T121">”&gt; - </text:span></text:span><text:span text:style-name="Emphasis"><text:span text:style-name="T196">Cria uma classe para a lista desordenada de nome list style. (Aplica-se também para listas ordenadas.)</text:span></text:span></text:p>
      <text:p text:style-name="P177"><text:span text:style-name="Emphasis"><text:span text:style-name="T196"/></text:span></text:p>
      <text:p text:style-name="P190"><text:span text:style-name="Emphasis"><text:span text:style-name="T132">&lt;span&gt;&lt;/span&gt; - </text:span></text:span><text:span text:style-name="Emphasis"><text:span text:style-name="T205">Altera uma parte do texto </text:span></text:span><text:span text:style-name="Emphasis"><text:span text:style-name="T225">sem precisar alterar o todo</text:span></text:span><text:span text:style-name="Emphasis"><text:span text:style-name="T205">.</text:span></text:span></text:p>
      <text:p text:style-name="P175"><text:span text:style-name="Emphasis"><text:span text:style-name="T192"/></text:span></text:p>
      <text:p text:style-name="P175"><text:span text:style-name="Emphasis"><text:span text:style-name="T192"/></text:span></text:p>
      <text:p text:style-name="P176"><text:span text:style-name="Emphasis"><text:span text:style-name="T260">Primeiros passos do CSS:</text:span></text:span></text:p>
      <text:p text:style-name="P176"><text:span text:style-name="Emphasis"><text:span text:style-name="T260"/></text:span></text:p>
      <text:p text:style-name="P176"><text:span text:style-name="Emphasis"><text:span text:style-name="T120">&lt;style&gt;&lt;/style&gt; - </text:span></text:span><text:span text:style-name="Emphasis"><text:span text:style-name="T195">Coloca-se essa tag no &lt;head&gt;&lt;/head&gt; afim de colocar parâmetros de estilo em um elemento específico:</text:span></text:span></text:p>
      <text:p text:style-name="P176"><text:span text:style-name="Emphasis"><text:span text:style-name="T195"/></text:span></text:p>
      <text:p text:style-name="P178"><text:span text:style-name="Emphasis"><text:span text:style-name="T125">Tags CSS:</text:span></text:span></text:p>
      <text:p text:style-name="P178"><text:span text:style-name="Emphasis"><text:span text:style-name="T125"/></text:span></text:p>
      <text:p text:style-name="P176"><text:span text:style-name="Emphasis"><text:span text:style-name="T120">color</text:span></text:span><text:span text:style-name="Emphasis"><text:span text:style-name="T195">: green; <text:s text:c="2"/>- </text:span></text:span><text:span text:style-name="Emphasis"><text:span text:style-name="T230">Adiciona cor aos caracteres.</text:span></text:span></text:p>
      <text:p text:style-name="P176"><text:span text:style-name="Emphasis"><text:span text:style-name="T230"/></text:span></text:p>
      <text:p text:style-name="P176"><text:span text:style-name="Emphasis"><text:span text:style-name="T120">background-color: rgb(255, 400, 200)</text:span></text:span><text:span text:style-name="Emphasis"><text:span text:style-name="T195">; - </text:span></text:span><text:span text:style-name="Emphasis"><text:span text:style-name="T230">Adiciona cor ao background.</text:span></text:span></text:p>
      <text:p text:style-name="P176"><text:span text:style-name="Emphasis"><text:span text:style-name="T230"/></text:span></text:p>
      <text:p text:style-name="P176"><text:span text:style-name="Emphasis"><text:span text:style-name="T124">Font-family: sans-serif; - </text:span></text:span><text:span text:style-name="Emphasis"><text:span text:style-name="T199">Seta a fonte para sans-serif.</text:span></text:span></text:p>
      <text:p text:style-name="P176"><text:span text:style-name="Emphasis"><text:span text:style-name="T199"/></text:span></text:p>
      <text:p text:style-name="P176"><text:span text:style-name="Emphasis"><text:span text:style-name="T124">font-size: 20px; - </text:span></text:span><text:span text:style-name="Emphasis"><text:span text:style-name="T199">Seta as fontes pra um tamanho de 20px.</text:span></text:span></text:p>
      <text:p text:style-name="P176"><text:span text:style-name="Emphasis"><text:span text:style-name="T199"/></text:span></text:p>
      <text:p text:style-name="P176"><text:span text:style-name="Emphasis"><text:span text:style-name="T125">font-weight: bold – </text:span></text:span><text:span text:style-name="Emphasis"><text:span text:style-name="T200">Seta os caracteres para negrito.</text:span></text:span></text:p>
      <text:p text:style-name="P176"><text:span text:style-name="Emphasis"><text:span text:style-name="T200"/></text:span></text:p>
      <text:p text:style-name="P176"><text:span text:style-name="Emphasis"><text:span text:style-name="T125">font-style: italic – </text:span></text:span><text:span text:style-name="Emphasis"><text:span text:style-name="T200">Seta os caracteres para itálico.</text:span></text:span></text:p>
      <text:p text:style-name="P176"><text:span text:style-name="Emphasis"><text:span text:style-name="T200"/></text:span></text:p>
      <text:p text:style-name="P176"><text:span text:style-name="Emphasis"><text:span text:style-name="T122">border-color: blue; <text:s/>- </text:span></text:span><text:span text:style-name="Emphasis"><text:span text:style-name="T197">Seta a </text:span></text:span><text:span text:style-name="Emphasis"><text:span text:style-name="T200">borda da </text:span></text:span><text:span text:style-name="Emphasis"><text:span text:style-name="T197">linha horizonta</text:span></text:span><text:span text:style-name="Emphasis"><text:span text:style-name="T200">l</text:span></text:span><text:span text:style-name="Emphasis"><text:span text:style-name="T197">.</text:span></text:span></text:p>
      <text:p text:style-name="P176"><text:span text:style-name="Emphasis"><text:span text:style-name="T197"/></text:span></text:p>
      <text:p text:style-name="P176"><text:span text:style-name="Emphasis"><text:span text:style-name="T123">Border-width: 2mm – </text:span></text:span><text:span text:style-name="Emphasis"><text:span text:style-name="T198">Ajusta grossura da linha.</text:span></text:span></text:p>
      <text:p text:style-name="P176"><text:span text:style-name="Emphasis"><text:span text:style-name="T198"/></text:span></text:p>
      <text:p text:style-name="P183"><text:span text:style-name="Emphasis"><text:span text:style-name="T128">Border-style – </text:span></text:span><text:span text:style-name="Emphasis"><text:span text:style-name="T202">Altera estila da borda </text:span></text:span><text:span text:style-name="Emphasis"><text:span text:style-name="T204">e faz com que ela apareça.</text:span></text:span></text:p>
      <text:p text:style-name="P183"><text:span text:style-name="Emphasis"><text:span text:style-name="T202"/></text:span></text:p>
      <text:p text:style-name="P183"><text:span text:style-name="Emphasis"><text:span text:style-name="T128">border-radius – </text:span></text:span><text:span text:style-name="Emphasis"><text:span text:style-name="T202">Altera o raio da borda ( fotos redondas)</text:span></text:span></text:p>
      <text:p text:style-name="P176"><text:span text:style-name="Emphasis"><text:span text:style-name="T198"/></text:span></text:p>
      <text:p text:style-name="P179"><text:span text:style-name="Emphasis"><text:span text:style-name="T256">Line-height: 20px – A</text:span></text:span><text:span text:style-name="Emphasis"><text:span text:style-name="T231">justa o espaçamento entre linhas.</text:span></text:span></text:p>
      <text:p text:style-name="P179"><text:span text:style-name="Emphasis"><text:span text:style-name="T231"/></text:span></text:p>
      <text:p text:style-name="P180"><text:span text:style-name="Emphasis"><text:span text:style-name="T163">text-align: center; - </text:span></text:span><text:span text:style-name="Emphasis"><text:span text:style-name="T232">Ajusta a formatação do texto.</text:span></text:span></text:p>
      <text:p text:style-name="P180"><text:span text:style-name="Emphasis"><text:span text:style-name="T232"/></text:span></text:p>
      <text:p text:style-name="P180"><text:span text:style-name="Emphasis"><text:span text:style-name="T163">text-decoration: underline; - </text:span></text:span><text:span text:style-name="Emphasis"><text:span text:style-name="T232">Sublinha todo o texto.</text:span></text:span></text:p>
      <text:p text:style-name="P180"><text:span text:style-name="Emphasis"><text:span text:style-name="T232"/></text:span></text:p>
      <text:p text:style-name="P187"><text:span text:style-name="Emphasis"><text:span text:style-name="T165">List-style-type: circle – </text:span></text:span><text:span text:style-name="Emphasis"><text:span text:style-name="T233">Muda estilo do ponto da lista.</text:span></text:span></text:p>
      <text:p text:style-name="P187"><text:span text:style-name="Emphasis"><text:span text:style-name="T233"/></text:span></text:p>
      <text:p text:style-name="P185"><text:soft-page-break/><text:span text:style-name="Emphasis"><text:span text:style-name="T166">Padding: 15px 30px – </text:span></text:span><text:span text:style-name="Emphasis"><text:span text:style-name="T234">Adiciona preenchimento.</text:span></text:span></text:p>
      <text:p text:style-name="P177"><text:span text:style-name="Emphasis"><text:span text:style-name="T196"/></text:span></text:p>
      <text:p text:style-name="P188"><text:span text:style-name="Emphasis"><text:span text:style-name="T130">Text-decoration: none – </text:span></text:span><text:span text:style-name="Emphasis"><text:span text:style-name="T203">Retira sublinhado de links</text:span></text:span></text:p>
      <text:p text:style-name="P188"><text:span text:style-name="Emphasis"><text:span text:style-name="T203"/></text:span></text:p>
      <text:p text:style-name="P189"><text:span text:style-name="Emphasis"><text:span text:style-name="T131">display: inline – </text:span></text:span><text:span text:style-name="Emphasis"><text:span text:style-name="T204">Mostra todos os elementos em linha.</text:span></text:span></text:p>
      <text:p text:style-name="P189"><text:span text:style-name="Emphasis"><text:span text:style-name="T204"/></text:span></text:p>
      <text:p text:style-name="P190"><text:span text:style-name="Emphasis"><text:span text:style-name="T133">Overflow: auto – </text:span></text:span><text:span text:style-name="Emphasis"><text:span text:style-name="T206">Scroll parar ver elementos que passaram das especificaçoes de tamanho.</text:span></text:span></text:p>
      <text:p text:style-name="P190"><text:span text:style-name="Emphasis"><text:span text:style-name="T206"/></text:span></text:p>
      <text:p text:style-name="P191"><text:span text:style-name="Emphasis"><text:span text:style-name="T134">Z-index – </text:span></text:span><text:span text:style-name="Emphasis"><text:span text:style-name="T207">Index de posicionamento de imagem.</text:span></text:span></text:p>
      <text:p text:style-name="P191"><text:span text:style-name="Emphasis"><text:span text:style-name="T207"/></text:span></text:p>
      <text:p text:style-name="P192"><text:span text:style-name="Emphasis"><text:span text:style-name="T135">Li:hover – </text:span></text:span><text:span text:style-name="Emphasis"><text:span text:style-name="T208">Pseudoclasse, para fazer algo quando passar o mouse por cima.</text:span></text:span></text:p>
      <text:p text:style-name="P192"><text:span text:style-name="Emphasis"><text:span text:style-name="T208"/></text:span></text:p>
      <text:p text:style-name="P193"><text:span text:style-name="Emphasis"><text:span text:style-name="T135">Li:</text:span></text:span><text:span text:style-name="Emphasis"><text:span text:style-name="T136">active</text:span></text:span><text:span text:style-name="Emphasis"><text:span text:style-name="T135"> – </text:span></text:span><text:span text:style-name="Emphasis"><text:span text:style-name="T208">Pseudoclasse, para fazer algo quando </text:span></text:span><text:span text:style-name="Emphasis"><text:span text:style-name="T209">clicar no item.</text:span></text:span></text:p>
      <text:p text:style-name="P193"><text:span text:style-name="Emphasis"><text:span text:style-name="T209"/></text:span></text:p>
      <text:p text:style-name="P194"><text:span text:style-name="Emphasis"><text:span text:style-name="T137">Vertical-align: top – </text:span></text:span><text:span text:style-name="Emphasis"><text:span text:style-name="T210">Alinha conteúdo na parte de cima.</text:span></text:span></text:p>
      <text:p text:style-name="P194"><text:span text:style-name="Emphasis"><text:span text:style-name="T210"/></text:span></text:p>
      <text:p text:style-name="P195"><text:span text:style-name="Emphasis"><text:span text:style-name="T138">Float: left – </text:span></text:span><text:span text:style-name="Emphasis"><text:span text:style-name="T211">permite que tenha conteúdo do lado direito.</text:span></text:span></text:p>
      <text:p text:style-name="P188"><text:span text:style-name="Emphasis"><text:span text:style-name="T203"/></text:span></text:p>
      <text:p text:style-name="P181"><text:span text:style-name="Emphasis"><text:span text:style-name="T126">OBS: Também é possível adicionar </text:span></text:span><text:span text:style-name="Emphasis"><text:span text:style-name="T164">propriedades CSS </text:span></text:span><text:span text:style-name="Emphasis"><text:span text:style-name="T126">dentro das tags, no formato style=”background-color: green; font-family: sans-seriff”.</text:span></text:span></text:p>
      <text:p text:style-name="P181"><text:span text:style-name="Emphasis"><text:span text:style-name="T126"/></text:span></text:p>
      <text:p text:style-name="P182"><text:span text:style-name="Emphasis"><text:span text:style-name="T127">Para não copiar a tag &lt;style&gt;&lt;/style</text:span></text:span><text:span text:style-name="Emphasis"><text:span text:style-name="T201">&gt; </text:span></text:span><text:span text:style-name="Emphasis"><text:span text:style-name="T127">em todas as páginas do site que você criar, é possível inserir essas informações num arquivo “style.css” e fazer o link por meio da tag &lt;link rel=”stylesheet” type=”text/css” href=”style.css”.</text:span></text:span></text:p>
      <text:p text:style-name="P184"><text:span text:style-name="Emphasis"><text:span text:style-name="T199"/></text:span></text:p>
      <text:p text:style-name="P185"><text:span text:style-name="Emphasis"><text:span text:style-name="T129">Efeito Zoom em fotos: </text:span></text:span><text:span text:style-name="Emphasis"><text:span text:style-name="Source_20_Text"><text:span text:style-name="T313">.</text:span></text:span></text:span></text:p>
      <text:p text:style-name="P185"><text:span text:style-name="Source_20_Text"><text:span text:style-name="T313"/></text:span></text:p>
      <text:p text:style-name="Preformatted_20_Text"><text:span text:style-name="Source_20_Text"><text:span text:style-name="T172">img-container img{</text:span></text:span></text:p>
      <text:p text:style-name="Preformatted_20_Text"><text:span text:style-name="Source_20_Text"><text:span text:style-name="T172"><text:s text:c="3"/>-webkit-transition: -webkit-transform .5s ease;</text:span></text:span></text:p>
      <text:p text:style-name="Preformatted_20_Text"><text:span text:style-name="Source_20_Text"><text:span text:style-name="T172"><text:s text:c="3"/>transition: transform .5s ease;</text:span></text:span></text:p>
      <text:p text:style-name="Preformatted_20_Text"><text:span text:style-name="Source_20_Text"><text:span text:style-name="T172">}</text:span></text:span></text:p>
      <text:p text:style-name="P186"/>
      <text:p text:style-name="Preformatted_20_Text"><text:span text:style-name="Source_20_Text"><text:span text:style-name="T172">.img-container:hover img{</text:span></text:span></text:p>
      <text:p text:style-name="Preformatted_20_Text"><text:span text:style-name="Source_20_Text"><text:span text:style-name="T172"><text:s text:c="3"/>-webkit-transform: scale(1.1);</text:span></text:span></text:p>
      <text:p text:style-name="Preformatted_20_Text"><text:span text:style-name="Source_20_Text"><text:span text:style-name="T172"><text:s text:c="3"/>transform: scale(1.1);</text:span></text:span></text:p>
      <text:p text:style-name="Preformatted_20_Text"><text:span text:style-name="Source_20_Text"><text:span text:style-name="T172">}</text:span></text:span></text:p>
      <text:p text:style-name="Preformatted_20_Text"><text:span text:style-name="Emphasis"/></text:p>
      <text:p text:style-name="Preformatted_20_Text"><text:span text:style-name="Emphasis"/></text:p>
      <text:p text:style-name="P196"><text:span text:style-name="Emphasis"><text:span text:style-name="T261">Tags semânicas HTML</text:span></text:span></text:p>
      <text:p text:style-name="P196"><text:span text:style-name="Emphasis"><text:span text:style-name="T261"/></text:span></text:p>
      <text:p text:style-name="P196"><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61"/></text:span></text:p>
      <text:p text:style-name="P196"><text:span text:style-name="Emphasis"><text:span text:style-name="T261"/></text:span></text:p>
      <text:p text:style-name="P196"><text:span text:style-name="Emphasis"><text:span text:style-name="T261"/></text:span></text:p>
      <text:p text:style-name="P196"><text:span text:style-name="Emphasis"><text:span text:style-name="T261"/></text:span></text:p>
      <text:p text:style-name="P196"><text:span text:style-name="Emphasis"><text:span text:style-name="T261"/></text:span></text:p>
      <text:p text:style-name="P196"><text:span text:style-name="Emphasis"><text:span text:style-name="T261"/></text:span></text:p>
      <text:p text:style-name="P196"><text:span text:style-name="Emphasis"><text:span text:style-name="T261"/></text:span></text:p>
      <text:p text:style-name="P196"><text:span text:style-name="Emphasis"><text:span text:style-name="T261"/></text:span></text:p>
      <text:p text:style-name="P196"><text:span text:style-name="Emphasis"><text:span text:style-name="T261"/></text:span></text:p>
      <text:p text:style-name="P196"><text:soft-page-break/><text:span text:style-name="Emphasis"><text:span text:style-name="T261"/></text:span></text:p>
      <text:p text:style-name="P196"><text:span text:style-name="Emphasis"><text:span text:style-name="T139">&lt;header&gt;&lt;/header&gt; - </text:span></text:span><text:span text:style-name="Emphasis"><text:span text:style-name="T212">Tag para cabeçalhos</text:span></text:span></text:p>
      <text:p text:style-name="P196"><text:span text:style-name="Emphasis"><text:span text:style-name="T212"/></text:span></text:p>
      <text:p text:style-name="P196"><text:span text:style-name="Emphasis"><text:span text:style-name="T139">&lt;nav&gt;&lt;/nav&gt; - </text:span></text:span><text:span text:style-name="Emphasis"><text:span text:style-name="T212">Links de Navegação</text:span></text:span></text:p>
      <text:p text:style-name="P196"><text:span text:style-name="Emphasis"><text:span text:style-name="T212"/></text:span></text:p>
      <text:p text:style-name="P196"><text:span text:style-name="Emphasis"><text:span text:style-name="T139">&lt;article&gt;&lt;/article&gt; - </text:span></text:span><text:span text:style-name="Emphasis"><text:span text:style-name="T212">Utilizar em conteúdos auto contido</text:span></text:span></text:p>
      <text:p text:style-name="P196"><text:span text:style-name="Emphasis"><text:span text:style-name="T139"/></text:span></text:p>
      <text:p text:style-name="P196"><text:span text:style-name="Emphasis"><text:span text:style-name="T139">&lt;main&gt;&lt;/main&gt; - </text:span></text:span><text:span text:style-name="Emphasis"><text:span text:style-name="T212">Informações principais da pagina</text:span></text:span></text:p>
      <text:p text:style-name="P196"><text:span text:style-name="Emphasis"><text:span text:style-name="T212"/></text:span></text:p>
      <text:p text:style-name="P196"><text:span text:style-name="Emphasis"><text:span text:style-name="T139">&lt;section&gt;&lt;/section&gt; - </text:span></text:span><text:span text:style-name="Emphasis"><text:span text:style-name="T212">Tag pra uma seção</text:span></text:span></text:p>
      <text:p text:style-name="P196"><text:span text:style-name="Emphasis"><text:span text:style-name="T212"/></text:span></text:p>
      <text:p text:style-name="P196"><text:span text:style-name="Emphasis"><text:span text:style-name="T212">&lt;</text:span></text:span><text:span text:style-name="Emphasis"><text:span text:style-name="T139">aside&gt;&lt;/aside&gt; - </text:span></text:span><text:span text:style-name="Emphasis"><text:span text:style-name="T212">Tag para barra lateral</text:span></text:span></text:p>
      <text:p text:style-name="P196"><text:span text:style-name="Emphasis"><text:span text:style-name="T212"/></text:span></text:p>
      <text:p text:style-name="P196"><text:span text:style-name="Emphasis"><text:span text:style-name="T139">&lt;footer&gt;&lt;/footer&gt; - </text:span></text:span><text:span text:style-name="Emphasis"><text:span text:style-name="T212">Rodapé.</text:span></text:span></text:p>
      <text:p text:style-name="P196"><text:span text:style-name="Emphasis"><text:span text:style-name="T212"/></text:span></text:p>
      <text:p text:style-name="P213"><text:span text:style-name="Emphasis"><text:span text:style-name="T157">&lt;button onclick=”function;”&gt;&lt;/button&gt; - </text:span></text:span><text:span text:style-name="Emphasis"><text:span text:style-name="T227">Cria um botão e executa a função ao clickar.</text:span></text:span></text:p>
      <text:p text:style-name="P213"><text:span text:style-name="Emphasis"><text:span text:style-name="T227"/></text:span></text:p>
      <text:p text:style-name="P214"><text:span text:style-name="Emphasis"><text:span text:style-name="T158">&lt;input type=text </text:span></text:span><text:span text:style-name="Emphasis"><text:span text:style-name="T159">placehoder = “letras de fundo”</text:span></text:span><text:span text:style-name="Emphasis"><text:span text:style-name="T158">&gt; - </text:span></text:span><text:span text:style-name="Emphasis"><text:span text:style-name="T228">Cria uma barra de escrita.</text:span></text:span></text:p>
      <text:p text:style-name="P196"><text:span text:style-name="Emphasis"><text:span text:style-name="T212"/></text:span></text:p>
      <text:p text:style-name="P197"><text:span text:style-name="Emphasis"><text:span text:style-name="T140">Site com lista de tags semânticas:</text:span></text:span></text:p>
      <text:p text:style-name="P196"><text:span text:style-name="Emphasis"><text:span text:style-name="T212"/></text:span></text:p>
      <text:p text:style-name="P196"><text:a xlink:type="simple" xlink:href="https://htmlreference.io/" text:style-name="Internet_20_link" text:visited-style-name="Visited_20_Internet_20_Link"><text:span text:style-name="Emphasis"><text:span text:style-name="T212">https://htmlreference.io/</text:span></text:span></text:a></text:p>
      <text:p text:style-name="P196"><text:span text:style-name="Emphasis"><text:span text:style-name="T212"/></text:span></text:p>
      <text:p text:style-name="P203"><text:span text:style-name="Emphasis"><text:span text:style-name="T212"/></text:span></text:p>
      <text:p text:style-name="P199"><text:span text:style-name="Emphasis"><text:span text:style-name="T262">Bloco 4 – Introdução a Javascript e à Lógica de Programação</text:span></text:span></text:p>
      <text:p text:style-name="P198"><text:span text:style-name="Emphasis"><text:span text:style-name="T262"/></text:span></text:p>
      <text:p text:style-name="P198"><text:span text:style-name="Emphasis"><text:span text:style-name="T264">Javascript – Primeiros passos:</text:span></text:span></text:p>
      <text:p text:style-name="P198"><text:span text:style-name="Emphasis"><text:span text:style-name="T264"/></text:span></text:p>
      <text:p text:style-name="P198"><text:span text:style-name="Emphasis"><text:span text:style-name="T141">let – </text:span></text:span><text:span text:style-name="Emphasis"><text:span text:style-name="T215">Consegue reatribuir valor quantas vezes precisar</text:span></text:span><text:span text:style-name="Emphasis"><text:span text:style-name="T213">.</text:span></text:span></text:p>
      <text:p text:style-name="P198"><text:span text:style-name="Emphasis"><text:span text:style-name="T213"/></text:span></text:p>
      <text:p text:style-name="P205"><text:span text:style-name="Emphasis"><text:span text:style-name="T143">Const – </text:span></text:span><text:span text:style-name="Emphasis"><text:span text:style-name="T215">Variável que não consegue ter valor reatribuido.</text:span></text:span></text:p>
      <text:p text:style-name="P204"><text:span text:style-name="Emphasis"><text:span text:style-name="T142"/></text:span></text:p>
      <text:p text:style-name="P204"><text:span text:style-name="Emphasis"><text:span text:style-name="T142">console.log() - </text:span></text:span><text:span text:style-name="Emphasis"><text:span text:style-name="T214">Mostra algum item no console.</text:span></text:span></text:p>
      <text:p text:style-name="P204"><text:span text:style-name="Emphasis"><text:span text:style-name="T214"/></text:span></text:p>
      <text:p text:style-name="P207"><text:span text:style-name="Emphasis"><text:span text:style-name="T145">break – </text:span></text:span><text:span text:style-name="Emphasis"><text:span text:style-name="T217">Para o switch case.</text:span></text:span></text:p>
      <text:p text:style-name="P207"><text:span text:style-name="Emphasis"><text:span text:style-name="T217"/></text:span></text:p>
      <text:p text:style-name="P208"><text:span text:style-name="Emphasis"><text:span text:style-name="T147">Typeof – </text:span></text:span><text:span text:style-name="Emphasis"><text:span text:style-name="T219">Tipo da variável</text:span></text:span></text:p>
      <text:p text:style-name="P208"><text:span text:style-name="Emphasis"><text:span text:style-name="T219"/></text:span></text:p>
      <text:p text:style-name="P208"><text:span text:style-name="Emphasis"><text:span text:style-name="T147">alert – </text:span></text:span><text:span text:style-name="Emphasis"><text:span text:style-name="T219">Um alerta no navegador.</text:span></text:span></text:p>
      <text:p text:style-name="P207"><text:span text:style-name="Emphasis"><text:span text:style-name="T217"/></text:span></text:p>
      <text:p text:style-name="P207"><text:span text:style-name="Emphasis"><text:span text:style-name="T144">If ( </text:span></text:span><text:span text:style-name="Emphasis"><text:span text:style-name="T216">condição){s</text:span></text:span></text:p>
      <text:p text:style-name="P206"><text:span text:style-name="Emphasis"><text:span text:style-name="T216"/></text:span></text:p>
      <text:p text:style-name="P206"><text:span text:style-name="Emphasis"><text:span text:style-name="T216">}</text:span></text:span><text:span text:style-name="Emphasis"><text:span text:style-name="T144">else </text:span></text:span><text:span text:style-name="Emphasis"><text:span text:style-name="T146">if (</text:span></text:span><text:span text:style-name="Emphasis"><text:span text:style-name="T218">condição</text:span></text:span><text:span text:style-name="Emphasis"><text:span text:style-name="T146">)</text:span></text:span><text:span text:style-name="Emphasis"><text:span text:style-name="T144"> {</text:span></text:span></text:p>
      <text:p text:style-name="P206"><text:span text:style-name="Emphasis"><text:span text:style-name="T144"/></text:span></text:p>
      <text:p text:style-name="P206"><text:span text:style-name="Emphasis"><text:span text:style-name="T144">}</text:span></text:span><text:span text:style-name="Emphasis"><text:span text:style-name="T146">else{</text:span></text:span></text:p>
      <text:p text:style-name="P206"><text:span text:style-name="Emphasis"><text:span text:style-name="T146"/></text:span></text:p>
      <text:p text:style-name="P207"><text:span text:style-name="Emphasis"><text:span text:style-name="T146">}</text:span></text:span></text:p>
      <text:p text:style-name="P207"><text:span text:style-name="Emphasis"><text:span text:style-name="T146">switch(</text:span></text:span><text:span text:style-name="Emphasis"><text:span text:style-name="T218">variável</text:span></text:span><text:span text:style-name="Emphasis"><text:span text:style-name="T146">){</text:span></text:span></text:p>
      <text:p text:style-name="P207"><text:soft-page-break/><text:span text:style-name="Emphasis"><text:span text:style-name="T146">case 1:</text:span></text:span></text:p>
      <text:p text:style-name="P207"><text:span text:style-name="Emphasis"><text:span text:style-name="T146"/></text:span></text:p>
      <text:p text:style-name="P207"><text:span text:style-name="Emphasis"><text:span text:style-name="T146">case 2:</text:span></text:span></text:p>
      <text:p text:style-name="P207"><text:span text:style-name="Emphasis"><text:span text:style-name="T146"/></text:span></text:p>
      <text:p text:style-name="P207"><text:span text:style-name="Emphasis"><text:span text:style-name="T146">case 3:</text:span></text:span></text:p>
      <text:p text:style-name="P207"><text:span text:style-name="Emphasis"><text:span text:style-name="T146"/></text:span></text:p>
      <text:p text:style-name="P209"><text:span text:style-name="Emphasis"><text:span text:style-name="T148">default:</text:span></text:span></text:p>
      <text:p text:style-name="P209"><text:span text:style-name="Emphasis"><text:span text:style-name="T148"/></text:span></text:p>
      <text:p text:style-name="P207"><text:span text:style-name="Emphasis"><text:span text:style-name="T146">}</text:span></text:span></text:p>
      <text:p text:style-name="P207"><text:span text:style-name="Emphasis"><text:span text:style-name="T146"/></text:span></text:p>
      <text:p text:style-name="P210"><text:span text:style-name="Emphasis"><text:span text:style-name="T265">Javascript – Array e Loop For</text:span></text:span></text:p>
      <text:p text:style-name="P207"><text:span text:style-name="Emphasis"><text:span text:style-name="T149"/></text:span></text:p>
      <text:p text:style-name="P207"><text:span text:style-name="Emphasis"><text:span text:style-name="T149">.</text:span></text:span><text:span text:style-name="Emphasis"><text:span text:style-name="T150">push(</text:span></text:span><text:span text:style-name="Emphasis"><text:span text:style-name="T151">elemento</text:span></text:span><text:span text:style-name="Emphasis"><text:span text:style-name="T150">)– </text:span></text:span><text:span text:style-name="Emphasis"><text:span text:style-name="T220">Coloca um elemento ao final do array</text:span></text:span></text:p>
      <text:p text:style-name="P207"><text:span text:style-name="Emphasis"><text:span text:style-name="T220"/></text:span></text:p>
      <text:p text:style-name="P210"><text:span text:style-name="Emphasis"><text:span text:style-name="T150">array[3] = elemento – </text:span></text:span><text:span text:style-name="Emphasis"><text:span text:style-name="T220">Adiciona o elemento na posição 3 do array</text:span></text:span></text:p>
      <text:p text:style-name="P210"><text:span text:style-name="Emphasis"><text:span text:style-name="T220"/></text:span></text:p>
      <text:p text:style-name="P210"><text:span text:style-name="Emphasis"><text:span text:style-name="T150">.lengh – </text:span></text:span><text:span text:style-name="Emphasis"><text:span text:style-name="T220">Mostra o tamanho do array</text:span></text:span></text:p>
      <text:p text:style-name="P210"><text:span text:style-name="Emphasis"><text:span text:style-name="T220"/></text:span></text:p>
      <text:p text:style-name="P210"><text:span text:style-name="Emphasis"><text:span text:style-name="T150">.sort – </text:span></text:span><text:span text:style-name="Emphasis"><text:span text:style-name="T220">Organiza o array em ordem alfabética</text:span></text:span></text:p>
      <text:p text:style-name="P210"><text:span text:style-name="Emphasis"><text:span text:style-name="T220"/></text:span></text:p>
      <text:p text:style-name="P210"><text:span text:style-name="Emphasis"><text:span text:style-name="T150">.</text:span></text:span><text:span text:style-name="Emphasis"><text:span text:style-name="T151">unshift(elemento) - </text:span></text:span><text:span text:style-name="Emphasis"><text:span text:style-name="T221">Adiciona um elemento no inicio do array.</text:span></text:span></text:p>
      <text:p text:style-name="P210"><text:span text:style-name="Emphasis"><text:span text:style-name="T221"/></text:span></text:p>
      <text:p text:style-name="P210"><text:span text:style-name="Emphasis"><text:span text:style-name="T151">.pop() - </text:span></text:span><text:span text:style-name="Emphasis"><text:span text:style-name="T221">Remove o ultimo elemento do Array</text:span></text:span></text:p>
      <text:p text:style-name="P210"><text:span text:style-name="Emphasis"><text:span text:style-name="T221"/></text:span></text:p>
      <text:p text:style-name="P210"><text:span text:style-name="Emphasis"><text:span text:style-name="T151">.shift() - </text:span></text:span><text:span text:style-name="Emphasis"><text:span text:style-name="T221">Remove o primeiro elemento do array.</text:span></text:span></text:p>
      <text:p text:style-name="P210"><text:span text:style-name="Emphasis"><text:span text:style-name="T221"/></text:span></text:p>
      <text:p text:style-name="P210"><text:span text:style-name="Emphasis"><text:span text:style-name="T151">.</text:span></text:span><text:span text:style-name="Emphasis"><text:span text:style-name="T152">indexOf(elemento) – </text:span></text:span><text:span text:style-name="Emphasis"><text:span text:style-name="T222">Procura indice de um elemento no array</text:span></text:span></text:p>
      <text:p text:style-name="P210"><text:span text:style-name="Emphasis"><text:span text:style-name="T222"/></text:span></text:p>
      <text:p text:style-name="P210"><text:span text:style-name="Emphasis"><text:span text:style-name="T152">.</text:span></text:span><text:span text:style-name="Emphasis"><text:span text:style-name="T156">toUpperCase = </text:span></text:span><text:span text:style-name="Emphasis"><text:span text:style-name="T226">Transforma toda string pra letras maiúsculas.</text:span></text:span></text:p>
      <text:p text:style-name="P210"><text:span text:style-name="Emphasis"><text:span text:style-name="T226"/></text:span></text:p>
      <text:p text:style-name="P210"><text:span text:style-name="Emphasis"><text:span text:style-name="T156">.toLowerCase = </text:span></text:span><text:span text:style-name="Emphasis"><text:span text:style-name="T226">Transforma toda string pra letras minúsculas.</text:span></text:span></text:p>
      <text:p text:style-name="P210"><text:span text:style-name="Emphasis"><text:span text:style-name="T222"/></text:span></text:p>
      <text:p text:style-name="Standard"><text:span text:style-name="Emphasis"><text:span text:style-name="T9">for(let name of names){ <text:s/>- </text:span></text:span><text:span text:style-name="Emphasis"><text:span text:style-name="T5">Formato do for/of.</text:span></text:span></text:p>
      <text:p text:style-name="P2">console.log(name);</text:p>
      <text:p text:style-name="P2">}</text:p>
      <text:p text:style-name="P210"><text:span text:style-name="Emphasis"><text:span text:style-name="T222"/></text:span></text:p>
      <text:p text:style-name="P211"><text:span text:style-name="Emphasis"><text:span text:style-name="T154">Math.radom() - </text:span></text:span><text:span text:style-name="Emphasis"><text:span text:style-name="T224">Dá um numero aleatorio entre 0 e 1.</text:span></text:span></text:p>
      <text:p text:style-name="P211"><text:span text:style-name="Emphasis"><text:span text:style-name="T224"/></text:span></text:p>
      <text:p text:style-name="P210"><text:span text:style-name="Emphasis"><text:span text:style-name="T153">Math</text:span></text:span><text:span text:style-name="Emphasis"><text:span text:style-name="T152">.</text:span></text:span><text:span text:style-name="Emphasis"><text:span text:style-name="T153">floor</text:span></text:span><text:span text:style-name="Emphasis"><text:span text:style-name="T155">()</text:span></text:span><text:span text:style-name="Emphasis"><text:span text:style-name="T153"> – </text:span></text:span><text:span text:style-name="Emphasis"><text:span text:style-name="T223">Arrendonda pra baixo.</text:span></text:span></text:p>
      <text:p text:style-name="P210"><text:span text:style-name="Emphasis"><text:span text:style-name="T223"/></text:span></text:p>
      <text:p text:style-name="P210"><text:span text:style-name="Emphasis"><text:span text:style-name="T153">Math.ceil</text:span></text:span><text:span text:style-name="Emphasis"><text:span text:style-name="T155">()</text:span></text:span><text:span text:style-name="Emphasis"><text:span text:style-name="T153"> – </text:span></text:span><text:span text:style-name="Emphasis"><text:span text:style-name="T223">Arredonda pra cima.</text:span></text:span></text:p>
      <text:p text:style-name="P210"><text:span text:style-name="Emphasis"><text:span text:style-name="T223"/></text:span></text:p>
      <text:p text:style-name="P212"><text:span text:style-name="Emphasis"><text:span text:style-name="T266">Javascript – Objetos e Funções</text:span></text:span></text:p>
      <text:p text:style-name="P212"><text:span text:style-name="Emphasis"><text:span text:style-name="T266"/></text:span></text:p>
      <text:p text:style-name="Preformatted_20_Text"><text:span text:style-name="Source_20_Text"><text:span text:style-name="T240">let car = {</text:span></text:span></text:p>
      <text:p text:style-name="Preformatted_20_Text"><text:span text:style-name="Source_20_Text"><text:span text:style-name="T240"/></text:span></text:p>
      <text:p text:style-name="Preformatted_20_Text"><text:span text:style-name="Source_20_Text"><text:span text:style-name="T240"><text:s text:c="2"/>type: 'Fiat',</text:span></text:span></text:p>
      <text:p text:style-name="Preformatted_20_Text"><text:span text:style-name="Source_20_Text"><text:span text:style-name="T240"><text:s text:c="2"/>model: '500',</text:span></text:span></text:p>
      <text:p text:style-name="Preformatted_20_Text"><text:span text:style-name="Source_20_Text"><text:span text:style-name="T240"><text:s text:c="2"/>color: 'white',</text:span></text:span></text:p>
      <text:p text:style-name="Preformatted_20_Text"><text:span text:style-name="Source_20_Text"><text:span text:style-name="T240"/></text:span></text:p>
      <text:p text:style-name="Preformatted_20_Text"><text:span text:style-name="Source_20_Text"><text:span text:style-name="T240">};</text:span></text:span></text:p>
      <text:p text:style-name="Preformatted_20_Text"><text:soft-page-break/><text:span text:style-name="Source_20_Text"><text:span text:style-name="T240"/></text:span></text:p>
      <text:p text:style-name="Standard"><text:span text:style-name="Source_20_Text"><text:span text:style-name="T270">Como acessar informação do objeto: car.type / car[‘type’]</text:span></text:span></text:p>
      <text:p text:style-name="P135"/>
      <text:p text:style-name="P135">Como adicionar uma nova informação: <text:s/>car[‘nome da propriedade’] = informação a ser add.</text:p>
      <text:p text:style-name="P135"/>
      <text:p text:style-name="P135"><text:span text:style-name="T9">.split()</text:span> - Transforma a string em array</text:p>
      <text:p text:style-name="P135"/>
      <text:p text:style-name="P135"><text:span text:style-name="T9">.reverse()</text:span> - Inverte um array</text:p>
      <text:p text:style-name="P135"><text:span text:style-name="T9">.join()</text:span> - Transforma um array em string</text:p>
      <text:p text:style-name="P135"/>
      <text:p text:style-name="P135"><text:span text:style-name="T9">Math.abs</text:span><text:span text:style-name="T12">()</text:span><text:span text:style-name="T9"> </text:span>– Numero absoluto</text:p>
      <text:p text:style-name="P135"/>
      <text:p text:style-name="P143">Math.max(...array) – <text:span text:style-name="T1">Maior número dentro do array</text:span></text:p>
      <text:p text:style-name="P135"/>
      <text:p text:style-name="P135"><text:span text:style-name="T9">parseInt</text:span><text:span text:style-name="T12">()</text:span> – Transforma numero string em in</text:p>
      <text:p text:style-name="P135"/>
      <text:p text:style-name="P141">.toFixed(<text:span text:style-name="T1">num de casas decimais</text:span>) – <text:span text:style-name="T1">Regula a quantidade de casas decimais de um numero.</text:span></text:p>
      <text:p text:style-name="P136"/>
      <text:p text:style-name="P143">Array.filter(elem =&gt; elem === 2) – <text:span text:style-name="T1">Adiciona o elemento do array que atender as condições em um novo array.</text:span></text:p>
      <text:p text:style-name="P136"/>
      <text:p text:style-name="P141">‘<text:span text:style-name="T314">\n’ – </text:span><text:span text:style-name="T6">Quebra de linha dentro do console.</text:span></text:p>
      <text:p text:style-name="P137"/>
      <text:p text:style-name="Standard"><text:span text:style-name="Source_20_Text"><text:span text:style-name="T307">.sort(function(a, b) {return a – b;}) - </text:span></text:span><text:span text:style-name="Source_20_Text"><text:span text:style-name="T310">Organiza Array de números em ordem crescente.</text:span></text:span></text:p>
      <text:p text:style-name="Standard"><text:span text:style-name="Source_20_Text"><text:span text:style-name="T310"/></text:span></text:p>
      <text:p text:style-name="Standard"><text:span text:style-name="Source_20_Text"><text:span text:style-name="T309">array</text:span></text:span><text:span text:style-name="Source_20_Text"><text:span text:style-name="T308">.</text:span></text:span><text:span text:style-name="Source_20_Text"><text:span text:style-name="T309">includes(‘toucinho’) – </text:span></text:span><text:span text:style-name="Source_20_Text"><text:span text:style-name="T311">Retorna true ou false caso tenha a ocorrencia da string no array</text:span></text:span></text:p>
      <text:p text:style-name="Standard"><text:span text:style-name="Source_20_Text"><text:span text:style-name="T310"/></text:span></text:p>
      <text:p text:style-name="P142">Notação do regex:</text:p>
      <text:p text:style-name="P139"/>
      <text:p text:style-name="P142">/\d/<text:span text:style-name="T316">g</text:span><text:span text:style-name="T7">- </text:span><text:span text:style-name="T1"><text:s/>pra pegar </text:span><text:span text:style-name="T7">todos</text:span><text:span text:style-name="T1"> numeros</text:span></text:p>
      <text:p text:style-name="P138"/>
      <text:p text:style-name="P138"><text:span text:style-name="T9">/</text:span><text:span text:style-name="T15">e</text:span><text:span text:style-name="T9">/</text:span> - <text:span text:style-name="T315">Pra pegar a primeira letra ‘e’</text:span></text:p>
      <text:p text:style-name="P138"/>
      <text:p text:style-name="P138"><text:span text:style-name="T9">/</text:span><text:span text:style-name="T15">e</text:span><text:span text:style-name="T9">/</text:span><text:span text:style-name="T15">g</text:span><text:span text:style-name="T315"> – Pra pegar todas as letras ‘e’</text:span></text:p>
      <text:p text:style-name="P138"/>
      <text:p text:style-name="P144"><text:span text:style-name="T9">/</text:span><text:span text:style-name="T14">e+/</text:span><text:span text:style-name="T316"> - </text:span><text:span text:style-name="T33">Pega o primeiro grupo de ‘e’</text:span></text:p>
      <text:p text:style-name="P140"/>
      <text:p text:style-name="P140"><text:span text:style-name="T9">/e+/g </text:span>– Pega todos os grupos de ‘e’</text:p>
      <text:p text:style-name="P140"/>
      <text:p text:style-name="P140"><text:span text:style-name="T9">/[a-z]/g </text:span>– Pega todas as letras de A a Z</text:p>
      <text:p text:style-name="P140"/>
      <text:p text:style-name="P140"><text:span text:style-name="T9">/\D/g</text:span> – Pega tudo exceto números</text:p>
      <text:p text:style-name="P140"/>
      <text:p text:style-name="P140"><text:span text:style-name="T9">/\w/g</text:span> – Pega todos caracteres alfanumericos</text:p>
      <text:p text:style-name="P140"/>
      <text:p text:style-name="P140"><text:span text:style-name="T9">/\W/g</text:span> – Pega apenas caracteres especiais</text:p>
      <text:p text:style-name="P140"/>
      <text:p text:style-name="P140"><text:span text:style-name="T9">/</text:span><text:span text:style-name="T13">\s/g</text:span><text:span text:style-name="T317"> – Pega todos espaços e quebra de linha</text:span></text:p>
      <text:p text:style-name="P140"/>
      <text:p text:style-name="P143">Notação do if ternário:</text:p>
      <text:p text:style-name="P143"/>
      <text:p text:style-name="P143">condição ? Valor1 : Valor2</text:p>
      <text:p text:style-name="P143"><text:soft-page-break/></text:p>
      <text:p text:style-name="P143">Exemplificando:</text:p>
      <text:p text:style-name="P143"/>
      <text:p text:style-name="P143">let x = valor &gt; 5 ? ‘maior que 5’ : ‘menor que 5’; - <text:span text:style-name="T1">Se valor for maior que 5, a variável x recebe a string ‘maior que 5’, se não, recebe a string ‘menor que 5’.</text:span></text:p>
      <text:p text:style-name="P140"><text:s/></text:p>
      <text:p text:style-name="P140"/>
      <text:p text:style-name="P140"/>
      <text:p text:style-name="P200"><text:span text:style-name="Emphasis"><text:span text:style-name="T262">Bloco </text:span></text:span><text:span text:style-name="Emphasis"><text:span text:style-name="T263">5 – Javascript: DOM, Eventos e Web Storage</text:span></text:span></text:p>
      <text:p text:style-name="P200"><text:span text:style-name="Emphasis"><text:span text:style-name="T263"/></text:span></text:p>
      <text:p text:style-name="P200"><text:span text:style-name="Emphasis"><text:span text:style-name="T267">Javascript – DOM e seletores:</text:span></text:span></text:p>
      <text:p text:style-name="P200"><text:span text:style-name="Emphasis"><text:span text:style-name="T267"/></text:span></text:p>
      <text:p text:style-name="P145"><text:span text:style-name="Emphasis"><text:span text:style-name="T173">document.getElementById(“</text:span></text:span><text:span text:style-name="Emphasis"><text:span text:style-name="T174">id”</text:span></text:span><text:span text:style-name="Emphasis"><text:span text:style-name="T173">) – </text:span></text:span><text:span text:style-name="Emphasis"><text:span text:style-name="T241">Retorna o elemento com o ID especificado.</text:span></text:span></text:p>
      <text:p text:style-name="P145"><text:span text:style-name="Emphasis"><text:span text:style-name="T241"/></text:span></text:p>
      <text:p text:style-name="P146"><text:span text:style-name="Emphasis"><text:span text:style-name="T173">document.getElementById(“</text:span></text:span><text:span text:style-name="Emphasis"><text:span text:style-name="T255">id”</text:span></text:span><text:span text:style-name="Emphasis"><text:span text:style-name="T173">).</text:span></text:span><text:span text:style-name="Emphasis"><text:span text:style-name="T174">innerHTML – </text:span></text:span><text:span text:style-name="Emphasis"><text:span text:style-name="T242">Retorna o conteúdo do elemento do ID específico, incluindo tags que tiverem dentro.</text:span></text:span></text:p>
      <text:p text:style-name="P146"><text:span text:style-name="Emphasis"><text:span text:style-name="T242"/></text:span></text:p>
      <text:p text:style-name="P146"><text:span text:style-name="Emphasis"><text:span text:style-name="T173">document.getElementById(“</text:span></text:span><text:span text:style-name="Emphasis"><text:span text:style-name="T255">id”</text:span></text:span><text:span text:style-name="Emphasis"><text:span text:style-name="T173">).</text:span></text:span><text:span text:style-name="Emphasis"><text:span text:style-name="T174">innerText– </text:span></text:span><text:span text:style-name="Emphasis"><text:span text:style-name="T242">Retorna apenas o conteúdo (texto) do elemento do ID específico.</text:span></text:span></text:p>
      <text:p text:style-name="P146"><text:span text:style-name="Emphasis"><text:span text:style-name="T242"/></text:span></text:p>
      <text:p text:style-name="P147"><text:span text:style-name="Emphasis"><text:span text:style-name="T173">document.getElementById(“</text:span></text:span><text:span text:style-name="Emphasis"><text:span text:style-name="T174">id”</text:span></text:span><text:span text:style-name="Emphasis"><text:span text:style-name="T173">).</text:span></text:span><text:span text:style-name="Emphasis"><text:span text:style-name="T175">style</text:span></text:span><text:span text:style-name="Emphasis"><text:span text:style-name="T173"> – </text:span></text:span><text:span text:style-name="Emphasis"><text:span text:style-name="T241">Retorna o</text:span></text:span><text:span text:style-name="Emphasis"><text:span text:style-name="T243">s estilos aplicados na tag daquele ID.</text:span></text:span></text:p>
      <text:p text:style-name="P147"><text:span text:style-name="Emphasis"><text:span text:style-name="T243"/></text:span></text:p>
      <text:p text:style-name="P148"><text:span text:style-name="Emphasis"><text:span text:style-name="T173">document.getElementBy</text:span></text:span><text:span text:style-name="Emphasis"><text:span text:style-name="T176">ClassName</text:span></text:span><text:span text:style-name="Emphasis"><text:span text:style-name="T173">(“</text:span></text:span><text:span text:style-name="Emphasis"><text:span text:style-name="T176">class</text:span></text:span><text:span text:style-name="Emphasis"><text:span text:style-name="T174">”</text:span></text:span><text:span text:style-name="Emphasis"><text:span text:style-name="T173">) – </text:span></text:span><text:span text:style-name="Emphasis"><text:span text:style-name="T244">Retorna todos os elementos <text:s/>que tiverem a classe atual com índice em um array.</text:span></text:span></text:p>
      <text:p text:style-name="P148"><text:span text:style-name="Emphasis"><text:span text:style-name="T244"/></text:span></text:p>
      <text:p text:style-name="P148"><text:span text:style-name="Emphasis"><text:span text:style-name="T173">document.getElementBy</text:span></text:span><text:span text:style-name="Emphasis"><text:span text:style-name="T176">ClassName</text:span></text:span><text:span text:style-name="Emphasis"><text:span text:style-name="T173">(“</text:span></text:span><text:span text:style-name="Emphasis"><text:span text:style-name="T176">class</text:span></text:span><text:span text:style-name="Emphasis"><text:span text:style-name="T174">”</text:span></text:span><text:span text:style-name="Emphasis"><text:span text:style-name="T173">)</text:span></text:span><text:span text:style-name="Emphasis"><text:span text:style-name="T176">[0].innerText – </text:span></text:span><text:span text:style-name="Emphasis"><text:span text:style-name="T244">Retorna o conteúdo da primeira posição da lista de elementos da classe especificada.</text:span></text:span></text:p>
      <text:p text:style-name="P148"><text:span text:style-name="Emphasis"><text:span text:style-name="T244"/></text:span></text:p>
      <text:p text:style-name="P150"><text:span text:style-name="Emphasis"><text:span text:style-name="T178">d</text:span></text:span><text:span text:style-name="Emphasis"><text:span text:style-name="T177">ocument.getElementByTagName(“p”) – </text:span></text:span><text:span text:style-name="Emphasis"><text:span text:style-name="T245">Retorna uma lista com todos os elementos com a tag “p”.</text:span></text:span></text:p>
      <text:p text:style-name="P149"><text:span text:style-name="Emphasis"><text:span text:style-name="T245"/></text:span></text:p>
      <text:p text:style-name="P150"><text:span text:style-name="Emphasis"><text:span text:style-name="T178">d</text:span></text:span><text:span text:style-name="Emphasis"><text:span text:style-name="T177">ocument.</text:span></text:span><text:span text:style-name="Emphasis"><text:span text:style-name="T178">querySelector</text:span></text:span><text:span text:style-name="Emphasis"><text:span text:style-name="T177">(“</text:span></text:span><text:span text:style-name="Emphasis"><text:span text:style-name="T178">#id</text:span></text:span><text:span text:style-name="Emphasis"><text:span text:style-name="T177">”) – </text:span></text:span><text:span text:style-name="Emphasis"><text:span text:style-name="T246">Retorna o elemento com ID especificado.</text:span></text:span></text:p>
      <text:p text:style-name="P150"><text:span text:style-name="Emphasis"><text:span text:style-name="T246"/></text:span></text:p>
      <text:p text:style-name="P158"><text:span text:style-name="Emphasis"><text:span text:style-name="T178">d</text:span></text:span><text:span text:style-name="Emphasis"><text:span text:style-name="T177">ocument.</text:span></text:span><text:span text:style-name="Emphasis"><text:span text:style-name="T178">querySelector</text:span></text:span><text:span text:style-name="Emphasis"><text:span text:style-name="T177">(“</text:span></text:span><text:span text:style-name="Emphasis"><text:span text:style-name="T178">.classe p</text:span></text:span><text:span text:style-name="Emphasis"><text:span text:style-name="T177">”) -</text:span></text:span><text:span text:style-name="Emphasis"><text:span text:style-name="T245"> <text:s/></text:span></text:span><text:span text:style-name="Emphasis"><text:span text:style-name="T246">Retorna o primeiro elemento p, que se encontra dentro da “classe”. </text:span></text:span></text:p>
      <text:p text:style-name="P158"><text:span text:style-name="Emphasis"><text:span text:style-name="T246"/></text:span></text:p>
      <text:p text:style-name="P201"><text:span text:style-name="Emphasis"><text:span text:style-name="T267">Javascript – </text:span></text:span><text:span text:style-name="Emphasis"><text:span text:style-name="T268">Trabalhando com elementos:</text:span></text:span></text:p>
      <text:p text:style-name="P150"><text:span text:style-name="Emphasis"><text:span text:style-name="T244"/></text:span></text:p>
      <text:p text:style-name="P150"><text:span text:style-name="Emphasis"><text:span text:style-name="T176">.</text:span></text:span><text:span text:style-name="Emphasis"><text:span text:style-name="T179">parentNode – </text:span></text:span><text:span text:style-name="Emphasis"><text:span text:style-name="T247">retorna o nó pai.</text:span></text:span></text:p>
      <text:p text:style-name="P150"><text:span text:style-name="Emphasis"><text:span text:style-name="T247"/></text:span></text:p>
      <text:p text:style-name="Standard"><text:span text:style-name="Emphasis"><text:span text:style-name="Source_20_Text"><text:span text:style-name="T287">.parentElement</text:span></text:span></text:span><text:span text:style-name="Emphasis"><text:span text:style-name="Source_20_Text"><text:span text:style-name="T270"> -</text:span></text:span></text:span><text:span text:style-name="Emphasis"><text:span text:style-name="T270"> retorna o elemento pai.</text:span></text:span></text:p>
      <text:p text:style-name="Standard"><text:span text:style-name="Emphasis"><text:span text:style-name="T270"/></text:span></text:p>
      <text:p text:style-name="Standard"><text:span text:style-name="Source_20_Text"><text:span text:style-name="T287">.ChildNodes</text:span></text:span><text:span text:style-name="Source_20_Text"><text:span text:style-name="T270"> -</text:span></text:span><text:span text:style-name="T270"> retorna um NodeList com todos os nós filhos.</text:span></text:p>
      <text:p text:style-name="P135"/>
      <text:p text:style-name="Standard"><text:span text:style-name="Source_20_Text"><text:span text:style-name="T287">.Children</text:span></text:span><text:span text:style-name="Source_20_Text"><text:span text:style-name="T270"> -</text:span></text:span><text:span text:style-name="T270"> retorna um HTMLCollection com todos os elementos filhos.</text:span></text:p>
      <text:p text:style-name="P135"/>
      <text:p text:style-name="Standard"><text:span text:style-name="Source_20_Text"><text:span text:style-name="T287">.FirstChild</text:span></text:span><text:span text:style-name="Source_20_Text"><text:span text:style-name="T270"> -</text:span></text:span><text:span text:style-name="T270"> retorna o primeiro nó filho.</text:span></text:p>
      <text:p text:style-name="P135"/>
      <text:p text:style-name="Standard"><text:span text:style-name="Source_20_Text"><text:span text:style-name="T287">.FirstElementChild </text:span></text:span><text:span text:style-name="Source_20_Text"><text:span text:style-name="T270">-</text:span></text:span><text:span text:style-name="T270"> retorna o primeiro elemento filho.</text:span></text:p>
      <text:p text:style-name="P135"><text:soft-page-break/></text:p>
      <text:p text:style-name="Standard"><text:span text:style-name="Source_20_Text"><text:span text:style-name="T287">.LastChild -</text:span></text:span><text:span text:style-name="T270"> retorna o último nó filho.</text:span></text:p>
      <text:p text:style-name="P135"/>
      <text:p text:style-name="Standard"><text:span text:style-name="Source_20_Text"><text:span text:style-name="T287">.LastElementChild -</text:span></text:span><text:span text:style-name="T270"> retorna o último elemento filho.</text:span></text:p>
      <text:p text:style-name="P135"/>
      <text:p text:style-name="Standard"><text:span text:style-name="Source_20_Text"><text:span text:style-name="T287">.NextSibling -</text:span></text:span><text:span text:style-name="T270"> retorna o próximo nó.</text:span></text:p>
      <text:p text:style-name="P135"/>
      <text:p text:style-name="Standard"><text:span text:style-name="Source_20_Text"><text:span text:style-name="T287">.NextElementSibling </text:span></text:span><text:span text:style-name="Source_20_Text"><text:span text:style-name="T270">-</text:span></text:span><text:span text:style-name="T270"> retorna o próximo elemento.</text:span></text:p>
      <text:p text:style-name="P135"/>
      <text:p text:style-name="Standard"><text:span text:style-name="Source_20_Text"><text:span text:style-name="T287">.PreviousSibling -</text:span></text:span><text:span text:style-name="T287"> </text:span><text:span text:style-name="T270">retorna o nó anterior.</text:span></text:p>
      <text:p text:style-name="P135"/>
      <text:p text:style-name="Standard"><text:span text:style-name="Source_20_Text"><text:span text:style-name="T287">.PreviousElementSibling -</text:span></text:span><text:span text:style-name="T270"> retorna o elemento anterior.</text:span></text:p>
      <text:p text:style-name="Standard"><text:span text:style-name="Emphasis"><text:span text:style-name="T270"/></text:span></text:p>
      <text:p text:style-name="P151"><text:span text:style-name="Emphasis"><text:span text:style-name="T288">document.createElement(“li”) – </text:span></text:span><text:span text:style-name="Emphasis"><text:span text:style-name="T271">Cria um elemento do tipo li.</text:span></text:span></text:p>
      <text:p text:style-name="P151"><text:span text:style-name="Emphasis"><text:span text:style-name="T288"/></text:span></text:p>
      <text:p text:style-name="P151"><text:span text:style-name="Emphasis"><text:span text:style-name="T288">E</text:span></text:span><text:span text:style-name="Emphasis"><text:span text:style-name="T291">lementoPai.</text:span></text:span><text:span text:style-name="Emphasis"><text:span text:style-name="T288">appendChild</text:span></text:span><text:span text:style-name="Emphasis"><text:span text:style-name="T289">(</text:span></text:span><text:span text:style-name="Emphasis"><text:span text:style-name="T288">”</text:span></text:span><text:span text:style-name="Emphasis"><text:span text:style-name="T289">element</text:span></text:span><text:span text:style-name="Emphasis"><text:span text:style-name="T291">oCriado</text:span></text:span><text:span text:style-name="Emphasis"><text:span text:style-name="T289">”)</text:span></text:span><text:span text:style-name="Emphasis"><text:span text:style-name="T288"> – </text:span></text:span><text:span text:style-name="Emphasis"><text:span text:style-name="T272">Adiciona o elemento criado como filho de um elemento já existente</text:span></text:span></text:p>
      <text:p text:style-name="P151"><text:span text:style-name="Emphasis"><text:span text:style-name="T272"/></text:span></text:p>
      <text:p text:style-name="P152"><text:span text:style-name="Emphasis"><text:span text:style-name="T291">elemento.removeChild(elementoFilho) – </text:span></text:span><text:span text:style-name="Emphasis"><text:span text:style-name="T274">Remove o elementoFilho do elemento.</text:span></text:span></text:p>
      <text:p text:style-name="P152"><text:span text:style-name="Emphasis"><text:span text:style-name="T274"/></text:span></text:p>
      <text:p text:style-name="P151"><text:span text:style-name="Emphasis"><text:span text:style-name="T272">.</text:span></text:span><text:span text:style-name="Emphasis"><text:span text:style-name="T290">className </text:span></text:span><text:span text:style-name="Emphasis"><text:span text:style-name="T292">= “nome”</text:span></text:span><text:span text:style-name="Emphasis"><text:span text:style-name="T290"> – </text:span></text:span><text:span text:style-name="Emphasis"><text:span text:style-name="T273">Adiciona uma classe ao elemento</text:span></text:span></text:p>
      <text:p text:style-name="P151"><text:span text:style-name="Emphasis"><text:span text:style-name="T273"/></text:span></text:p>
      <text:p text:style-name="P161"><text:span text:style-name="Emphasis"><text:span text:style-name="T301">elem.classList.Add (“classe”) – </text:span></text:span><text:span text:style-name="Emphasis"><text:span text:style-name="T284">Concatena uma nova classe ao elemento.</text:span></text:span></text:p>
      <text:p text:style-name="P151"><text:span text:style-name="Emphasis"><text:span text:style-name="T273"/></text:span></text:p>
      <text:p text:style-name="P157"><text:span text:style-name="Emphasis"><text:span text:style-name="T299">elem.classList.remove(“class”) – </text:span></text:span><text:span text:style-name="Emphasis"><text:span text:style-name="T282">Remove a classe de um elemento.</text:span></text:span></text:p>
      <text:p text:style-name="P151"><text:span text:style-name="Emphasis"><text:span text:style-name="T273"/></text:span></text:p>
      <text:p text:style-name="P151"><text:span text:style-name="Emphasis"><text:span text:style-name="T290">.</text:span></text:span><text:span text:style-name="Emphasis"><text:span text:style-name="T293">id = “nome” – </text:span></text:span><text:span text:style-name="Emphasis"><text:span text:style-name="T275">Adiciona um ID ao elemento.</text:span></text:span></text:p>
      <text:p text:style-name="P151"><text:span text:style-name="Emphasis"><text:span text:style-name="T275"/></text:span></text:p>
      <text:p text:style-name="P151"><text:span text:style-name="Emphasis"><text:span text:style-name="T293">.src = “nome” – </text:span></text:span><text:span text:style-name="Emphasis"><text:span text:style-name="T275">Adiciona um source ao elemento.</text:span></text:span></text:p>
      <text:p text:style-name="P151"><text:span text:style-name="Emphasis"><text:span text:style-name="T275"/></text:span></text:p>
      <text:p text:style-name="P201"><text:span text:style-name="Emphasis"><text:span text:style-name="T267">Javascript – </text:span></text:span><text:span text:style-name="Emphasis"><text:span text:style-name="T268">Eventos</text:span></text:span><text:span text:style-name="Emphasis"><text:span text:style-name="T267">:</text:span></text:span></text:p>
      <text:p text:style-name="P151"><text:span text:style-name="Emphasis"><text:span text:style-name="T275"/></text:span></text:p>
      <text:p text:style-name="P153"><text:span text:style-name="Emphasis"><text:span text:style-name="T294">Window.onload = function – </text:span></text:span><text:span text:style-name="Emphasis"><text:span text:style-name="T276">Função que será executada assim que a página for carregada.</text:span></text:span></text:p>
      <text:p text:style-name="P153"><text:span text:style-name="Emphasis"><text:span text:style-name="T276"/></text:span></text:p>
      <text:p text:style-name="P156"><text:span text:style-name="Emphasis"><text:span text:style-name="T298">Window.open (“URL”) – </text:span></text:span><text:span text:style-name="Emphasis"><text:span text:style-name="T281">Abre um link em uma nova janela.</text:span></text:span></text:p>
      <text:p text:style-name="P156"><text:span text:style-name="Emphasis"><text:span text:style-name="T281"/></text:span></text:p>
      <text:p text:style-name="P154"><text:span text:style-name="Emphasis"><text:span text:style-name="T295">alert(“Mensagem”) – </text:span></text:span><text:span text:style-name="Emphasis"><text:span text:style-name="T277">Cria um alerta na tela com a mensagem escrita.</text:span></text:span></text:p>
      <text:p text:style-name="P154"><text:span text:style-name="Emphasis"><text:span text:style-name="T277"/></text:span></text:p>
      <text:p text:style-name="P154"><text:span text:style-name="Emphasis"><text:span text:style-name="T295">.</text:span></text:span><text:span text:style-name="Emphasis"><text:span text:style-name="T296">a</text:span></text:span><text:span text:style-name="Emphasis"><text:span text:style-name="T295">ddEventListener</text:span></text:span><text:span text:style-name="Emphasis"><text:span text:style-name="T296">(“evento”, função)</text:span></text:span><text:span text:style-name="Emphasis"><text:span text:style-name="T295"> – </text:span></text:span><text:span text:style-name="Emphasis"><text:span text:style-name="T277">Pode receber como primeiro paramentro click, change, mouseover, </text:span></text:span><text:span text:style-name="Emphasis"><text:span text:style-name="T278">dblclick, mouseleave, keydown, scroll </text:span></text:span><text:span text:style-name="Emphasis"><text:span text:style-name="T279">e outros</text:span></text:span><text:span text:style-name="Emphasis"><text:span text:style-name="T278">,</text:span></text:span><text:span text:style-name="Emphasis"><text:span text:style-name="T277"> e de segundo paramentro uma função que será executada. </text:span></text:span><text:span text:style-name="Emphasis"><text:span text:style-name="T279">(</text:span></text:span><text:a xlink:type="simple" xlink:href="https://www.w3schools.com/jsref/dom_obj_event.asp" text:style-name="Internet_20_link" text:visited-style-name="Visited_20_Internet_20_Link"><text:span text:style-name="Emphasis"><text:span text:style-name="T279">Lista de Eventos DOM</text:span></text:span></text:a><text:span text:style-name="Emphasis"><text:span text:style-name="T279">)</text:span></text:span></text:p>
      <text:p text:style-name="P151"><text:span text:style-name="Emphasis"><text:span text:style-name="T273"/></text:span></text:p>
      <text:p text:style-name="P155"><text:span text:style-name="Emphasis"><text:span text:style-name="T296">Event.target – </text:span></text:span><text:span text:style-name="Emphasis"><text:span text:style-name="T278">Mostra o alvo do evento, ou seja, a tag que originou o evento.</text:span></text:span></text:p>
      <text:p text:style-name="P155"><text:span text:style-name="Emphasis"><text:span text:style-name="T278"/></text:span></text:p>
      <text:p text:style-name="P155"><text:span text:style-name="Emphasis"><text:span text:style-name="T296">Event.type - </text:span></text:span><text:span text:style-name="Emphasis"><text:span text:style-name="T278"><text:s/>Mostra o tipo de evento. (Click, mouseover, etc). </text:span></text:span><text:a xlink:type="simple" xlink:href="https://developer.mozilla.org/pt-BR/docs/Web/API/Event" text:style-name="Internet_20_link" text:visited-style-name="Visited_20_Internet_20_Link"><text:span text:style-name="Emphasis"><text:span text:style-name="T278">https://developer.mozilla.org/pt-BR/docs/Web/API/Event</text:span></text:span></text:a></text:p>
      <text:p text:style-name="P155"><text:span text:style-name="Emphasis"><text:span text:style-name="T278"/></text:span></text:p>
      <text:p text:style-name="P155"><text:span text:style-name="Emphasis"><text:span text:style-name="T296">.</text:span></text:span><text:span text:style-name="Emphasis"><text:span text:style-name="T297">value – </text:span></text:span><text:span text:style-name="Emphasis"><text:span text:style-name="T280">Retorna o conteúdo da tag.</text:span></text:span></text:p>
      <text:p text:style-name="P155"><text:span text:style-name="Emphasis"><text:span text:style-name="T280"/></text:span></text:p>
      <text:p text:style-name="P26">getComputedStyle(elemento) – <text:span text:style-name="T1">Retorna </text:span><text:span text:style-name="T8">um </text:span><text:span text:style-name="T1">objeto com todas as tags CSS.</text:span></text:p>
      <text:p text:style-name="P58"/>
      <text:p text:style-name="P27">event.keyCode – <text:span text:style-name="T1">Retorna o código da tecla apertada.</text:span></text:p>
      <text:p text:style-name="P155"><text:soft-page-break/><text:span text:style-name="Emphasis"><text:span text:style-name="T278"/></text:span></text:p>
      <text:p text:style-name="P159"><text:span text:style-name="Emphasis"><text:span text:style-name="T300">Window.innerWidth – </text:span></text:span><text:span text:style-name="Emphasis"><text:span text:style-name="T283">Retorna a largura máxima da página.</text:span></text:span></text:p>
      <text:p text:style-name="P159"><text:span text:style-name="Emphasis"><text:span text:style-name="T283"/></text:span></text:p>
      <text:p text:style-name="P201"><text:span text:style-name="Emphasis"><text:span text:style-name="T267">Javascript – </text:span></text:span><text:span text:style-name="Emphasis"><text:span text:style-name="T268">Web Storage</text:span></text:span><text:span text:style-name="Emphasis"><text:span text:style-name="T267">:</text:span></text:span></text:p>
      <text:p text:style-name="P201"><text:span text:style-name="Emphasis"><text:span text:style-name="T267"/></text:span></text:p>
      <text:p text:style-name="Standard"><text:span text:style-name="Emphasis"><text:span text:style-name="Source_20_Text"><text:span text:style-name="T257">document.cookie = "email=isabella@email.com; expires=Thu, 17 Dec 2020 12:00:00 UTC"; - </text:span></text:span></text:span><text:span text:style-name="Emphasis"><text:span text:style-name="Source_20_Text"><text:span text:style-name="T259">Armazenando a informação com data para expirar. Caso não tenha data de expiração, ao fechar o navegador o cookie será deletado.</text:span></text:span></text:span></text:p>
      <text:p text:style-name="Standard"><text:span text:style-name="Source_20_Text"><text:span text:style-name="T259"/></text:span></text:p>
      <text:p text:style-name="Standard"><text:span text:style-name="Source_20_Text"><text:span text:style-name="T287">document.cookie = "email=isabella@email.com; expires=Thu, 17 Dec 2020 12:00:00 UTC; path=/"; - </text:span></text:span><text:span text:style-name="Source_20_Text"><text:span text:style-name="T285">O atributo “path” indica qual caminho que o cookie criado pertence.</text:span></text:span></text:p>
      <text:p text:style-name="Standard"><text:span text:style-name="Source_20_Text"><text:span text:style-name="T285"/></text:span></text:p>
      <text:p text:style-name="P160"><text:span text:style-name="Source_20_Text"><text:span text:style-name="T302">LocalStorage – </text:span></text:span><text:span text:style-name="Source_20_Text"><text:span text:style-name="T286">Salva os dados sem data de expiração</text:span></text:span></text:p>
      <text:p text:style-name="P160"><text:span text:style-name="Source_20_Text"><text:span text:style-name="T286"/></text:span></text:p>
      <text:p text:style-name="P160"><text:span text:style-name="Source_20_Text"><text:span text:style-name="T302">sessionStorage – </text:span></text:span><text:span text:style-name="Source_20_Text"><text:span text:style-name="T286">Salva os dados apenas na sessão atual.</text:span></text:span></text:p>
      <text:p text:style-name="Standard"><text:span text:style-name="Source_20_Text"><text:span text:style-name="T287"/></text:span></text:p>
      <text:p text:style-name="P160"><text:span text:style-name="Source_20_Text"><text:span text:style-name="T302">LocalStorage.length – </text:span></text:span><text:span text:style-name="Source_20_Text"><text:span text:style-name="T286">Retorna a quantidade de informações</text:span></text:span></text:p>
      <text:p text:style-name="P160"><text:span text:style-name="Source_20_Text"><text:span text:style-name="T286"/></text:span></text:p>
      <text:p text:style-name="P160"><text:span text:style-name="Source_20_Text"><text:span text:style-name="T302">localStorage.setItem(“firstname”, “Adam”) – </text:span></text:span><text:span text:style-name="Source_20_Text"><text:span text:style-name="T286">Salva uma entrada com a Key = firstname e value = Adam.</text:span></text:span></text:p>
      <text:p text:style-name="P160"><text:span text:style-name="Source_20_Text"><text:span text:style-name="T286"/></text:span></text:p>
      <text:p text:style-name="P160"><text:span text:style-name="Source_20_Text"><text:span text:style-name="T302">LocalStorage.getItem(“firstname”) – </text:span></text:span><text:span text:style-name="Source_20_Text"><text:span text:style-name="T286">Retorna o valor Adam.</text:span></text:span></text:p>
      <text:p text:style-name="P160"><text:span text:style-name="Source_20_Text"><text:span text:style-name="T286"/></text:span></text:p>
      <text:p text:style-name="P160"><text:span text:style-name="Source_20_Text"><text:span text:style-name="T302">LocalStorage.removeItem(“firstname”) – </text:span></text:span><text:span text:style-name="Source_20_Text"><text:span text:style-name="T286">Remove a entrada referente a key firstname</text:span></text:span></text:p>
      <text:p text:style-name="P160"><text:span text:style-name="Source_20_Text"><text:span text:style-name="T286"/></text:span></text:p>
      <text:p text:style-name="P51"><text:span text:style-name="Source_20_Text"><text:span text:style-name="T302">localStorage.clear() - </text:span></text:span><text:span text:style-name="Source_20_Text"><text:span text:style-name="T286">Limpa todas as entradas do storage.</text:span></text:span></text:p>
      <text:p text:style-name="Standard"><text:span text:style-name="Emphasis"><text:span text:style-name="T258"/></text:span></text:p>
      <text:p text:style-name="P162"><text:span text:style-name="Emphasis"><text:span text:style-name="T180">Event.targeg.files[0] – </text:span></text:span><text:span text:style-name="Emphasis"><text:span text:style-name="T248">Retorna o caminho do arquivo do INPUT</text:span></text:span></text:p>
      <text:p text:style-name="P162"><text:span text:style-name="Emphasis"><text:span text:style-name="T248"/></text:span></text:p>
      <text:p text:style-name="P162"><text:span text:style-name="Emphasis"><text:span text:style-name="T180">URL.createObjectUrl(event.target.files[0]</text:span></text:span><text:span text:style-name="Emphasis"><text:span text:style-name="T181">)</text:span></text:span><text:span text:style-name="Emphasis"><text:span text:style-name="T180"> – </text:span></text:span><text:span text:style-name="Emphasis"><text:span text:style-name="T248">Transforma a imagem recebida em url pra ser colocada no source da tag img.</text:span></text:span></text:p>
      <text:p text:style-name="P162"><text:span text:style-name="Emphasis"><text:span text:style-name="T248"/></text:span></text:p>
      <text:p text:style-name="P163"><text:span text:style-name="Emphasis"><text:span text:style-name="T182">elem.classList.contains(‘classe’) – </text:span></text:span><text:span text:style-name="Emphasis"><text:span text:style-name="T249">Retorna true se o elemento tiver a classe especificada na lista.</text:span></text:span></text:p>
      <text:p text:style-name="P163"><text:span text:style-name="Emphasis"><text:span text:style-name="T249"/></text:span></text:p>
      <text:p text:style-name="P164"><text:span text:style-name="Emphasis"><text:span text:style-name="T183">JSON.stringify(</text:span></text:span><text:span text:style-name="Emphasis"><text:span text:style-name="T184">variável</text:span></text:span><text:span text:style-name="Emphasis"><text:span text:style-name="T183">) –</text:span></text:span><text:span text:style-name="Emphasis"><text:span text:style-name="T184"> </text:span></text:span><text:span text:style-name="Emphasis"><text:span text:style-name="T250">Transforma o tipo da variável em string.</text:span></text:span></text:p>
      <text:p text:style-name="P164"><text:span text:style-name="Emphasis"><text:span text:style-name="T250"/></text:span></text:p>
      <text:p text:style-name="P165"><text:span text:style-name="Emphasis"><text:span text:style-name="T184">JSON.parse(variável) – </text:span></text:span><text:span text:style-name="Emphasis"><text:span text:style-name="T250">Transforma de tipo string para tipo JSON.</text:span></text:span></text:p>
      <text:p text:style-name="P165"><text:span text:style-name="Emphasis"><text:span text:style-name="T250"/></text:span></text:p>
      <text:p text:style-name="P166"><text:span text:style-name="Source_20_Text"><text:span text:style-name="T304">elemPai</text:span></text:span><text:span text:style-name="Emphasis"><text:span text:style-name="Source_20_Text"><text:span text:style-name="T287">.insertBefore(</text:span></text:span></text:span><text:span text:style-name="Emphasis"><text:span text:style-name="Source_20_Text"><text:span text:style-name="T303">elem</text:span></text:span></text:span><text:span text:style-name="Emphasis"><text:span text:style-name="Source_20_Text"><text:span text:style-name="T287">, </text:span></text:span></text:span><text:span text:style-name="Emphasis"><text:span text:style-name="Source_20_Text"><text:span text:style-name="T303">elemReferencia</text:span></text:span></text:span><text:span text:style-name="Emphasis"><text:span text:style-name="Source_20_Text"><text:span text:style-name="T287">) -</text:span></text:span></text:span><text:span text:style-name="Emphasis"><text:span text:style-name="Source_20_Text"><text:span text:style-name="T270"> <text:s/></text:span></text:span></text:span><text:span text:style-name="Emphasis"><text:span text:style-name="T251">Insere antes do elemento de referência o elemento que você quer mudar de posição.</text:span></text:span></text:p>
      <text:p text:style-name="Standard"><text:span text:style-name="Emphasis"><text:span text:style-name="T287"/></text:span></text:p>
      <text:p text:style-name="P165"><text:span text:style-name="Emphasis"><text:span text:style-name="T250"/></text:span></text:p>
      <text:p text:style-name="P127"><text:span text:style-name="Emphasis"><text:span text:style-name="T305">Bloco </text:span></text:span><text:span text:style-name="Emphasis"><text:span text:style-name="T306">6</text:span></text:span><text:span text:style-name="Emphasis"><text:span text:style-name="T305"> – </text:span></text:span><text:span text:style-name="Emphasis"><text:span text:style-name="T306">HTML e CSS: Forms, Flexbox e Responsivo</text:span></text:span></text:p>
      <text:p text:style-name="P127"><text:span text:style-name="Emphasis"><text:span text:style-name="T306"/></text:span></text:p>
      <text:p text:style-name="P202"><text:span text:style-name="Emphasis"><text:span text:style-name="T267">HTML &amp; CS</text:span></text:span><text:span text:style-name="Emphasis"><text:span text:style-name="T269">S –</text:span></text:span><text:span text:style-name="Emphasis"><text:span text:style-name="T267"> </text:span></text:span><text:span text:style-name="Emphasis"><text:span text:style-name="T269">Forms:</text:span></text:span></text:p>
      <text:p text:style-name="P202"><text:span text:style-name="Emphasis"><text:span text:style-name="T269"/></text:span></text:p>
      <text:p text:style-name="P216"><text:span text:style-name="Emphasis"><text:span text:style-name="T167">&lt;form action=”” method=”GET”&gt;&lt;/form&gt; - </text:span></text:span><text:span text:style-name="Emphasis"><text:span text:style-name="T235">Cria um formulário no html. Método get envia os dados através da URL, o método ou verbo POST envia as informações mais escondidas.</text:span></text:span></text:p>
      <text:p text:style-name="P216"><text:span text:style-name="Emphasis"><text:span text:style-name="T235"/></text:span></text:p>
      <text:p text:style-name="P216"><text:soft-page-break/><text:span text:style-name="Emphasis"><text:span text:style-name="T167">&lt;button type=”submit”&gt;&lt;/button&gt; - </text:span></text:span><text:span text:style-name="Emphasis"><text:span text:style-name="T235">Botão que envia as informações do </text:span></text:span><text:span text:style-name="Emphasis"><text:span text:style-name="T238">forms para um manipulador de formulários previamente especificado na action do forms.</text:span></text:span></text:p>
      <text:p text:style-name="P216"><text:span text:style-name="Emphasis"><text:span text:style-name="T235"/></text:span></text:p>
      <text:p text:style-name="P217"><text:span text:style-name="Emphasis"><text:span text:style-name="T236">&lt;</text:span></text:span><text:span text:style-name="Emphasis"><text:span text:style-name="T168">label for=””&gt;&lt;/label&gt; - </text:span></text:span><text:span text:style-name="Emphasis"><text:span text:style-name="T236">Uma etiqueta comumente atrelada ao input. Para criar um vínculo é necessário colocar o ID do input dentro do “for”. </text:span></text:span><text:span text:style-name="Emphasis"><text:span text:style-name="T237">Ao colocar uma label encapsulando o input, ao clicar no nome os checkbox ou radio buttons são marcados.</text:span></text:span></text:p>
      <text:p text:style-name="P217"><text:span text:style-name="Emphasis"><text:span text:style-name="T236"/></text:span></text:p>
      <text:p text:style-name="P217"><text:span text:style-name="Emphasis"><text:span text:style-name="T236">&lt;</text:span></text:span><text:span text:style-name="Emphasis"><text:span text:style-name="T168">textarea cols=”30” rows=”10”&gt;&lt;/textarea&gt; - </text:span></text:span><text:span text:style-name="Emphasis"><text:span text:style-name="T236">Campo onde é possível digitar mais livremente. Cols são a quantidade de colunas e Rows a quantidade de linhas.</text:span></text:span></text:p>
      <text:p text:style-name="P217"><text:span text:style-name="Emphasis"><text:span text:style-name="T236"/></text:span></text:p>
      <text:p text:style-name="P218"><text:span text:style-name="Emphasis"><text:span text:style-name="T169">&lt;select&gt;&lt;/select&gt; - </text:span></text:span><text:span text:style-name="Emphasis"><text:span text:style-name="T237">Cria uma drop-down list.</text:span></text:span></text:p>
      <text:p text:style-name="P218"><text:span text:style-name="Emphasis"><text:span text:style-name="T237"/></text:span></text:p>
      <text:p text:style-name="P218"><text:span text:style-name="Emphasis"><text:span text:style-name="T169">&lt;option&gt;Opção&lt;/option&gt; - </text:span></text:span><text:span text:style-name="Emphasis"><text:span text:style-name="T237">Cria uma opção de escolha dentro da drop-down list.</text:span></text:span></text:p>
      <text:p text:style-name="P218"><text:span text:style-name="Emphasis"><text:span text:style-name="T169"/></text:span></text:p>
      <text:p text:style-name="P216"><text:span text:style-name="Emphasis"><text:span text:style-name="T312">Aprofundamento sobre o Input:</text:span></text:span></text:p>
      <text:p text:style-name="P216"><text:span text:style-name="Emphasis"><text:span text:style-name="T167"/></text:span></text:p>
      <text:p text:style-name="P216"><text:span text:style-name="Emphasis"><text:span text:style-name="T167">type=”text’ – </text:span></text:span><text:span text:style-name="Emphasis"><text:span text:style-name="T235">Recebe um texto digitado pelo usuário.</text:span></text:span></text:p>
      <text:p text:style-name="P216"><text:span text:style-name="Emphasis"><text:span text:style-name="T235"/></text:span></text:p>
      <text:p text:style-name="P216"><text:span text:style-name="Emphasis"><text:span text:style-name="T167">placeholder=”Digite aqui” - </text:span></text:span><text:span text:style-name="Emphasis"><text:span text:style-name="T235">Dica do que o usuário deve digitar.</text:span></text:span></text:p>
      <text:p text:style-name="P216"><text:span text:style-name="Emphasis"><text:span text:style-name="T235"/></text:span></text:p>
      <text:p text:style-name="P216"><text:span text:style-name="Emphasis"><text:span text:style-name="T167">required – </text:span></text:span><text:span text:style-name="Emphasis"><text:span text:style-name="T235">Faz com que o campo seja obrigatório.</text:span></text:span></text:p>
      <text:p text:style-name="P216"><text:span text:style-name="Emphasis"><text:span text:style-name="T235"/></text:span></text:p>
      <text:p text:style-name="P216"><text:span text:style-name="Emphasis"><text:span text:style-name="T167">value=”” - </text:span></text:span><text:span text:style-name="Emphasis"><text:span text:style-name="T235">Faz com que o campo já venha preenchido com alguma informação </text:span></text:span><text:span text:style-name="Emphasis"><text:span text:style-name="T236">caso seja do tipo texto</text:span></text:span><text:span text:style-name="Emphasis"><text:span text:style-name="T235">. </text:span></text:span><text:span text:style-name="Emphasis"><text:span text:style-name="T236">Retorna o valor como informação caso seja do tipo checkbox.</text:span></text:span></text:p>
      <text:p text:style-name="P216"><text:span text:style-name="Emphasis"><text:span text:style-name="T235"/></text:span></text:p>
      <text:p text:style-name="P217"><text:span text:style-name="Emphasis"><text:span text:style-name="T168">name=”” - </text:span></text:span><text:span text:style-name="Emphasis"><text:span text:style-name="T236">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217"><text:span text:style-name="Emphasis"><text:span text:style-name="T236"/></text:span></text:p>
      <text:p text:style-name="P217"><text:span text:style-name="Emphasis"><text:span text:style-name="T168">type=”checkbox” – </text:span></text:span><text:span text:style-name="Emphasis"><text:span text:style-name="T236">Cria um checkbox </text:span></text:span><text:span text:style-name="Emphasis"><text:span text:style-name="T238">que permite escolha de mais de uma opção.</text:span></text:span></text:p>
      <text:p text:style-name="P217"><text:span text:style-name="Emphasis"><text:span text:style-name="T236"/></text:span></text:p>
      <text:p text:style-name="P217"><text:span text:style-name="Emphasis"><text:span text:style-name="T168">checked – </text:span></text:span><text:span text:style-name="Emphasis"><text:span text:style-name="T236">Quando for necessário que o checkbox venha marcado.</text:span></text:span></text:p>
      <text:p text:style-name="P217"><text:span text:style-name="Emphasis"><text:span text:style-name="T236"/></text:span></text:p>
      <text:p text:style-name="P217"><text:span text:style-name="Emphasis"><text:span text:style-name="T168">type=”radio” – </text:span></text:span><text:span text:style-name="Emphasis"><text:span text:style-name="T236">Cria um radio button (botão circular) </text:span></text:span><text:span text:style-name="Emphasis"><text:span text:style-name="T238">que permite apenas uma seleção</text:span></text:span><text:span text:style-name="Emphasis"><text:span text:style-name="T236">.</text:span></text:span></text:p>
      <text:p text:style-name="P217"><text:span text:style-name="Emphasis"><text:span text:style-name="T236"/></text:span></text:p>
      <text:p text:style-name="P218"><text:span text:style-name="Emphasis"><text:span text:style-name="T169">type=”password” – </text:span></text:span><text:span text:style-name="Emphasis"><text:span text:style-name="T237">Cria um input de senha que esconde o que o usuário está digitando.</text:span></text:span></text:p>
      <text:p text:style-name="P218"><text:span text:style-name="Emphasis"><text:span text:style-name="T237"/></text:span></text:p>
      <text:p text:style-name="P218"><text:span text:style-name="Emphasis"><text:span text:style-name="T169">type=”file” – </text:span></text:span><text:span text:style-name="Emphasis"><text:span text:style-name="T237">Cria um input que recebe arquivos do usuário. </text:span></text:span><text:span text:style-name="Emphasis"><text:span text:style-name="T169">IMPORTANTE: </text:span></text:span><text:span text:style-name="Emphasis"><text:span text:style-name="T237">Quando for utilizado o método “POST” é necessário adicionar como atributo na tag “form” </text:span></text:span><text:span text:style-name="Emphasis"><text:span text:style-name="T169">enctype=”multipart/form-data” </text:span></text:span><text:span text:style-name="Emphasis"><text:span text:style-name="T237">para informar que a submissão de dados não é apenas de texto.</text:span></text:span></text:p>
      <text:p text:style-name="P218"><text:span text:style-name="Emphasis"><text:span text:style-name="T237"/></text:span></text:p>
      <text:p text:style-name="P221">Mais alguns types de input:</text:p>
      <text:p text:style-name="P218"><text:span text:style-name="T320"/></text:p>
      <text:p text:style-name="Standard"><text:span text:style-name="Source_20_Text"><text:span text:style-name="T307">color</text:span></text:span><text:span text:style-name="T320">: campos de entrada que devem conter uma cor para selecionar;</text:span></text:p>
      <text:p text:style-name="Standard"><text:span text:style-name="T320"/></text:p>
      <text:p text:style-name="Standard"><text:span text:style-name="Source_20_Text"><text:span text:style-name="T307">date</text:span></text:span><text:span text:style-name="T320">: campos de entrada que devem conter uma data;</text:span></text:p>
      <text:p text:style-name="Standard"><text:span text:style-name="T320"/></text:p>
      <text:p text:style-name="Standard"><text:span text:style-name="Source_20_Text"><text:span text:style-name="T307">datetime-local</text:span></text:span><text:span text:style-name="T320">: campo de entrada de data e hora, sem fuso horário;</text:span></text:p>
      <text:p text:style-name="Standard"><text:span text:style-name="T320"/></text:p>
      <text:p text:style-name="Standard"><text:span text:style-name="Source_20_Text"><text:span text:style-name="T307">email</text:span></text:span><text:span text:style-name="T320">: campos de entrada que devem conter um endereço de e-mail;</text:span></text:p>
      <text:p text:style-name="Standard"><text:span text:style-name="T320"/></text:p>
      <text:p text:style-name="Standard"><text:span text:style-name="Source_20_Text"><text:span text:style-name="T307">month</text:span></text:span><text:span text:style-name="T320">: permite ao usuário selecionar um mês e ano;</text:span></text:p>
      <text:p text:style-name="Standard"><text:soft-page-break/><text:span text:style-name="T320"/></text:p>
      <text:p text:style-name="Standard"><text:span text:style-name="Source_20_Text"><text:span text:style-name="T307">number</text:span></text:span><text:span text:style-name="T320">: define um campo de entrada numérico;</text:span></text:p>
      <text:p text:style-name="Standard"><text:span text:style-name="T320"/></text:p>
      <text:p text:style-name="Standard"><text:span text:style-name="Source_20_Text"><text:span text:style-name="T307">range</text:span></text:span><text:span text:style-name="T320">: define um controle para inserir um número (como um controle deslizante). Intervalo padrão é de 0 a 100;</text:span></text:p>
      <text:p text:style-name="Standard"><text:span text:style-name="T320"/></text:p>
      <text:p text:style-name="Standard"><text:span text:style-name="Source_20_Text"><text:span text:style-name="T307">reset</text:span></text:span><text:span text:style-name="T320">: redefinirá todos os valores do formulário para seus valores padrão;</text:span></text:p>
      <text:p text:style-name="Standard"><text:span text:style-name="T320"/></text:p>
      <text:p text:style-name="Standard"><text:span text:style-name="Source_20_Text"><text:span text:style-name="T307">search</text:span></text:span><text:span text:style-name="T307">:</text:span><text:span text:style-name="T320"> usado para campos de pesquisa;</text:span></text:p>
      <text:p text:style-name="Standard"><text:span text:style-name="T320"/></text:p>
      <text:p text:style-name="Standard"><text:span text:style-name="Source_20_Text"><text:span text:style-name="T307">tel</text:span></text:span><text:span text:style-name="T320">: campos de entrada que devem conter um número de telefone;</text:span></text:p>
      <text:p text:style-name="Standard"><text:span text:style-name="T320"/></text:p>
      <text:p text:style-name="Standard"><text:span text:style-name="Source_20_Text"><text:span text:style-name="T307">time</text:span></text:span><text:span text:style-name="T320">: permite que o usuário selecione um horário (sem fuso horário);</text:span></text:p>
      <text:p text:style-name="Standard"><text:span text:style-name="T320"/></text:p>
      <text:p text:style-name="Standard"><text:span text:style-name="Source_20_Text"><text:span text:style-name="T307">url</text:span></text:span><text:span text:style-name="T320">: campos de entrada que devem conter um endereço URL;</text:span></text:p>
      <text:p text:style-name="Standard"><text:span text:style-name="T320"/></text:p>
      <text:p text:style-name="Standard"><text:span text:style-name="Source_20_Text"><text:span text:style-name="T307">week</text:span></text:span><text:span text:style-name="T320">: permite ao usuário selecionar uma semana e um ano.</text:span></text:p>
      <text:p text:style-name="P220"/>
      <text:p text:style-name="P222"><text:span text:style-name="Emphasis"><text:span text:style-name="T322">Mais alguns atributos pro input:</text:span></text:span></text:p>
      <text:p text:style-name="P222"><text:span text:style-name="Emphasis"><text:span text:style-name="T320"/></text:span></text:p>
      <text:p text:style-name="Standard"><text:span text:style-name="Source_20_Text"><text:span text:style-name="T307">readonly</text:span></text:span><text:span text:style-name="T320">: especifica que um campo de entrada é somente leitura;</text:span></text:p>
      <text:p text:style-name="Standard"><text:span text:style-name="T320"/></text:p>
      <text:p text:style-name="Standard"><text:span text:style-name="Source_20_Text"><text:span text:style-name="T307">disabled</text:span></text:span><text:span text:style-name="T320">: especifica que um campo de entrada deve ser desativado;</text:span></text:p>
      <text:p text:style-name="Standard"><text:span text:style-name="T320"/></text:p>
      <text:p text:style-name="Standard"><text:span text:style-name="Source_20_Text"><text:span text:style-name="T307">size</text:span></text:span><text:span text:style-name="T320">: especifica a largura visível, em caracteres, de um campo de entrada;</text:span></text:p>
      <text:p text:style-name="Standard"><text:span text:style-name="T320"/></text:p>
      <text:p text:style-name="Standard"><text:span text:style-name="Source_20_Text"><text:span text:style-name="T307">maxlength</text:span></text:span><text:span text:style-name="T320">: especifica o número máximo de caracteres permitidos em um campo de entrada;</text:span></text:p>
      <text:p text:style-name="Standard"><text:span text:style-name="T320"/></text:p>
      <text:p text:style-name="Standard"><text:span text:style-name="Source_20_Text"><text:span text:style-name="T307">min</text:span></text:span><text:span text:style-name="Source_20_Text"><text:span text:style-name="T320"> </text:span></text:span><text:span text:style-name="T320">e </text:span><text:span text:style-name="Source_20_Text"><text:span text:style-name="T307">max</text:span></text:span><text:span text:style-name="T320">: especificam os valores mínimo e máximo para um campo de entrada;</text:span></text:p>
      <text:p text:style-name="Standard"><text:span text:style-name="T320"/></text:p>
      <text:p text:style-name="Standard"><text:span text:style-name="Source_20_Text"><text:span text:style-name="T307">multiple</text:span></text:span><text:span text:style-name="T320">: especifica que o usuário tem permissão para inserir mais de um valor em um campo de entrada;</text:span></text:p>
      <text:p text:style-name="Standard"><text:span text:style-name="T320"/></text:p>
      <text:p text:style-name="Standard"><text:span text:style-name="Source_20_Text"><text:span text:style-name="T307">pattern</text:span></text:span><text:span text:style-name="T320">: especifica uma expressão regular em relação à qual o valor do campo de entrada é verificado;</text:span></text:p>
      <text:p text:style-name="Standard"><text:span text:style-name="T320"/></text:p>
      <text:p text:style-name="Standard"><text:span text:style-name="Source_20_Text"><text:span text:style-name="T307">step</text:span></text:span><text:span text:style-name="T320">: especifica os intervalos de números válidos para um campo de entrada;</text:span></text:p>
      <text:p text:style-name="Standard"><text:span text:style-name="T320"/></text:p>
      <text:p text:style-name="Standard"><text:span text:style-name="Source_20_Text"><text:span text:style-name="T307">autofocus</text:span></text:span><text:span text:style-name="T320">: especifica que um campo de entrada deve obter foco automaticamente quando a página é carregada;</text:span></text:p>
      <text:p text:style-name="Standard"><text:span text:style-name="T320"/></text:p>
      <text:p text:style-name="Standard"><text:span text:style-name="Source_20_Text"><text:span text:style-name="T307">height</text:span></text:span><text:span text:style-name="Source_20_Text"><text:span text:style-name="T320"> </text:span></text:span><text:span text:style-name="T320">e </text:span><text:span text:style-name="Source_20_Text"><text:span text:style-name="T307">width</text:span></text:span><text:span text:style-name="T320">: especificam a altura e a largura de um elemento;</text:span></text:p>
      <text:p text:style-name="Standard"><text:span text:style-name="T320"/></text:p>
      <text:p text:style-name="Standard"><text:span text:style-name="Source_20_Text"><text:span text:style-name="T307">autocomplete</text:span></text:span><text:span text:style-name="T320">: especifica se um campo de entrada deve ter o preenchimento automático ativado ou desativado.</text:span></text:p>
      <text:p text:style-name="Standard"><text:span text:style-name="Emphasis"><text:span text:style-name="T320"/></text:span></text:p>
      <text:p text:style-name="P219"><text:span text:style-name="Emphasis"><text:span text:style-name="T171">event.</text:span></text:span><text:span text:style-name="Emphasis"><text:span text:style-name="T170">preventDefault() - </text:span></text:span><text:span text:style-name="Emphasis"><text:span text:style-name="T239">Retira o comportamento padrão de um elemento.</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18T10:08:33.790155973</dc:date>
    <meta:editing-duration>P2DT18H41M19S</meta:editing-duration>
    <meta:editing-cycles>124</meta:editing-cycles>
    <meta:generator>LibreOffice/6.4.7.2$Linux_X86_64 LibreOffice_project/40$Build-2</meta:generator>
    <meta:document-statistic meta:table-count="0" meta:image-count="7" meta:object-count="0" meta:page-count="24" meta:paragraph-count="482" meta:word-count="6213" meta:character-count="39455" meta:non-whitespace-character-count="33492"/>
  </office:meta>
</office:document-meta>
</file>